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7083in" text:min-label-width="0.25in" text:list-level-position-and-space-mode="label-alignment">
          <style:list-level-label-alignment text:label-followed-by="listtab" fo:margin-left="0.9583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2083in" text:min-label-width="0.25in" text:list-level-position-and-space-mode="label-alignment">
          <style:list-level-label-alignment text:label-followed-by="listtab" fo:margin-left="1.458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083in" text:min-label-width="0.25in" text:list-level-position-and-space-mode="label-alignment">
          <style:list-level-label-alignment text:label-followed-by="listtab" fo:margin-left="1.958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083in" text:min-label-width="0.25in" text:list-level-position-and-space-mode="label-alignment">
          <style:list-level-label-alignment text:label-followed-by="listtab" fo:margin-left="2.458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083in" text:min-label-width="0.25in" text:list-level-position-and-space-mode="label-alignment">
          <style:list-level-label-alignment text:label-followed-by="listtab" fo:margin-left="2.958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083in" text:min-label-width="0.25in" text:list-level-position-and-space-mode="label-alignment">
          <style:list-level-label-alignment text:label-followed-by="listtab" fo:margin-left="3.458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083in" text:min-label-width="0.25in" text:list-level-position-and-space-mode="label-alignment">
          <style:list-level-label-alignment text:label-followed-by="listtab" fo:margin-left="3.958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083in" text:min-label-width="0.25in" text:list-level-position-and-space-mode="label-alignment">
          <style:list-level-label-alignment text:label-followed-by="listtab" fo:margin-left="4.458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083in" text:min-label-width="0.25in" text:list-level-position-and-space-mode="label-alignment">
          <style:list-level-label-alignment text:label-followed-by="listtab" fo:margin-left="4.9583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font-size="14pt" style:font-size-asian="14pt" style:font-size-complex="14pt" fo:language="en" fo:country="US"/>
    </style:style>
    <style:style style:name="P2" style:parent-style-name="Normal" style:family="paragraph">
      <style:text-properties style:font-name="Times New Roman" fo:font-size="14pt" style:font-size-asian="14pt" style:font-size-complex="14pt" fo:language="en" fo:country="US"/>
    </style:style>
    <style:style style:name="P3" style:parent-style-name="Normal" style:family="paragraph">
      <style:text-properties style:font-name="Times New Roman" fo:font-size="12pt" style:font-size-asian="12pt" style:font-size-complex="12pt"/>
    </style:style>
    <style:style style:name="P4" style:parent-style-name="Fărăspaiere" style:family="paragraph">
      <style:text-properties style:font-name="Times New Roman" fo:font-size="12pt" style:font-size-asian="12pt" style:font-size-complex="12pt" fo:language="fr" fo:country="FR"/>
    </style:style>
    <style:style style:name="P5" style:parent-style-name="Fărăspaiere" style:family="paragraph">
      <style:paragraph-properties fo:text-indent="0.4916in"/>
      <style:text-properties style:font-name="Times New Roman" fo:font-weight="normal" style:font-weight-asian="normal" style:font-weight-complex="bold" fo:font-size="12pt" style:font-size-asian="12pt" style:font-size-complex="12pt" fo:language="fr" fo:country="FR"/>
    </style:style>
    <style:style style:name="P6" style:parent-style-name="Fărăspaiere" style:family="paragraph">
      <style:paragraph-properties fo:text-indent="0.4916in"/>
      <style:text-properties style:font-name="Times New Roman" fo:font-weight="normal" style:font-weight-asian="normal" style:font-weight-complex="bold" fo:font-size="12pt" style:font-size-asian="12pt" style:font-size-complex="12pt" fo:language="fr" fo:country="FR"/>
    </style:style>
    <style:style style:name="P7" style:parent-style-name="Fărăspaiere" style:family="paragraph">
      <style:text-properties style:font-name="Times New Roman" fo:font-size="12pt" style:font-size-asian="12pt" style:font-size-complex="12pt" fo:language="fr" fo:country="FR"/>
    </style:style>
    <style:style style:name="P8" style:parent-style-name="Fărăspaiere" style:family="paragraph">
      <style:paragraph-properties fo:text-indent="0.4916in"/>
      <style:text-properties style:font-name="Times New Roman" fo:font-weight="normal" style:font-weight-asian="normal" style:font-weight-complex="bold" fo:font-size="12pt" style:font-size-asian="12pt" style:font-size-complex="12pt" fo:language="fr" fo:country="FR"/>
    </style:style>
    <style:style style:name="P9" style:parent-style-name="Fărăspaiere" style:family="paragraph">
      <style:paragraph-properties fo:text-indent="0.4916in"/>
      <style:text-properties style:font-name="Times New Roman" fo:font-weight="normal" style:font-weight-asian="normal" style:font-weight-complex="bold" fo:font-size="12pt" style:font-size-asian="12pt" style:font-size-complex="12pt" fo:language="fr" fo:country="FR"/>
    </style:style>
    <style:style style:name="P10" style:parent-style-name="Fărăspaiere" style:family="paragraph">
      <style:paragraph-properties fo:text-indent="0.4916in"/>
      <style:text-properties style:font-name="Times New Roman" fo:font-weight="normal" style:font-weight-asian="normal" style:font-weight-complex="bold" fo:font-size="12pt" style:font-size-asian="12pt" style:font-size-complex="12pt" fo:language="fr" fo:country="FR"/>
    </style:style>
    <style:style style:name="P11" style:parent-style-name="Fărăspaiere" style:family="paragraph">
      <style:text-properties style:font-name="Times New Roman" fo:font-size="12pt" style:font-size-asian="12pt" style:font-size-complex="12pt" fo:language="fr" fo:country="FR"/>
    </style:style>
    <style:style style:name="P12" style:parent-style-name="Fărăspaiere" style:family="paragraph">
      <style:paragraph-properties fo:text-indent="0.4916in"/>
      <style:text-properties style:font-name="Times New Roman" fo:font-weight="normal" style:font-weight-asian="normal" style:font-weight-complex="bold" fo:font-size="12pt" style:font-size-asian="12pt" style:font-size-complex="12pt" fo:language="fr" fo:country="FR"/>
    </style:style>
    <style:style style:name="P13" style:parent-style-name="Fărăspaiere" style:family="paragraph">
      <style:paragraph-properties fo:text-indent="0.4916in"/>
      <style:text-properties style:font-name="Times New Roman" fo:font-weight="normal" style:font-weight-asian="normal" style:font-weight-complex="bold" fo:font-size="12pt" style:font-size-asian="12pt" style:font-size-complex="12pt" fo:language="fr" fo:country="FR"/>
    </style:style>
    <style:style style:name="P14" style:parent-style-name="Fărăspaiere" style:family="paragraph">
      <style:paragraph-properties fo:text-indent="0.4916in"/>
      <style:text-properties style:font-name="Times New Roman" fo:font-weight="normal" style:font-weight-asian="normal" style:font-weight-complex="bold" fo:font-size="12pt" style:font-size-asian="12pt" style:font-size-complex="12pt" fo:language="fr" fo:country="FR"/>
    </style:style>
    <style:style style:name="P15" style:parent-style-name="Fărăspaiere" style:family="paragraph">
      <style:text-properties style:font-name="Times New Roman" fo:font-size="12pt" style:font-size-asian="12pt" style:font-size-complex="12pt" fo:language="fr" fo:country="FR"/>
    </style:style>
    <style:style style:name="P16" style:parent-style-name="Fărăspaiere" style:family="paragraph">
      <style:paragraph-properties fo:text-indent="0.4916in"/>
      <style:text-properties style:font-name="Times New Roman" fo:font-weight="normal" style:font-weight-asian="normal" style:font-weight-complex="bold" fo:font-size="12pt" style:font-size-asian="12pt" style:font-size-complex="12pt" fo:language="fr" fo:country="FR"/>
    </style:style>
    <style:style style:name="P17" style:parent-style-name="Fărăspaiere" style:family="paragraph">
      <style:paragraph-properties fo:text-indent="0.4916in"/>
      <style:text-properties style:font-name="Times New Roman" fo:font-weight="normal" style:font-weight-asian="normal" style:font-weight-complex="bold" fo:font-size="12pt" style:font-size-asian="12pt" style:font-size-complex="12pt" fo:language="fr" fo:country="FR"/>
    </style:style>
    <style:style style:name="P18" style:parent-style-name="Fărăspaiere" style:family="paragraph">
      <style:paragraph-properties fo:text-indent="0.4916in"/>
      <style:text-properties style:font-name="Times New Roman" fo:font-weight="normal" style:font-weight-asian="normal" style:font-weight-complex="bold" fo:font-size="12pt" style:font-size-asian="12pt" style:font-size-complex="12pt" fo:language="fr" fo:country="FR"/>
    </style:style>
    <style:style style:name="T19" style:parent-style-name="Fontdeparagrafimplicit" style:family="text">
      <style:text-properties style:font-name="Times New Roman" fo:font-weight="normal" style:font-weight-asian="normal" style:font-weight-complex="bold" fo:font-size="12pt" style:font-size-asian="12pt" style:font-size-complex="12pt" fo:language="fr" fo:country="FR"/>
    </style:style>
    <style:style style:name="T20" style:parent-style-name="Fontdeparagrafimplicit" style:family="text">
      <style:text-properties style:font-name="Times New Roman" fo:font-size="12pt" style:font-size-asian="12pt" style:font-size-complex="12pt" fo:language="fr" fo:country="FR"/>
    </style:style>
    <style:style style:name="P21" style:parent-style-name="Fărăspaiere" style:family="paragraph">
      <style:paragraph-properties fo:text-indent="0.4916in"/>
      <style:text-properties style:font-name="Times New Roman" fo:font-weight="normal" style:font-weight-asian="normal" style:font-weight-complex="bold" fo:font-size="12pt" style:font-size-asian="12pt" style:font-size-complex="12pt" fo:language="fr" fo:country="FR"/>
    </style:style>
    <style:style style:name="P22" style:parent-style-name="Fărăspaiere" style:family="paragraph">
      <style:paragraph-properties fo:text-indent="0.4916in"/>
      <style:text-properties style:font-name="Times New Roman" fo:font-weight="normal" style:font-weight-asian="normal" style:font-weight-complex="bold" fo:font-size="12pt" style:font-size-asian="12pt" style:font-size-complex="12pt" fo:language="fr" fo:country="FR"/>
    </style:style>
    <style:style style:name="P23" style:parent-style-name="Fărăspaiere" style:family="paragraph">
      <style:text-properties style:font-name="Times New Roman" fo:font-size="12pt" style:font-size-asian="12pt" style:font-size-complex="12pt" fo:language="fr" fo:country="FR"/>
    </style:style>
    <style:style style:name="P24" style:parent-style-name="Fărăspaiere" style:family="paragraph">
      <style:paragraph-properties fo:text-indent="0.4916in"/>
    </style:style>
    <style:style style:name="T25" style:parent-style-name="Fontdeparagrafimplicit" style:family="text">
      <style:text-properties style:font-name="Times New Roman" fo:font-weight="normal" style:font-weight-asian="normal" style:font-weight-complex="bold" fo:font-size="12pt" style:font-size-asian="12pt" style:font-size-complex="12pt" fo:language="fr" fo:country="FR"/>
    </style:style>
    <style:style style:name="P26" style:parent-style-name="Normal" style:family="paragraph">
      <style:text-properties style:font-name="Times New Roman" fo:font-size="12pt" style:font-size-asian="12pt" style:font-size-complex="12pt"/>
    </style:style>
    <style:style style:name="P27" style:parent-style-name="Normal" style:family="paragraph">
      <style:text-properties style:font-name="Times New Roman" fo:font-size="12pt" style:font-size-asian="12pt" style:font-size-complex="12pt"/>
    </style:style>
    <style:style style:name="TableColumn29" style:family="table-column">
      <style:table-column-properties style:column-width="0.9812in"/>
    </style:style>
    <style:style style:name="TableColumn30" style:family="table-column">
      <style:table-column-properties style:column-width="3.2138in"/>
    </style:style>
    <style:style style:name="TableColumn31" style:family="table-column">
      <style:table-column-properties style:column-width="2.0979in"/>
    </style:style>
    <style:style style:name="Table28" style:family="table">
      <style:table-properties style:width="6.293in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53" style:parent-style-name="Normal" style:family="paragraph">
      <style:text-properties style:font-name="Times New Roman" fo:font-size="12pt" style:font-size-asian="12pt" style:font-size-complex="12pt"/>
    </style:style>
    <style:style style:name="P54" style:parent-style-name="Normal" style:family="paragraph">
      <style:text-properties style:font-name="Times New Roman" fo:font-size="12pt" style:font-size-asian="12pt" style:font-size-complex="12pt"/>
    </style:style>
    <style:style style:name="P55" style:parent-style-name="Listăparagraf" style:list-style-name="LFO1" style:family="paragraph">
      <style:text-properties style:font-name="Times New Roman" fo:font-size="12pt" style:font-size-asian="12pt" style:font-size-complex="12pt"/>
    </style:style>
    <style:style style:name="P56" style:parent-style-name="Listăparagraf" style:list-style-name="LFO1" style:family="paragraph">
      <style:text-properties style:font-name="Times New Roman" fo:font-size="12pt" style:font-size-asian="12pt" style:font-size-complex="12pt"/>
    </style:style>
    <style:style style:name="P57" style:parent-style-name="Listăparagraf" style:list-style-name="LFO1" style:family="paragraph">
      <style:text-properties style:font-name="Times New Roman" fo:font-size="12pt" style:font-size-asian="12pt" style:font-size-complex="12pt"/>
    </style:style>
    <style:style style:name="P58" style:parent-style-name="Listăparagraf" style:list-style-name="LFO1" style:family="paragraph">
      <style:text-properties style:font-name="Times New Roman" fo:font-size="12pt" style:font-size-asian="12pt" style:font-size-complex="12pt"/>
    </style:style>
    <style:style style:name="P59" style:parent-style-name="Listăparagraf" style:list-style-name="LFO1" style:family="paragraph">
      <style:text-properties style:font-name="Times New Roman" fo:font-size="12pt" style:font-size-asian="12pt" style:font-size-complex="12pt"/>
    </style:style>
    <style:style style:name="P60" style:parent-style-name="Listăparagraf" style:list-style-name="LFO1" style:family="paragraph">
      <style:text-properties style:font-name="Times New Roman" fo:font-size="12pt" style:font-size-asian="12pt" style:font-size-complex="12pt"/>
    </style:style>
    <style:style style:name="P61" style:parent-style-name="Listăparagraf" style:list-style-name="LFO1" style:family="paragraph">
      <style:text-properties style:font-name="Times New Roman" fo:font-size="12pt" style:font-size-asian="12pt" style:font-size-complex="12pt"/>
    </style:style>
    <style:style style:name="P62" style:parent-style-name="Listăparagraf" style:list-style-name="LFO1" style:family="paragraph">
      <style:text-properties style:font-name="Times New Roman" fo:font-size="12pt" style:font-size-asian="12pt" style:font-size-complex="12pt"/>
    </style:style>
    <style:style style:name="P63" style:parent-style-name="Listăparagraf" style:list-style-name="LFO1" style:family="paragraph">
      <style:text-properties style:font-name="Times New Roman" fo:font-size="12pt" style:font-size-asian="12pt" style:font-size-complex="12pt"/>
    </style:style>
    <style:style style:name="P64" style:parent-style-name="Listăparagraf" style:list-style-name="LFO1" style:family="paragraph">
      <style:text-properties style:font-name="Times New Roman" fo:font-size="12pt" style:font-size-asian="12pt" style:font-size-complex="12pt"/>
    </style:style>
    <style:style style:name="P65" style:parent-style-name="Listăparagraf" style:list-style-name="LFO1" style:family="paragraph">
      <style:text-properties style:font-name="Times New Roman" fo:font-size="12pt" style:font-size-asian="12pt" style:font-size-complex="12pt"/>
    </style:style>
    <style:style style:name="P66" style:parent-style-name="Listăparagraf" style:list-style-name="LFO1" style:family="paragraph">
      <style:text-properties style:font-name="Times New Roman" fo:font-size="12pt" style:font-size-asian="12pt" style:font-size-complex="12pt"/>
    </style:style>
    <style:style style:name="P67" style:parent-style-name="Listăparagraf" style:list-style-name="LFO1" style:family="paragraph">
      <style:text-properties style:font-name="Times New Roman" fo:font-size="12pt" style:font-size-asian="12pt" style:font-size-complex="12pt"/>
    </style:style>
    <style:style style:name="P68" style:parent-style-name="Listăparagraf" style:family="paragraph">
      <style:text-properties style:font-name="Times New Roman" fo:font-size="12pt" style:font-size-asian="12pt" style:font-size-complex="12pt"/>
    </style:style>
    <style:style style:name="P69" style:parent-style-name="Listăparagraf" style:family="paragraph">
      <style:text-properties style:font-name="Times New Roman" fo:font-size="12pt" style:font-size-asian="12pt" style:font-size-complex="12pt"/>
    </style:style>
    <style:style style:name="P70" style:parent-style-name="Listăparagraf" style:family="paragraph">
      <style:text-properties style:font-name="Times New Roman" fo:font-size="12pt" style:font-size-asian="12pt" style:font-size-complex="12pt"/>
    </style:style>
    <style:style style:name="P71" style:parent-style-name="Listăparagraf" style:family="paragraph">
      <style:text-properties style:font-name="Times New Roman" fo:font-size="12pt" style:font-size-asian="12pt" style:font-size-complex="12pt"/>
    </style:style>
    <style:style style:name="P72" style:parent-style-name="Listăparagraf" style:family="paragraph">
      <style:text-properties style:font-name="Times New Roman" fo:font-size="12pt" style:font-size-asian="12pt" style:font-size-complex="12pt"/>
    </style:style>
    <style:style style:name="P73" style:parent-style-name="Listăparagraf" style:family="paragraph">
      <style:text-properties style:font-name="Times New Roman" fo:font-size="12pt" style:font-size-asian="12pt" style:font-size-complex="12pt"/>
    </style:style>
    <style:style style:name="P74" style:parent-style-name="Listăparagraf" style:family="paragraph">
      <style:text-properties style:font-name="Times New Roman" fo:font-size="12pt" style:font-size-asian="12pt" style:font-size-complex="12pt"/>
    </style:style>
    <style:style style:name="P75" style:parent-style-name="Listăparagraf" style:family="paragraph">
      <style:text-properties style:font-name="Times New Roman" fo:font-size="12pt" style:font-size-asian="12pt" style:font-size-complex="12pt"/>
    </style:style>
    <style:style style:name="P76" style:parent-style-name="Listăparagraf" style:family="paragraph">
      <style:text-properties style:font-name="Times New Roman" fo:font-size="12pt" style:font-size-asian="12pt" style:font-size-complex="12pt"/>
    </style:style>
    <style:style style:name="P77" style:parent-style-name="Listăparagraf" style:family="paragraph">
      <style:text-properties style:font-name="Times New Roman" fo:font-size="12pt" style:font-size-asian="12pt" style:font-size-complex="12pt"/>
    </style:style>
    <style:style style:name="P78" style:parent-style-name="Listăparagraf" style:family="paragraph">
      <style:text-properties style:font-name="Times New Roman" fo:font-size="12pt" style:font-size-asian="12pt" style:font-size-complex="12pt"/>
    </style:style>
    <style:style style:name="P79" style:parent-style-name="Listăparagraf" style:family="paragraph">
      <style:text-properties style:font-name="Times New Roman" fo:font-size="12pt" style:font-size-asian="12pt" style:font-size-complex="12pt"/>
    </style:style>
    <style:style style:name="P80" style:parent-style-name="Listăparagraf" style:family="paragraph">
      <style:text-properties style:font-name="Times New Roman" fo:font-size="12pt" style:font-size-asian="12pt" style:font-size-complex="12pt"/>
    </style:style>
    <style:style style:name="P81" style:parent-style-name="Listăparagraf" style:family="paragraph">
      <style:text-properties style:font-name="Times New Roman" fo:font-size="12pt" style:font-size-asian="12pt" style:font-size-complex="12pt"/>
    </style:style>
    <style:style style:name="P82" style:parent-style-name="Listăparagraf" style:family="paragraph">
      <style:text-properties style:font-name="Times New Roman" fo:font-size="12pt" style:font-size-asian="12pt" style:font-size-complex="12pt"/>
    </style:style>
    <style:style style:name="P83" style:parent-style-name="Listăparagraf" style:family="paragraph">
      <style:text-properties style:font-name="Times New Roman" fo:font-size="12pt" style:font-size-asian="12pt" style:font-size-complex="12pt"/>
    </style:style>
    <style:style style:name="P84" style:parent-style-name="Listăparagraf" style:family="paragraph">
      <style:text-properties style:font-name="Times New Roman" fo:font-size="12pt" style:font-size-asian="12pt" style:font-size-complex="12pt"/>
    </style:style>
    <style:style style:name="P85" style:parent-style-name="Listăparagraf" style:family="paragraph">
      <style:text-properties style:font-name="Times New Roman" fo:font-size="12pt" style:font-size-asian="12pt" style:font-size-complex="12pt"/>
    </style:style>
    <style:style style:name="P86" style:parent-style-name="Listăparagraf" style:family="paragraph">
      <style:text-properties style:font-name="Times New Roman" fo:font-size="12pt" style:font-size-asian="12pt" style:font-size-complex="12pt"/>
    </style:style>
    <style:style style:name="P87" style:parent-style-name="Listăparagraf" style:family="paragraph">
      <style:text-properties style:font-name="Times New Roman" fo:font-size="12pt" style:font-size-asian="12pt" style:font-size-complex="12pt"/>
    </style:style>
    <style:style style:name="P88" style:parent-style-name="Listăparagraf" style:family="paragraph">
      <style:text-properties style:font-name="Times New Roman" fo:font-size="12pt" style:font-size-asian="12pt" style:font-size-complex="12pt"/>
    </style:style>
    <style:style style:name="P89" style:parent-style-name="Listăparagraf" style:family="paragraph">
      <style:text-properties style:font-name="Times New Roman" fo:font-size="12pt" style:font-size-asian="12pt" style:font-size-complex="12pt"/>
    </style:style>
    <style:style style:name="P90" style:parent-style-name="Listăparagraf" style:family="paragraph">
      <style:text-properties style:font-name="Times New Roman" fo:font-size="12pt" style:font-size-asian="12pt" style:font-size-complex="12pt"/>
    </style:style>
    <style:style style:name="P91" style:parent-style-name="Listăparagraf" style:family="paragraph">
      <style:text-properties style:font-name="Times New Roman" fo:font-size="12pt" style:font-size-asian="12pt" style:font-size-complex="12pt"/>
    </style:style>
    <style:style style:name="P92" style:parent-style-name="Listăparagraf" style:family="paragraph">
      <style:text-properties style:font-name="Times New Roman" fo:font-size="12pt" style:font-size-asian="12pt" style:font-size-complex="12pt"/>
    </style:style>
    <style:style style:name="P93" style:parent-style-name="Listăparagraf" style:family="paragraph">
      <style:text-properties style:font-name="Times New Roman" fo:font-size="12pt" style:font-size-asian="12pt" style:font-size-complex="12pt"/>
    </style:style>
    <style:style style:name="P94" style:parent-style-name="Listăparagraf" style:family="paragraph">
      <style:text-properties style:font-name="Times New Roman" fo:font-size="12pt" style:font-size-asian="12pt" style:font-size-complex="12pt"/>
    </style:style>
    <style:style style:name="P95" style:parent-style-name="Listăparagraf" style:family="paragraph">
      <style:text-properties style:font-name="Times New Roman" fo:font-size="12pt" style:font-size-asian="12pt" style:font-size-complex="12pt"/>
    </style:style>
    <style:style style:name="P96" style:parent-style-name="Listăparagraf" style:family="paragraph">
      <style:text-properties style:font-name="Times New Roman" fo:font-size="12pt" style:font-size-asian="12pt" style:font-size-complex="12pt"/>
    </style:style>
    <style:style style:name="P97" style:parent-style-name="Listăparagraf" style:family="paragraph">
      <style:text-properties style:font-name="Times New Roman" fo:font-size="12pt" style:font-size-asian="12pt" style:font-size-complex="12pt"/>
    </style:style>
    <style:style style:name="P98" style:parent-style-name="Listăparagraf" style:family="paragraph">
      <style:text-properties style:font-name="Times New Roman" fo:font-size="12pt" style:font-size-asian="12pt" style:font-size-complex="12pt"/>
    </style:style>
    <style:style style:name="P99" style:parent-style-name="Listăparagraf" style:family="paragraph">
      <style:text-properties style:font-name="Times New Roman" fo:font-size="12pt" style:font-size-asian="12pt" style:font-size-complex="12pt"/>
    </style:style>
    <style:style style:name="P100" style:parent-style-name="Listăparagraf" style:family="paragraph">
      <style:text-properties style:font-name="Times New Roman" fo:font-size="12pt" style:font-size-asian="12pt" style:font-size-complex="12pt"/>
    </style:style>
    <style:style style:name="P101" style:parent-style-name="Listăparagraf" style:family="paragraph">
      <style:text-properties style:font-name="Times New Roman" fo:font-size="12pt" style:font-size-asian="12pt" style:font-size-complex="12pt"/>
    </style:style>
    <style:style style:name="P102" style:parent-style-name="Listăparagraf" style:family="paragraph">
      <style:text-properties style:font-name="Times New Roman" fo:font-size="12pt" style:font-size-asian="12pt" style:font-size-complex="12pt"/>
    </style:style>
    <style:style style:name="P103" style:parent-style-name="Listăparagraf" style:family="paragraph">
      <style:text-properties style:font-name="Times New Roman" fo:font-size="12pt" style:font-size-asian="12pt" style:font-size-complex="12pt"/>
    </style:style>
    <style:style style:name="P104" style:parent-style-name="Listăparagraf" style:family="paragraph">
      <style:text-properties style:font-name="Times New Roman" fo:font-size="12pt" style:font-size-asian="12pt" style:font-size-complex="12pt"/>
    </style:style>
    <style:style style:name="P105" style:parent-style-name="Listăparagraf" style:family="paragraph">
      <style:text-properties style:font-name="Times New Roman" fo:font-size="12pt" style:font-size-asian="12pt" style:font-size-complex="12pt"/>
    </style:style>
    <style:style style:name="P106" style:parent-style-name="Listăparagraf" style:family="paragraph">
      <style:text-properties style:font-name="Times New Roman" fo:font-size="12pt" style:font-size-asian="12pt" style:font-size-complex="12pt"/>
    </style:style>
    <style:style style:name="P107" style:parent-style-name="Listăparagraf" style:family="paragraph">
      <style:text-properties style:font-name="Times New Roman" fo:font-size="12pt" style:font-size-asian="12pt" style:font-size-complex="12pt"/>
    </style:style>
    <style:style style:name="P108" style:parent-style-name="Listăparagraf" style:family="paragraph">
      <style:text-properties style:font-name="Times New Roman" fo:font-size="12pt" style:font-size-asian="12pt" style:font-size-complex="12pt"/>
    </style:style>
    <style:style style:name="P109" style:parent-style-name="Listăparagraf" style:family="paragraph">
      <style:text-properties style:font-name="Times New Roman" fo:font-size="12pt" style:font-size-asian="12pt" style:font-size-complex="12pt"/>
    </style:style>
    <style:style style:name="P110" style:parent-style-name="Listăparagraf" style:family="paragraph">
      <style:text-properties style:font-name="Times New Roman" fo:font-size="12pt" style:font-size-asian="12pt" style:font-size-complex="12pt"/>
    </style:style>
    <style:style style:name="P111" style:parent-style-name="Listăparagraf" style:family="paragraph">
      <style:text-properties style:font-name="Times New Roman" fo:font-size="12pt" style:font-size-asian="12pt" style:font-size-complex="12pt"/>
    </style:style>
    <style:style style:name="P112" style:parent-style-name="Listăparagraf" style:family="paragraph">
      <style:text-properties style:font-name="Times New Roman" fo:font-size="12pt" style:font-size-asian="12pt" style:font-size-complex="12pt"/>
    </style:style>
    <style:style style:name="P113" style:parent-style-name="Listăparagraf" style:family="paragraph">
      <style:text-properties style:font-name="Times New Roman" fo:font-size="12pt" style:font-size-asian="12pt" style:font-size-complex="12pt"/>
    </style:style>
    <style:style style:name="P114" style:parent-style-name="Listăparagraf" style:family="paragraph">
      <style:text-properties style:font-name="Times New Roman" fo:font-size="12pt" style:font-size-asian="12pt" style:font-size-complex="12pt"/>
    </style:style>
    <style:style style:name="P115" style:parent-style-name="Listăparagraf" style:family="paragraph">
      <style:text-properties style:font-name="Times New Roman" fo:font-size="12pt" style:font-size-asian="12pt" style:font-size-complex="12pt"/>
    </style:style>
    <style:style style:name="P116" style:parent-style-name="Listăparagraf" style:family="paragraph">
      <style:text-properties style:font-name="Times New Roman" fo:font-size="12pt" style:font-size-asian="12pt" style:font-size-complex="12pt"/>
    </style:style>
    <style:style style:name="P117" style:parent-style-name="Listăparagraf" style:family="paragraph">
      <style:text-properties style:font-name="Times New Roman" fo:font-size="12pt" style:font-size-asian="12pt" style:font-size-complex="12pt"/>
    </style:style>
    <style:style style:name="P118" style:parent-style-name="Listăparagraf" style:family="paragraph">
      <style:text-properties style:font-name="Times New Roman" fo:font-size="12pt" style:font-size-asian="12pt" style:font-size-complex="12pt"/>
    </style:style>
    <style:style style:name="P119" style:parent-style-name="Listăparagraf" style:family="paragraph">
      <style:text-properties style:font-name="Times New Roman" fo:font-size="12pt" style:font-size-asian="12pt" style:font-size-complex="12pt"/>
    </style:style>
    <style:style style:name="P120" style:parent-style-name="Listăparagraf" style:family="paragraph">
      <style:text-properties style:font-name="Times New Roman" fo:font-size="12pt" style:font-size-asian="12pt" style:font-size-complex="12pt"/>
    </style:style>
    <style:style style:name="P121" style:parent-style-name="Listăparagraf" style:family="paragraph">
      <style:text-properties style:font-name="Times New Roman" fo:font-size="12pt" style:font-size-asian="12pt" style:font-size-complex="12pt"/>
    </style:style>
    <style:style style:name="P122" style:parent-style-name="Listăparagraf" style:family="paragraph">
      <style:text-properties style:font-name="Times New Roman" fo:font-size="12pt" style:font-size-asian="12pt" style:font-size-complex="12pt"/>
    </style:style>
    <style:style style:name="P123" style:parent-style-name="Listăparagraf" style:family="paragraph">
      <style:text-properties style:font-name="Times New Roman" fo:font-size="12pt" style:font-size-asian="12pt" style:font-size-complex="12pt"/>
    </style:style>
    <style:style style:name="P124" style:parent-style-name="Listăparagraf" style:family="paragraph">
      <style:text-properties style:font-name="Times New Roman" fo:font-size="12pt" style:font-size-asian="12pt" style:font-size-complex="12pt"/>
    </style:style>
    <style:style style:name="P125" style:parent-style-name="Normal" style:family="paragraph">
      <style:paragraph-properties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TableColumn127" style:family="table-column">
      <style:table-column-properties style:column-width="2.4048in"/>
    </style:style>
    <style:style style:name="TableColumn128" style:family="table-column">
      <style:table-column-properties style:column-width="1.6354in"/>
    </style:style>
    <style:style style:name="TableColumn129" style:family="table-column">
      <style:table-column-properties style:column-width="2.0027in"/>
    </style:style>
    <style:style style:name="Table126" style:family="table">
      <style:table-properties style:width="6.043in" fo:margin-left="0.25in" table:align="lef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142" style:parent-style-name="Fontdeparagrafimplicit" style:family="text">
      <style:text-properties style:font-name="Times New Roman" fo:font-size="12pt" style:font-size-asian="12pt" style:font-size-complex="12pt" fo:background-color="#FFFF00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4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5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5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5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59" style:family="table-row">
      <style:table-row-properties style:min-row-height="0.2083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6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7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7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8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91" style:family="table-row">
      <style:table-row-properties style:min-row-height="0.1361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20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206" style:family="table-row">
      <style:table-row-properties style:min-row-height="0.2361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213" style:family="table-row">
      <style:table-row-properties style:min-row-height="0.2361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21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21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21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21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22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22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226" style:family="table-row">
      <style:table-row-properties style:min-row-height="0.2361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233" style:family="table-row">
      <style:table-row-properties style:min-row-height="0.2361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240" style:family="table-row">
      <style:table-row-properties style:min-row-height="0.2361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247" style:family="table-row">
      <style:table-row-properties style:min-row-height="0.2361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25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2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25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257" style:family="table-row">
      <style:table-row-properties style:min-row-height="0.2361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264" style:family="table-row">
      <style:table-row-properties style:min-row-height="0.2361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271" style:family="table-row">
      <style:table-row-properties style:min-row-height="0.2361i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278" style:family="table-row">
      <style:table-row-properties style:min-row-height="0.2361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28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286" style:family="table-row">
      <style:table-row-properties style:min-row-height="0.2361i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293" style:family="table-row">
      <style:table-row-properties style:min-row-height="0.2361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29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301" style:family="table-row">
      <style:table-row-properties style:min-row-height="0.2361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308" style:family="table-row">
      <style:table-row-properties style:min-row-height="0.2361i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31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31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31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31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31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31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321" style:family="table-row">
      <style:table-row-properties style:min-row-height="0.2361in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328" style:family="table-row">
      <style:table-row-properties style:min-row-height="0.2361in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335" style:family="table-row">
      <style:table-row-properties style:min-row-height="0.2361in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342" style:family="table-row">
      <style:table-row-properties style:min-row-height="0.2361i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3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34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351" style:family="table-row">
      <style:table-row-properties style:min-row-height="0.2361in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T356" style:parent-style-name="Fontdeparagrafimplicit" style:family="text">
      <style:text-properties style:font-name="Times New Roman" fo:font-size="12pt" style:font-size-asian="12pt" style:font-size-complex="12pt" fo:background-color="#FFFF00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359" style:family="table-row">
      <style:table-row-properties style:min-row-height="0.2361in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36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36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36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36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36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36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36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373" style:family="table-row">
      <style:table-row-properties style:min-row-height="0.2361in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380" style:family="table-row">
      <style:table-row-properties style:min-row-height="0.2361in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38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38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38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390" style:family="table-row">
      <style:table-row-properties style:min-row-height="0.2361in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397" style:family="table-row">
      <style:table-row-properties style:min-row-height="0.2361in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04" style:family="table-row">
      <style:table-row-properties style:min-row-height="0.2361in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11" style:family="table-row">
      <style:table-row-properties style:min-row-height="0.2361in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41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41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20" style:family="table-row">
      <style:table-row-properties style:min-row-height="0.2361in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42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42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42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30" style:family="table-row">
      <style:table-row-properties style:min-row-height="0.2361in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37" style:family="table-row">
      <style:table-row-properties style:min-row-height="0.2361in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4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44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4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44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44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4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50" style:family="table-row">
      <style:table-row-properties style:min-row-height="0.2361in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57" style:family="table-row">
      <style:table-row-properties style:min-row-height="0.2361in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4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46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66" style:family="table-row">
      <style:table-row-properties style:min-row-height="0.2361in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46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47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47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76" style:family="table-row">
      <style:table-row-properties style:min-row-height="0.2361in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83" style:family="table-row">
      <style:table-row-properties style:min-row-height="0.2361in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90" style:family="table-row">
      <style:table-row-properties style:min-row-height="0.2361in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97" style:family="table-row">
      <style:table-row-properties style:min-row-height="0.2361in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50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05" style:family="table-row">
      <style:table-row-properties style:min-row-height="0.2361in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12" style:family="table-row">
      <style:table-row-properties style:min-row-height="0.2361in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51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51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51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51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51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24" style:family="table-row">
      <style:table-row-properties style:min-row-height="0.2361in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31" style:family="table-row">
      <style:table-row-properties style:min-row-height="0.2361in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 fo:background-color="#FFFF00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38" style:family="table-row">
      <style:table-row-properties style:min-row-height="0.2361in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54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5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54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54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5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54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51" style:family="table-row">
      <style:table-row-properties style:min-row-height="0.2361in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58" style:family="table-row">
      <style:table-row-properties style:min-row-height="0.2361in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56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56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67" style:family="table-row">
      <style:table-row-properties style:min-row-height="0.2361in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74" style:family="table-row">
      <style:table-row-properties style:min-row-height="0.2361in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57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82" style:family="table-row">
      <style:table-row-properties style:min-row-height="0.2361in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89" style:family="table-row">
      <style:table-row-properties style:min-row-height="0.2361in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59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59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98" style:family="table-row">
      <style:table-row-properties style:min-row-height="0.2361in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605" style:family="table-row">
      <style:table-row-properties style:min-row-height="0.2361in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0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0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1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1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1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1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618" style:family="table-row">
      <style:table-row-properties style:min-row-height="0.2361in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625" style:family="table-row">
      <style:table-row-properties style:min-row-height="0.2361in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2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633" style:family="table-row">
      <style:table-row-properties style:min-row-height="0.2361in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640" style:family="table-row">
      <style:table-row-properties style:min-row-height="0.2361in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4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4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649" style:family="table-row">
      <style:table-row-properties style:min-row-height="0.2361in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656" style:family="table-row">
      <style:table-row-properties style:min-row-height="0.2361in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5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664" style:family="table-row">
      <style:table-row-properties style:min-row-height="0.2361in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671" style:family="table-row">
      <style:table-row-properties style:min-row-height="0.2361in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7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679" style:family="table-row">
      <style:table-row-properties style:min-row-height="0.2361in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686" style:family="table-row">
      <style:table-row-properties style:min-row-height="0.2361in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8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9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9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9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9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9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699" style:family="table-row">
      <style:table-row-properties style:min-row-height="0.2361in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706" style:family="table-row">
      <style:table-row-properties style:min-row-height="0.2361in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70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714" style:family="table-row">
      <style:table-row-properties style:min-row-height="0.2361in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721" style:family="table-row">
      <style:table-row-properties style:min-row-height="0.2361in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72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72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730" style:family="table-row">
      <style:table-row-properties style:min-row-height="0.2361in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737" style:family="table-row">
      <style:table-row-properties style:min-row-height="0.2361in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7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74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7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747" style:family="table-row">
      <style:table-row-properties style:min-row-height="0.2361in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75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7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75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75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7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75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 fo:background-color="#FFFF00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760" style:family="table-row">
      <style:table-row-properties style:min-row-height="0.2361in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 fo:background-color="#FFFF00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 fo:background-color="#FFFF00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767" style:family="table-row">
      <style:table-row-properties style:min-row-height="0.2361in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</style:style>
    <style:style style:name="T772" style:parent-style-name="Fontdeparagrafimplicit" style:family="text">
      <style:text-properties style:font-name="Times New Roman" fo:font-size="12pt" style:font-size-asian="12pt" style:font-size-complex="12pt" fo:background-color="#FFFF00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775" style:family="table-row">
      <style:table-row-properties style:min-row-height="0.2361in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77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77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78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785" style:family="table-row">
      <style:table-row-properties style:min-row-height="0.2361in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792" style:family="table-row">
      <style:table-row-properties style:min-row-height="0.2361in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79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79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79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79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79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80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805" style:family="table-row">
      <style:table-row-properties style:min-row-height="0.2361in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812" style:family="table-row">
      <style:table-row-properties style:min-row-height="0.2361in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819" style:family="table-row">
      <style:table-row-properties style:min-row-height="0.2361in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826" style:family="table-row">
      <style:table-row-properties style:min-row-height="0.2361in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82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83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83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83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837" style:family="table-row">
      <style:table-row-properties style:min-row-height="0.2361in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844" style:family="table-row">
      <style:table-row-properties style:min-row-height="0.2361in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8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84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8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85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8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85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857" style:family="table-row">
      <style:table-row-properties style:min-row-height="0.2361in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864" style:family="table-row">
      <style:table-row-properties style:min-row-height="0.2361in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86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86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86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87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87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87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877" style:family="table-row">
      <style:table-row-properties style:min-row-height="0.2361in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884" style:family="table-row">
      <style:table-row-properties style:min-row-height="0.2361in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891" style:family="table-row">
      <style:table-row-properties style:min-row-height="0.2361in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898" style:family="table-row">
      <style:table-row-properties style:min-row-height="0.2361in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0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0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0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0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909" style:family="table-row">
      <style:table-row-properties style:min-row-height="0.2361in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916" style:family="table-row">
      <style:table-row-properties style:min-row-height="0.2361in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 fo:background-color="#FFFF00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 fo:background-color="#FFFF00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923" style:family="table-row">
      <style:table-row-properties style:min-row-height="0.2361in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2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2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2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2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3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3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936" style:family="table-row">
      <style:table-row-properties style:min-row-height="0.2361in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943" style:family="table-row">
      <style:table-row-properties style:min-row-height="0.2361in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4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952" style:family="table-row">
      <style:table-row-properties style:min-row-height="0.2361in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959" style:family="table-row">
      <style:table-row-properties style:min-row-height="0.2361in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6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6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6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6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6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6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972" style:family="table-row">
      <style:table-row-properties style:min-row-height="0.2361in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979" style:family="table-row">
      <style:table-row-properties style:min-row-height="0.2361in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8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8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988" style:family="table-row">
      <style:table-row-properties style:min-row-height="0.2361in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9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9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997" style:family="table-row">
      <style:table-row-properties style:min-row-height="0.2361in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004" style:family="table-row">
      <style:table-row-properties style:min-row-height="0.2361in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011" style:family="table-row">
      <style:table-row-properties style:min-row-height="0.2361in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018" style:family="table-row">
      <style:table-row-properties style:min-row-height="0.2361in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02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02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02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02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02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030" style:family="table-row">
      <style:table-row-properties style:min-row-height="0.2361in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037" style:family="table-row">
      <style:table-row-properties style:min-row-height="0.2361in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0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04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0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04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04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0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050" style:family="table-row">
      <style:table-row-properties style:min-row-height="0.2361in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057" style:family="table-row">
      <style:table-row-properties style:min-row-height="0.2361in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margin-bottom="0in" fo:line-height="100%"/>
    </style:style>
    <style:style style:name="T1062" style:parent-style-name="Fontdeparagrafimplicit" style:family="text">
      <style:text-properties style:font-name="Times New Roman" fo:font-size="12pt" style:font-size-asian="12pt" style:font-size-complex="12pt" fo:background-color="#FFFF00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065" style:family="table-row">
      <style:table-row-properties style:min-row-height="0.2361in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06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06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07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075" style:family="table-row">
      <style:table-row-properties style:min-row-height="0.2361in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082" style:family="table-row">
      <style:table-row-properties style:min-row-height="0.2361in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089" style:family="table-row">
      <style:table-row-properties style:min-row-height="0.2361in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096" style:family="table-row">
      <style:table-row-properties style:min-row-height="0.2361in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09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10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10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10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10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10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10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110" style:family="table-row">
      <style:table-row-properties style:min-row-height="0.2361in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117" style:family="table-row">
      <style:table-row-properties style:min-row-height="0.2361in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124" style:family="table-row">
      <style:table-row-properties style:min-row-height="0.2361in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131" style:family="table-row">
      <style:table-row-properties style:min-row-height="0.2361in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138" style:family="table-row">
      <style:table-row-properties style:min-row-height="0.2361in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145" style:family="table-row">
      <style:table-row-properties style:min-row-height="0.2361in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14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153" style:family="table-row">
      <style:table-row-properties style:min-row-height="0.2361in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160" style:family="table-row">
      <style:table-row-properties style:min-row-height="0.2361in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16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16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16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16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16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16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173" style:family="table-row">
      <style:table-row-properties style:min-row-height="0.2361in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180" style:family="table-row">
      <style:table-row-properties style:min-row-height="0.2361in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18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18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18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18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18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18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193" style:family="table-row">
      <style:table-row-properties style:min-row-height="0.2361in"/>
    </style:style>
    <style:style style:name="TableCell1194" style:family="table-cell">
      <style:table-cell-properties fo:border="0.0069in solid #000000" style:writing-mode="lr-tb" fo:padding-top="0in" fo:padding-left="0.075in" fo:padding-bottom="0in" fo:padding-right="0.075in"/>
    </style:style>
    <style:style style:name="P119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200" style:family="table-row">
      <style:table-row-properties style:min-row-height="0.2361in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0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0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209" style:family="table-row">
      <style:table-row-properties style:min-row-height="0.2361in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1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1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1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219" style:family="table-row">
      <style:table-row-properties style:min-row-height="0.2361in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226" style:family="table-row">
      <style:table-row-properties style:min-row-height="0.2361in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2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3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3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3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3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3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239" style:family="table-row">
      <style:table-row-properties style:min-row-height="0.2361in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P1243" style:parent-style-name="Normal" style:family="paragraph">
      <style:paragraph-properties fo:text-align="center" fo:margin-bottom="0in" fo:line-height="100%"/>
    </style:style>
    <style:style style:name="T1244" style:parent-style-name="Fontdeparagrafimplicit" style:family="text">
      <style:text-properties style:font-name="Times New Roman" fo:font-size="12pt" style:font-size-asian="12pt" style:font-size-complex="12pt" fo:background-color="#FFFF00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247" style:family="table-row">
      <style:table-row-properties style:min-row-height="0.2361in"/>
    </style:style>
    <style:style style:name="TableCell1248" style:family="table-cell">
      <style:table-cell-properties fo:border="0.0069in solid #000000" style:writing-mode="lr-tb" fo:padding-top="0in" fo:padding-left="0.075in" fo:padding-bottom="0in" fo:padding-right="0.075in"/>
    </style:style>
    <style:style style:name="P12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254" style:family="table-row">
      <style:table-row-properties style:min-row-height="0.2361in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5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5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265" style:family="table-row">
      <style:table-row-properties style:min-row-height="0.2361in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6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6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7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7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7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7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278" style:family="table-row">
      <style:table-row-properties style:min-row-height="0.2361in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285" style:family="table-row">
      <style:table-row-properties style:min-row-height="0.2361in"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8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8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9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9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9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297" style:family="table-row">
      <style:table-row-properties style:min-row-height="0.2361in"/>
    </style:style>
    <style:style style:name="TableCell1298" style:family="table-cell">
      <style:table-cell-properties fo:border="0.0069in solid #000000" style:writing-mode="lr-tb" fo:padding-top="0in" fo:padding-left="0.075in" fo:padding-bottom="0in" fo:padding-right="0.075in"/>
    </style:style>
    <style:style style:name="P129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30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30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30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30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30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30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310" style:family="table-row">
      <style:table-row-properties style:min-row-height="0.2361in"/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313" style:family="table-cell">
      <style:table-cell-properties fo:border="0.0069in solid #000000" style:writing-mode="lr-tb" fo:padding-top="0in" fo:padding-left="0.075in" fo:padding-bottom="0in" fo:padding-right="0.075in"/>
    </style:style>
    <style:style style:name="P131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317" style:family="table-row">
      <style:table-row-properties style:min-row-height="0.2361in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324" style:parent-style-name="Normal" style:family="paragraph">
      <style:paragraph-properties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1325" style:parent-style-name="Normal" style:family="paragraph">
      <style:paragraph-properties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1326" style:parent-style-name="Normal" style:family="paragraph">
      <style:paragraph-properties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TableColumn1328" style:family="table-column">
      <style:table-column-properties style:column-width="3.0173in"/>
    </style:style>
    <style:style style:name="TableColumn1329" style:family="table-column">
      <style:table-column-properties style:column-width="3.0256in"/>
    </style:style>
    <style:style style:name="Table1327" style:family="table">
      <style:table-properties style:width="6.043in" fo:margin-left="0.25in" table:align="left"/>
    </style:style>
    <style:style style:name="TableRow1330" style:family="table-row">
      <style:table-row-properties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333" style:family="table-cell">
      <style:table-cell-properties fo:border="0.0069in solid #000000" style:writing-mode="lr-tb" fo:padding-top="0in" fo:padding-left="0.075in" fo:padding-bottom="0in" fo:padding-right="0.075in"/>
    </style:style>
    <style:style style:name="P133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335" style:family="table-row">
      <style:table-row-properties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340" style:family="table-row">
      <style:table-row-properties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345" style:family="table-row">
      <style:table-row-properties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350" style:family="table-row">
      <style:table-row-properties/>
    </style:style>
    <style:style style:name="TableCell1351" style:family="table-cell">
      <style:table-cell-properties fo:border="0.0069in solid #000000" style:writing-mode="lr-tb" fo:padding-top="0in" fo:padding-left="0.075in" fo:padding-bottom="0in" fo:padding-right="0.075in"/>
    </style:style>
    <style:style style:name="P135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margin-bottom="0in" fo:line-height="100%"/>
    </style:style>
    <style:style style:name="T1355" style:parent-style-name="Fontdeparagrafimplicit" style:family="text">
      <style:text-properties style:font-name="Times New Roman" fo:font-size="12pt" style:font-size-asian="12pt" style:font-size-complex="12pt"/>
    </style:style>
    <style:style style:name="TableRow1356" style:family="table-row">
      <style:table-row-properties/>
    </style:style>
    <style:style style:name="TableCell1357" style:family="table-cell">
      <style:table-cell-properties fo:border="0.0069in solid #000000" style:writing-mode="lr-tb" fo:padding-top="0in" fo:padding-left="0.075in" fo:padding-bottom="0in" fo:padding-right="0.075in"/>
    </style:style>
    <style:style style:name="P13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359" style:family="table-cell">
      <style:table-cell-properties fo:border="0.0069in solid #000000" style:writing-mode="lr-tb" fo:padding-top="0in" fo:padding-left="0.075in" fo:padding-bottom="0in" fo:padding-right="0.075in"/>
    </style:style>
    <style:style style:name="P13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361" style:family="table-row">
      <style:table-row-properties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366" style:parent-style-name="Normal" style:family="paragraph">
      <style:text-properties style:font-name="Times New Roman" fo:font-size="12pt" style:font-size-asian="12pt" style:font-size-complex="12pt"/>
    </style:style>
    <style:style style:name="P1367" style:parent-style-name="Normal" style:family="paragraph">
      <style:paragraph-properties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TableColumn1369" style:family="table-column">
      <style:table-column-properties style:column-width="3.5493in"/>
    </style:style>
    <style:style style:name="TableColumn1370" style:family="table-column">
      <style:table-column-properties style:column-width="2.5958in"/>
    </style:style>
    <style:style style:name="Table1368" style:family="table">
      <style:table-properties style:width="6.1451in" fo:margin-left="0.25in" table:align="left"/>
    </style:style>
    <style:style style:name="TableRow1371" style:family="table-row">
      <style:table-row-properties/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374" style:family="table-cell">
      <style:table-cell-properties fo:border="0.0069in solid #000000" style:writing-mode="lr-tb" fo:padding-top="0in" fo:padding-left="0.075in" fo:padding-bottom="0in" fo:padding-right="0.075in"/>
    </style:style>
    <style:style style:name="P137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376" style:family="table-row">
      <style:table-row-properties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381" style:family="table-row">
      <style:table-row-properties/>
    </style:style>
    <style:style style:name="TableCell1382" style:family="table-cell">
      <style:table-cell-properties fo:border="0.0069in solid #000000" style:writing-mode="lr-tb" fo:padding-top="0in" fo:padding-left="0.075in" fo:padding-bottom="0in" fo:padding-right="0.075in"/>
    </style:style>
    <style:style style:name="P138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384" style:family="table-cell">
      <style:table-cell-properties fo:border="0.0069in solid #000000" style:writing-mode="lr-tb" fo:padding-top="0in" fo:padding-left="0.075in" fo:padding-bottom="0in" fo:padding-right="0.075in"/>
    </style:style>
    <style:style style:name="P138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386" style:family="table-row">
      <style:table-row-properties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391" style:parent-style-name="Normal" style:family="paragraph">
      <style:paragraph-properties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TableColumn1393" style:family="table-column">
      <style:table-column-properties style:column-width="3.9375in"/>
    </style:style>
    <style:style style:name="TableColumn1394" style:family="table-column">
      <style:table-column-properties style:column-width="2.2076in"/>
    </style:style>
    <style:style style:name="Table1392" style:family="table">
      <style:table-properties style:width="6.1451in" fo:margin-left="0.25in" table:align="left"/>
    </style:style>
    <style:style style:name="TableRow1395" style:family="table-row">
      <style:table-row-properties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400" style:family="table-row">
      <style:table-row-properties/>
    </style:style>
    <style:style style:name="TableCell1401" style:family="table-cell">
      <style:table-cell-properties fo:border="0.0069in solid #000000" style:writing-mode="lr-tb" fo:padding-top="0in" fo:padding-left="0.075in" fo:padding-bottom="0in" fo:padding-right="0.075in"/>
    </style:style>
    <style:style style:name="P140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403" style:family="table-cell">
      <style:table-cell-properties fo:border="0.0069in solid #000000" style:writing-mode="lr-tb" fo:padding-top="0in" fo:padding-left="0.075in" fo:padding-bottom="0in" fo:padding-right="0.075in"/>
    </style:style>
    <style:style style:name="P140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405" style:family="table-row">
      <style:table-row-properties/>
    </style:style>
    <style:style style:name="TableCell1406" style:family="table-cell">
      <style:table-cell-properties fo:border="0.0069in solid #000000" style:writing-mode="lr-tb" fo:padding-top="0in" fo:padding-left="0.075in" fo:padding-bottom="0in" fo:padding-right="0.075in"/>
    </style:style>
    <style:style style:name="P140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408" style:family="table-cell">
      <style:table-cell-properties fo:border="0.0069in solid #000000" style:writing-mode="lr-tb" fo:padding-top="0in" fo:padding-left="0.075in" fo:padding-bottom="0in" fo:padding-right="0.075in"/>
    </style:style>
    <style:style style:name="P140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410" style:family="table-row">
      <style:table-row-properties/>
    </style:style>
    <style:style style:name="TableCell1411" style:family="table-cell">
      <style:table-cell-properties fo:border="0.0069in solid #000000" style:writing-mode="lr-tb" fo:padding-top="0in" fo:padding-left="0.075in" fo:padding-bottom="0in" fo:padding-right="0.075in"/>
    </style:style>
    <style:style style:name="P141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413" style:family="table-cell">
      <style:table-cell-properties fo:border="0.0069in solid #000000" style:writing-mode="lr-tb" fo:padding-top="0in" fo:padding-left="0.075in" fo:padding-bottom="0in" fo:padding-right="0.075in"/>
    </style:style>
    <style:style style:name="P141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415" style:parent-style-name="Normal" style:family="paragraph">
      <style:text-properties style:font-name="Times New Roman" fo:font-size="12pt" style:font-size-asian="12pt" style:font-size-complex="12pt"/>
    </style:style>
    <style:style style:name="TableColumn1417" style:family="table-column">
      <style:table-column-properties style:column-width="3.1465in"/>
    </style:style>
    <style:style style:name="TableColumn1418" style:family="table-column">
      <style:table-column-properties style:column-width="3.1465in"/>
    </style:style>
    <style:style style:name="Table1416" style:family="table">
      <style:table-properties style:width="6.293in" fo:margin-left="0in" table:align="left"/>
    </style:style>
    <style:style style:name="TableRow1419" style:family="table-row">
      <style:table-row-properties/>
    </style:style>
    <style:style style:name="TableCell1420" style:family="table-cell">
      <style:table-cell-properties fo:border="0.0069in solid #000000" style:writing-mode="lr-tb" fo:padding-top="0in" fo:padding-left="0.075in" fo:padding-bottom="0in" fo:padding-right="0.075in"/>
    </style:style>
    <style:style style:name="P142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422" style:family="table-cell">
      <style:table-cell-properties fo:border="0.0069in solid #000000" style:writing-mode="lr-tb" fo:padding-top="0in" fo:padding-left="0.075in" fo:padding-bottom="0in" fo:padding-right="0.075in"/>
    </style:style>
    <style:style style:name="P142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424" style:family="table-row">
      <style:table-row-properties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429" style:family="table-row">
      <style:table-row-properties/>
    </style:style>
    <style:style style:name="TableCell1430" style:family="table-cell">
      <style:table-cell-properties fo:border="0.0069in solid #000000" style:writing-mode="lr-tb" fo:padding-top="0in" fo:padding-left="0.075in" fo:padding-bottom="0in" fo:padding-right="0.075in"/>
    </style:style>
    <style:style style:name="P143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434" style:family="table-row">
      <style:table-row-properties/>
    </style:style>
    <style:style style:name="TableCell1435" style:family="table-cell">
      <style:table-cell-properties fo:border="0.0069in solid #000000" style:writing-mode="lr-tb" fo:padding-top="0in" fo:padding-left="0.075in" fo:padding-bottom="0in" fo:padding-right="0.075in"/>
    </style:style>
    <style:style style:name="P14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437" style:family="table-cell">
      <style:table-cell-properties fo:border="0.0069in solid #000000" style:writing-mode="lr-tb" fo:padding-top="0in" fo:padding-left="0.075in" fo:padding-bottom="0in" fo:padding-right="0.075in"/>
    </style:style>
    <style:style style:name="P143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439" style:parent-style-name="Normal" style:family="paragraph">
      <style:text-properties style:font-name="Times New Roman" fo:font-size="12pt" style:font-size-asian="12pt" style:font-size-complex="12pt"/>
    </style:style>
    <style:style style:name="P1440" style:parent-style-name="Normal" style:family="paragraph">
      <style:text-properties style:font-name="Times New Roman" fo:font-size="12pt" style:font-size-asian="12pt" style:font-size-complex="12pt"/>
    </style:style>
    <style:style style:name="P1441" style:parent-style-name="Normal" style:family="paragraph">
      <style:text-properties style:font-name="Times New Roman" fo:font-size="12pt" style:font-size-asian="12pt" style:font-size-complex="12pt"/>
    </style:style>
    <style:style style:name="TableColumn1443" style:family="table-column">
      <style:table-column-properties style:column-width="3.5104in"/>
    </style:style>
    <style:style style:name="TableColumn1444" style:family="table-column">
      <style:table-column-properties style:column-width="2.6347in"/>
    </style:style>
    <style:style style:name="Table1442" style:family="table">
      <style:table-properties style:width="6.1451in" fo:margin-left="0.25in" table:align="left"/>
    </style:style>
    <style:style style:name="TableRow1445" style:family="table-row">
      <style:table-row-properties/>
    </style:style>
    <style:style style:name="TableCell1446" style:family="table-cell">
      <style:table-cell-properties fo:border="0.0069in solid #000000" style:writing-mode="lr-tb" fo:padding-top="0in" fo:padding-left="0.075in" fo:padding-bottom="0in" fo:padding-right="0.075in"/>
    </style:style>
    <style:style style:name="P14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448" style:family="table-cell">
      <style:table-cell-properties fo:border="0.0069in solid #000000" style:writing-mode="lr-tb" fo:padding-top="0in" fo:padding-left="0.075in" fo:padding-bottom="0in" fo:padding-right="0.075in"/>
    </style:style>
    <style:style style:name="P14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450" style:family="table-row">
      <style:table-row-properties/>
    </style:style>
    <style:style style:name="TableCell1451" style:family="table-cell">
      <style:table-cell-properties fo:border="0.0069in solid #000000" style:writing-mode="lr-tb" fo:padding-top="0in" fo:padding-left="0.075in" fo:padding-bottom="0in" fo:padding-right="0.075in"/>
    </style:style>
    <style:style style:name="P145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453" style:family="table-cell">
      <style:table-cell-properties fo:border="0.0069in solid #000000" style:writing-mode="lr-tb" fo:padding-top="0in" fo:padding-left="0.075in" fo:padding-bottom="0in" fo:padding-right="0.075in"/>
    </style:style>
    <style:style style:name="P14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455" style:family="table-row">
      <style:table-row-properties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460" style:family="table-row">
      <style:table-row-properties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P146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465" style:parent-style-name="Normal" style:family="paragraph">
      <style:text-properties style:font-name="Times New Roman" fo:font-size="12pt" style:font-size-asian="12pt" style:font-size-complex="12pt"/>
    </style:style>
    <style:style style:name="P1466" style:parent-style-name="Normal" style:family="paragraph">
      <style:text-properties style:font-name="Times New Roman" fo:font-size="12pt" style:font-size-asian="12pt" style:font-size-complex="12pt"/>
    </style:style>
    <style:style style:name="TableColumn1468" style:family="table-column">
      <style:table-column-properties style:column-width="3.9375in"/>
    </style:style>
    <style:style style:name="TableColumn1469" style:family="table-column">
      <style:table-column-properties style:column-width="3.3729in"/>
    </style:style>
    <style:style style:name="Table1467" style:family="table">
      <style:table-properties style:width="6.3347in" fo:margin-left="0.1937in" table:align="left"/>
    </style:style>
    <style:style style:name="TableRow1470" style:family="table-row">
      <style:table-row-properties style:min-row-height="0.1895in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475" style:family="table-row">
      <style:table-row-properties style:min-row-height="0.952in"/>
    </style:style>
    <style:style style:name="TableCell1476" style:family="table-cell">
      <style:table-cell-properties fo:border="0.0069in solid #000000" style:writing-mode="lr-tb" fo:padding-top="0in" fo:padding-left="0.075in" fo:padding-bottom="0in" fo:padding-right="0.075in"/>
    </style:style>
    <style:style style:name="P147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480" style:family="table-row">
      <style:table-row-properties style:min-row-height="0.9437in"/>
    </style:style>
    <style:style style:name="TableCell1481" style:family="table-cell">
      <style:table-cell-properties fo:border="0.0069in solid #000000" style:writing-mode="lr-tb" fo:padding-top="0in" fo:padding-left="0.075in" fo:padding-bottom="0in" fo:padding-right="0.075in"/>
    </style:style>
    <style:style style:name="P148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483" style:family="table-cell">
      <style:table-cell-properties fo:border="0.0069in solid #000000" style:writing-mode="lr-tb" fo:padding-top="0in" fo:padding-left="0.075in" fo:padding-bottom="0in" fo:padding-right="0.075in"/>
    </style:style>
    <style:style style:name="P148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485" style:family="table-row">
      <style:table-row-properties style:min-row-height="0.952in"/>
    </style:style>
    <style:style style:name="TableCell1486" style:family="table-cell">
      <style:table-cell-properties fo:border="0.0069in solid #000000" style:writing-mode="lr-tb" fo:padding-top="0in" fo:padding-left="0.075in" fo:padding-bottom="0in" fo:padding-right="0.075in"/>
    </style:style>
    <style:style style:name="P148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490" style:parent-style-name="Normal" style:family="paragraph">
      <style:text-properties style:font-name="Times New Roman" fo:font-size="12pt" style:font-size-asian="12pt" style:font-size-complex="12pt"/>
    </style:style>
    <style:style style:name="P1491" style:parent-style-name="Normal" style:family="paragraph">
      <style:text-properties style:font-name="Times New Roman" fo:font-size="12pt" style:font-size-asian="12pt" style:font-size-complex="12pt"/>
    </style:style>
    <style:style style:name="TableColumn1493" style:family="table-column">
      <style:table-column-properties style:column-width="3.4659in"/>
    </style:style>
    <style:style style:name="TableColumn1494" style:family="table-column">
      <style:table-column-properties style:column-width="2.827in"/>
    </style:style>
    <style:style style:name="Table1492" style:family="table">
      <style:table-properties style:width="6.293in" fo:margin-left="0in" table:align="left"/>
    </style:style>
    <style:style style:name="TableRow1495" style:family="table-row">
      <style:table-row-properties/>
    </style:style>
    <style:style style:name="TableCell1496" style:family="table-cell">
      <style:table-cell-properties fo:border="0.0069in solid #000000" style:writing-mode="lr-tb" fo:padding-top="0in" fo:padding-left="0.075in" fo:padding-bottom="0in" fo:padding-right="0.075in"/>
    </style:style>
    <style:style style:name="P149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500" style:family="table-row">
      <style:table-row-properties/>
    </style:style>
    <style:style style:name="TableCell1501" style:family="table-cell">
      <style:table-cell-properties fo:border="0.0069in solid #000000" style:writing-mode="lr-tb" fo:padding-top="0in" fo:padding-left="0.075in" fo:padding-bottom="0in" fo:padding-right="0.075in"/>
    </style:style>
    <style:style style:name="P150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503" style:family="table-cell">
      <style:table-cell-properties fo:border="0.0069in solid #000000" style:writing-mode="lr-tb" fo:padding-top="0in" fo:padding-left="0.075in" fo:padding-bottom="0in" fo:padding-right="0.075in"/>
    </style:style>
    <style:style style:name="P150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505" style:family="table-row">
      <style:table-row-properties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P150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508" style:family="table-cell">
      <style:table-cell-properties fo:border="0.0069in solid #000000" style:writing-mode="lr-tb" fo:padding-top="0in" fo:padding-left="0.075in" fo:padding-bottom="0in" fo:padding-right="0.075in"/>
    </style:style>
    <style:style style:name="P150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510" style:family="table-row">
      <style:table-row-properties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515" style:parent-style-name="Normal" style:family="paragraph">
      <style:text-properties style:font-name="Times New Roman" fo:font-size="12pt" style:font-size-asian="12pt" style:font-size-complex="12pt"/>
    </style:style>
    <style:style style:name="P1516" style:parent-style-name="Normal" style:family="paragraph">
      <style:text-properties style:font-name="Times New Roman" fo:font-size="12pt" style:font-size-asian="12pt" style:font-size-complex="12pt"/>
    </style:style>
    <style:style style:name="TableColumn1518" style:family="table-column">
      <style:table-column-properties style:column-width="3.4104in"/>
    </style:style>
    <style:style style:name="TableColumn1519" style:family="table-column">
      <style:table-column-properties style:column-width="3.3312in"/>
    </style:style>
    <style:style style:name="Table1517" style:family="table">
      <style:table-properties style:width="6.1451in" fo:margin-left="0.25in" table:align="left"/>
    </style:style>
    <style:style style:name="TableRow1520" style:family="table-row">
      <style:table-row-properties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523" style:family="table-cell">
      <style:table-cell-properties fo:border="0.0069in solid #000000" style:writing-mode="lr-tb" fo:padding-top="0in" fo:padding-left="0.075in" fo:padding-bottom="0in" fo:padding-right="0.075in"/>
    </style:style>
    <style:style style:name="P152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525" style:family="table-row">
      <style:table-row-properties/>
    </style:style>
    <style:style style:name="TableCell1526" style:family="table-cell">
      <style:table-cell-properties fo:border="0.0069in solid #000000" style:writing-mode="lr-tb" fo:padding-top="0in" fo:padding-left="0.075in" fo:padding-bottom="0in" fo:padding-right="0.075in"/>
    </style:style>
    <style:style style:name="P152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528" style:family="table-cell">
      <style:table-cell-properties fo:border="0.0069in solid #000000" style:writing-mode="lr-tb" fo:padding-top="0in" fo:padding-left="0.075in" fo:padding-bottom="0in" fo:padding-right="0.075in"/>
    </style:style>
    <style:style style:name="P152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530" style:family="table-row">
      <style:table-row-properties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533" style:family="table-cell">
      <style:table-cell-properties fo:border="0.0069in solid #000000" style:writing-mode="lr-tb" fo:padding-top="0in" fo:padding-left="0.075in" fo:padding-bottom="0in" fo:padding-right="0.075in"/>
    </style:style>
    <style:style style:name="P153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535" style:family="table-row">
      <style:table-row-properties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538" style:family="table-cell">
      <style:table-cell-properties fo:border="0.0069in solid #000000" style:writing-mode="lr-tb" fo:padding-top="0in" fo:padding-left="0.075in" fo:padding-bottom="0in" fo:padding-right="0.075in"/>
    </style:style>
    <style:style style:name="P153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540" style:parent-style-name="Normal" style:family="paragraph">
      <style:text-properties style:font-name="Times New Roman" fo:font-size="12pt" style:font-size-asian="12pt" style:font-size-complex="12pt"/>
    </style:style>
    <style:style style:name="TableColumn1542" style:family="table-column">
      <style:table-column-properties style:column-width="3.3409in"/>
    </style:style>
    <style:style style:name="TableColumn1543" style:family="table-column">
      <style:table-column-properties style:column-width="2.8041in"/>
    </style:style>
    <style:style style:name="Table1541" style:family="table">
      <style:table-properties style:width="6.1451in" fo:margin-left="0.25in" table:align="left"/>
    </style:style>
    <style:style style:name="TableRow1544" style:family="table-row">
      <style:table-row-properties/>
    </style:style>
    <style:style style:name="TableCell1545" style:family="table-cell">
      <style:table-cell-properties fo:border="0.0069in solid #000000" style:writing-mode="lr-tb" fo:padding-top="0in" fo:padding-left="0.075in" fo:padding-bottom="0in" fo:padding-right="0.075in"/>
    </style:style>
    <style:style style:name="P154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547" style:family="table-cell">
      <style:table-cell-properties fo:border="0.0069in solid #000000" style:writing-mode="lr-tb" fo:padding-top="0in" fo:padding-left="0.075in" fo:padding-bottom="0in" fo:padding-right="0.075in"/>
    </style:style>
    <style:style style:name="P154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549" style:family="table-row">
      <style:table-row-properties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552" style:family="table-cell">
      <style:table-cell-properties fo:border="0.0069in solid #000000" style:writing-mode="lr-tb" fo:padding-top="0in" fo:padding-left="0.075in" fo:padding-bottom="0in" fo:padding-right="0.075in"/>
    </style:style>
    <style:style style:name="P155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554" style:family="table-row">
      <style:table-row-properties/>
    </style:style>
    <style:style style:name="TableCell1555" style:family="table-cell">
      <style:table-cell-properties fo:border="0.0069in solid #000000" style:writing-mode="lr-tb" fo:padding-top="0in" fo:padding-left="0.075in" fo:padding-bottom="0in" fo:padding-right="0.075in"/>
    </style:style>
    <style:style style:name="P15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557" style:family="table-cell">
      <style:table-cell-properties fo:border="0.0069in solid #000000" style:writing-mode="lr-tb" fo:padding-top="0in" fo:padding-left="0.075in" fo:padding-bottom="0in" fo:padding-right="0.075in"/>
    </style:style>
    <style:style style:name="P15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559" style:family="table-row">
      <style:table-row-properties/>
    </style:style>
    <style:style style:name="TableCell1560" style:family="table-cell">
      <style:table-cell-properties fo:border="0.0069in solid #000000" style:writing-mode="lr-tb" fo:padding-top="0in" fo:padding-left="0.075in" fo:padding-bottom="0in" fo:padding-right="0.075in"/>
    </style:style>
    <style:style style:name="P156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562" style:family="table-cell">
      <style:table-cell-properties fo:border="0.0069in solid #000000" style:writing-mode="lr-tb" fo:padding-top="0in" fo:padding-left="0.075in" fo:padding-bottom="0in" fo:padding-right="0.075in"/>
    </style:style>
    <style:style style:name="P156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564" style:parent-style-name="Normal" style:family="paragraph">
      <style:text-properties style:font-name="Times New Roman" fo:font-size="12pt" style:font-size-asian="12pt" style:font-size-complex="12pt"/>
    </style:style>
    <style:style style:name="P1565" style:parent-style-name="Normal" style:family="paragraph">
      <style:text-properties style:font-name="Times New Roman" fo:font-size="12pt" style:font-size-asian="12pt" style:font-size-complex="12pt"/>
    </style:style>
    <style:style style:name="P1566" style:parent-style-name="Normal" style:family="paragraph">
      <style:text-properties style:font-name="Times New Roman" fo:font-size="12pt" style:font-size-asian="12pt" style:font-size-complex="12pt"/>
    </style:style>
    <style:style style:name="TableColumn1568" style:family="table-column">
      <style:table-column-properties style:column-width="3.1465in"/>
    </style:style>
    <style:style style:name="TableColumn1569" style:family="table-column">
      <style:table-column-properties style:column-width="3.1465in"/>
    </style:style>
    <style:style style:name="Table1567" style:family="table">
      <style:table-properties style:width="6.293in" fo:margin-left="0in" table:align="left"/>
    </style:style>
    <style:style style:name="TableRow1570" style:family="table-row">
      <style:table-row-properties/>
    </style:style>
    <style:style style:name="TableCell1571" style:family="table-cell">
      <style:table-cell-properties fo:border="0.0069in solid #000000" style:writing-mode="lr-tb" fo:padding-top="0in" fo:padding-left="0.075in" fo:padding-bottom="0in" fo:padding-right="0.075in"/>
    </style:style>
    <style:style style:name="P157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575" style:family="table-row">
      <style:table-row-properties style:min-row-height="0.3861in"/>
    </style:style>
    <style:style style:name="TableCell1576" style:family="table-cell">
      <style:table-cell-properties fo:border="0.0069in solid #000000" style:writing-mode="lr-tb" fo:padding-top="0in" fo:padding-left="0.075in" fo:padding-bottom="0in" fo:padding-right="0.075in"/>
    </style:style>
    <style:style style:name="P157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578" style:family="table-cell">
      <style:table-cell-properties fo:border="0.0069in solid #000000" style:writing-mode="lr-tb" fo:padding-top="0in" fo:padding-left="0.075in" fo:padding-bottom="0in" fo:padding-right="0.075in"/>
    </style:style>
    <style:style style:name="P157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580" style:family="table-row">
      <style:table-row-properties style:min-row-height="0.3819in"/>
    </style:style>
    <style:style style:name="TableCell1581" style:family="table-cell">
      <style:table-cell-properties fo:border="0.0069in solid #000000" style:writing-mode="lr-tb" fo:padding-top="0in" fo:padding-left="0.075in" fo:padding-bottom="0in" fo:padding-right="0.075in"/>
    </style:style>
    <style:style style:name="P158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583" style:family="table-cell">
      <style:table-cell-properties fo:border="0.0069in solid #000000" style:writing-mode="lr-tb" fo:padding-top="0in" fo:padding-left="0.075in" fo:padding-bottom="0in" fo:padding-right="0.075in"/>
    </style:style>
    <style:style style:name="P158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585" style:family="table-row">
      <style:table-row-properties/>
    </style:style>
    <style:style style:name="TableCell1586" style:family="table-cell">
      <style:table-cell-properties fo:border="0.0069in solid #000000" style:writing-mode="lr-tb" fo:padding-top="0in" fo:padding-left="0.075in" fo:padding-bottom="0in" fo:padding-right="0.075in"/>
    </style:style>
    <style:style style:name="P158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588" style:family="table-cell">
      <style:table-cell-properties fo:border="0.0069in solid #000000" style:writing-mode="lr-tb" fo:padding-top="0in" fo:padding-left="0.075in" fo:padding-bottom="0in" fo:padding-right="0.075in"/>
    </style:style>
    <style:style style:name="P158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590" style:parent-style-name="Normal" style:family="paragraph">
      <style:text-properties style:font-name="Times New Roman" fo:font-size="12pt" style:font-size-asian="12pt" style:font-size-complex="12pt"/>
    </style:style>
    <style:style style:name="P1591" style:parent-style-name="Normal" style:family="paragraph">
      <style:text-properties style:font-name="Times New Roman" fo:font-size="12pt" style:font-size-asian="12pt" style:font-size-complex="12pt"/>
    </style:style>
    <style:style style:name="TableColumn1593" style:family="table-column">
      <style:table-column-properties style:column-width="3.1465in"/>
    </style:style>
    <style:style style:name="TableColumn1594" style:family="table-column">
      <style:table-column-properties style:column-width="3.1465in"/>
    </style:style>
    <style:style style:name="Table1592" style:family="table">
      <style:table-properties style:width="6.293in" fo:margin-left="0in" table:align="left"/>
    </style:style>
    <style:style style:name="TableRow1595" style:family="table-row">
      <style:table-row-properties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598" style:family="table-cell">
      <style:table-cell-properties fo:border="0.0069in solid #000000" style:writing-mode="lr-tb" fo:padding-top="0in" fo:padding-left="0.075in" fo:padding-bottom="0in" fo:padding-right="0.075in"/>
    </style:style>
    <style:style style:name="P159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600" style:family="table-row">
      <style:table-row-properties style:min-row-height="0.3861in"/>
    </style:style>
    <style:style style:name="TableCell1601" style:family="table-cell">
      <style:table-cell-properties fo:border="0.0069in solid #000000" style:writing-mode="lr-tb" fo:padding-top="0in" fo:padding-left="0.075in" fo:padding-bottom="0in" fo:padding-right="0.075in"/>
    </style:style>
    <style:style style:name="P160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603" style:family="table-cell">
      <style:table-cell-properties fo:border="0.0069in solid #000000" style:writing-mode="lr-tb" fo:padding-top="0in" fo:padding-left="0.075in" fo:padding-bottom="0in" fo:padding-right="0.075in"/>
    </style:style>
    <style:style style:name="P160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605" style:family="table-row">
      <style:table-row-properties style:min-row-height="0.3819in"/>
    </style:style>
    <style:style style:name="TableCell1606" style:family="table-cell">
      <style:table-cell-properties fo:border="0.0069in solid #000000" style:writing-mode="lr-tb" fo:padding-top="0in" fo:padding-left="0.075in" fo:padding-bottom="0in" fo:padding-right="0.075in"/>
    </style:style>
    <style:style style:name="P160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608" style:family="table-cell">
      <style:table-cell-properties fo:border="0.0069in solid #000000" style:writing-mode="lr-tb" fo:padding-top="0in" fo:padding-left="0.075in" fo:padding-bottom="0in" fo:padding-right="0.075in"/>
    </style:style>
    <style:style style:name="P160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610" style:family="table-row">
      <style:table-row-properties/>
    </style:style>
    <style:style style:name="TableCell1611" style:family="table-cell">
      <style:table-cell-properties fo:border="0.0069in solid #000000" style:writing-mode="lr-tb" fo:padding-top="0in" fo:padding-left="0.075in" fo:padding-bottom="0in" fo:padding-right="0.075in"/>
    </style:style>
    <style:style style:name="P1612" style:parent-style-name="Normal" style:family="paragraph">
      <style:paragraph-properties fo:margin-bottom="0in" fo:line-height="100%"/>
    </style:style>
    <style:style style:name="T1613" style:parent-style-name="Fontdeparagrafimplicit" style:family="text">
      <style:text-properties style:font-name="Times New Roman" fo:font-size="12pt" style:font-size-asian="12pt" style:font-size-complex="12pt"/>
    </style:style>
    <style:style style:name="T1614" style:parent-style-name="Fontdeparagrafimplicit" style:family="text">
      <style:text-properties style:font-name="Times New Roman" fo:font-size="12pt" style:font-size-asian="12pt" style:font-size-complex="12pt"/>
    </style:style>
    <style:style style:name="T1615" style:parent-style-name="Fontdeparagrafimplicit" style:family="text">
      <style:text-properties style:font-name="Times New Roman" fo:font-size="12pt" style:font-size-asian="12pt" style:font-size-complex="12pt"/>
    </style:style>
    <style:style style:name="T1616" style:parent-style-name="Fontdeparagrafimplicit" style:family="text">
      <style:text-properties style:font-name="Times New Roman" fo:font-size="12pt" style:font-size-asian="12pt" style:font-size-complex="12pt"/>
    </style:style>
    <style:style style:name="T1617" style:parent-style-name="Fontdeparagrafimplicit" style:family="text">
      <style:text-properties style:font-name="Times New Roman" fo:font-size="12pt" style:font-size-asian="12pt" style:font-size-complex="12pt"/>
    </style:style>
    <style:style style:name="T1618" style:parent-style-name="Fontdeparagrafimplicit" style:family="text">
      <style:text-properties style:font-name="Times New Roman" fo:font-size="12pt" style:font-size-asian="12pt" style:font-size-complex="12pt"/>
    </style:style>
    <style:style style:name="T1619" style:parent-style-name="Fontdeparagrafimplicit" style:family="text">
      <style:text-properties style:font-name="Times New Roman" fo:font-size="12pt" style:font-size-asian="12pt" style:font-size-complex="12pt"/>
    </style:style>
    <style:style style:name="T1620" style:parent-style-name="Fontdeparagrafimplicit" style:family="text">
      <style:text-properties style:font-name="Times New Roman" fo:font-size="12pt" style:font-size-asian="12pt" style:font-size-complex="12pt"/>
    </style:style>
    <style:style style:name="T1621" style:parent-style-name="Fontdeparagrafimplicit" style:family="text">
      <style:text-properties style:font-name="Times New Roman" fo:font-size="12pt" style:font-size-asian="12pt" style:font-size-complex="12pt"/>
    </style:style>
    <style:style style:name="T1622" style:parent-style-name="Fontdeparagrafimplicit" style:family="text">
      <style:text-properties style:font-name="Times New Roman" fo:font-size="12pt" style:font-size-asian="12pt" style:font-size-complex="12pt"/>
    </style:style>
    <style:style style:name="T1623" style:parent-style-name="Fontdeparagrafimplicit" style:family="text">
      <style:text-properties style:font-name="Times New Roman" fo:font-size="12pt" style:font-size-asian="12pt" style:font-size-complex="12pt"/>
    </style:style>
    <style:style style:name="TableCell1624" style:family="table-cell">
      <style:table-cell-properties fo:border="0.0069in solid #000000" style:writing-mode="lr-tb" fo:padding-top="0in" fo:padding-left="0.075in" fo:padding-bottom="0in" fo:padding-right="0.075in"/>
    </style:style>
    <style:style style:name="P162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626" style:parent-style-name="Normal" style:family="paragraph">
      <style:text-properties style:font-name="Times New Roman" fo:font-size="12pt" style:font-size-asian="12pt" style:font-size-complex="12pt"/>
    </style:style>
    <style:style style:name="P1627" style:parent-style-name="Normal" style:family="paragraph">
      <style:text-properties style:font-name="Times New Roman" fo:font-size="12pt" style:font-size-asian="12pt" style:font-size-complex="12pt"/>
    </style:style>
    <style:style style:name="TableColumn1629" style:family="table-column">
      <style:table-column-properties style:column-width="3.1465in"/>
    </style:style>
    <style:style style:name="TableColumn1630" style:family="table-column">
      <style:table-column-properties style:column-width="3.1465in"/>
    </style:style>
    <style:style style:name="Table1628" style:family="table">
      <style:table-properties style:width="6.293in" fo:margin-left="0in" table:align="left"/>
    </style:style>
    <style:style style:name="TableRow1631" style:family="table-row">
      <style:table-row-properties/>
    </style:style>
    <style:style style:name="TableCell1632" style:family="table-cell">
      <style:table-cell-properties fo:border="0.0069in solid #000000" style:writing-mode="lr-tb" fo:padding-top="0in" fo:padding-left="0.075in" fo:padding-bottom="0in" fo:padding-right="0.075in"/>
    </style:style>
    <style:style style:name="P163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634" style:family="table-cell">
      <style:table-cell-properties fo:border="0.0069in solid #000000" style:writing-mode="lr-tb" fo:padding-top="0in" fo:padding-left="0.075in" fo:padding-bottom="0in" fo:padding-right="0.075in"/>
    </style:style>
    <style:style style:name="P163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636" style:family="table-row">
      <style:table-row-properties style:min-row-height="0.3861in"/>
    </style:style>
    <style:style style:name="TableCell1637" style:family="table-cell">
      <style:table-cell-properties fo:border="0.0069in solid #000000" style:writing-mode="lr-tb" fo:padding-top="0in" fo:padding-left="0.075in" fo:padding-bottom="0in" fo:padding-right="0.075in"/>
    </style:style>
    <style:style style:name="P163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639" style:family="table-cell">
      <style:table-cell-properties fo:border="0.0069in solid #000000" style:writing-mode="lr-tb" fo:padding-top="0in" fo:padding-left="0.075in" fo:padding-bottom="0in" fo:padding-right="0.075in"/>
    </style:style>
    <style:style style:name="P16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641" style:family="table-row">
      <style:table-row-properties style:min-row-height="0.3819in"/>
    </style:style>
    <style:style style:name="TableCell1642" style:family="table-cell">
      <style:table-cell-properties fo:border="0.0069in solid #000000" style:writing-mode="lr-tb" fo:padding-top="0in" fo:padding-left="0.075in" fo:padding-bottom="0in" fo:padding-right="0.075in"/>
    </style:style>
    <style:style style:name="P164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644" style:family="table-cell">
      <style:table-cell-properties fo:border="0.0069in solid #000000" style:writing-mode="lr-tb" fo:padding-top="0in" fo:padding-left="0.075in" fo:padding-bottom="0in" fo:padding-right="0.075in"/>
    </style:style>
    <style:style style:name="P16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646" style:family="table-row">
      <style:table-row-properties/>
    </style:style>
    <style:style style:name="TableCell1647" style:family="table-cell">
      <style:table-cell-properties fo:border="0.0069in solid #000000" style:writing-mode="lr-tb" fo:padding-top="0in" fo:padding-left="0.075in" fo:padding-bottom="0in" fo:padding-right="0.075in"/>
    </style:style>
    <style:style style:name="P164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649" style:family="table-cell">
      <style:table-cell-properties fo:border="0.0069in solid #000000" style:writing-mode="lr-tb" fo:padding-top="0in" fo:padding-left="0.075in" fo:padding-bottom="0in" fo:padding-right="0.075in"/>
    </style:style>
    <style:style style:name="P165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651" style:parent-style-name="Normal" style:family="paragraph">
      <style:text-properties style:font-name="Times New Roman" fo:font-size="12pt" style:font-size-asian="12pt" style:font-size-complex="12pt"/>
    </style:style>
    <style:style style:name="P1652" style:parent-style-name="Normal" style:family="paragraph">
      <style:text-properties style:font-name="Times New Roman" fo:font-size="12pt" style:font-size-asian="12pt" style:font-size-complex="12pt"/>
    </style:style>
    <style:style style:name="TableColumn1654" style:family="table-column">
      <style:table-column-properties style:column-width="3.1465in"/>
    </style:style>
    <style:style style:name="TableColumn1655" style:family="table-column">
      <style:table-column-properties style:column-width="3.1465in"/>
    </style:style>
    <style:style style:name="Table1653" style:family="table">
      <style:table-properties style:width="6.293in" fo:margin-left="0in" table:align="left"/>
    </style:style>
    <style:style style:name="TableRow1656" style:family="table-row">
      <style:table-row-properties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P16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659" style:family="table-cell">
      <style:table-cell-properties fo:border="0.0069in solid #000000" style:writing-mode="lr-tb" fo:padding-top="0in" fo:padding-left="0.075in" fo:padding-bottom="0in" fo:padding-right="0.075in"/>
    </style:style>
    <style:style style:name="P16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661" style:family="table-row">
      <style:table-row-properties style:min-row-height="0.3861in"/>
    </style:style>
    <style:style style:name="TableCell1662" style:family="table-cell">
      <style:table-cell-properties fo:border="0.0069in solid #000000" style:writing-mode="lr-tb" fo:padding-top="0in" fo:padding-left="0.075in" fo:padding-bottom="0in" fo:padding-right="0.075in"/>
    </style:style>
    <style:style style:name="P166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66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66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66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66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668" style:family="table-cell">
      <style:table-cell-properties fo:border="0.0069in solid #000000" style:writing-mode="lr-tb" fo:padding-top="0in" fo:padding-left="0.075in" fo:padding-bottom="0in" fo:padding-right="0.075in"/>
    </style:style>
    <style:style style:name="P166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67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67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67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673" style:family="table-row">
      <style:table-row-properties style:min-row-height="0.3819in"/>
    </style:style>
    <style:style style:name="TableCell1674" style:family="table-cell">
      <style:table-cell-properties fo:border="0.0069in solid #000000" style:writing-mode="lr-tb" fo:padding-top="0in" fo:padding-left="0.075in" fo:padding-bottom="0in" fo:padding-right="0.075in"/>
    </style:style>
    <style:style style:name="P167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676" style:family="table-cell">
      <style:table-cell-properties fo:border="0.0069in solid #000000" style:writing-mode="lr-tb" fo:padding-top="0in" fo:padding-left="0.075in" fo:padding-bottom="0in" fo:padding-right="0.075in"/>
    </style:style>
    <style:style style:name="P167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678" style:family="table-row">
      <style:table-row-properties/>
    </style:style>
    <style:style style:name="TableCell1679" style:family="table-cell">
      <style:table-cell-properties fo:border="0.0069in solid #000000" style:writing-mode="lr-tb" fo:padding-top="0in" fo:padding-left="0.075in" fo:padding-bottom="0in" fo:padding-right="0.075in"/>
    </style:style>
    <style:style style:name="P168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681" style:family="table-cell">
      <style:table-cell-properties fo:border="0.0069in solid #000000" style:writing-mode="lr-tb" fo:padding-top="0in" fo:padding-left="0.075in" fo:padding-bottom="0in" fo:padding-right="0.075in"/>
    </style:style>
    <style:style style:name="P168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683" style:parent-style-name="Normal" style:family="paragraph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DOCUMENTATIE LAB4-6</text:p>
      <text:p text:style-name="P2">Enunt: PROBLEMA 5</text:p>
      <text:p text:style-name="P3">Creați o aplicație pentru gestiunea cheltuielilor lunare de la apartamentele unui bloc de locuințe. Aplicația stochează cheltuielile pentru fiecare apartament: suma și tipul cheltuielii (tip<text:s/>poate fi una dintre: apa, canal, încălzire, gaz, altele).</text:p>
      <text:p text:style-name="P4">1.Adăugare<text:s/></text:p>
      <text:p text:style-name="P5">1.1 adaugă cheltuială pentru un apartament</text:p>
      <text:p text:style-name="P6">1.2 modifică cheltuială<text:s/></text:p>
      <text:p text:style-name="P7">2. Ștergere<text:s/></text:p>
      <text:p text:style-name="P8">2.1 Șterge toate cheltuielile de la un apartament<text:s/></text:p>
      <text:p text:style-name="P9">2.2 Șterge cheltuielile de la apartamente consecutive (Ex. se dau două numere de apartament 2 și 5 și se șterg toate cheltuielile de la apartamentele 1,2,3,4 și 5)<text:s/></text:p>
      <text:p text:style-name="P10">2.3Șterge cheltuielile de un anumit tip de la toate apartamentele<text:s/></text:p>
      <text:p text:style-name="P11">3. Căutări<text:s/></text:p>
      <text:p text:style-name="P12">3.1 Tipărește toate apartamentele care au cheltuieli mai mari decât o sumă dată<text:s/></text:p>
      <text:p text:style-name="P13">3.2Tipărește cheltuielile de un anumit tip de la toate apartamentele<text:s/></text:p>
      <text:p text:style-name="P14">3.3 Tipărește toate cheltuielile efectuate înainte de o zi și mai mari decât o sumă (se dă suma și ziua)<text:s/></text:p>
      <text:p text:style-name="P15">4. Rapoarte<text:s/></text:p>
      <text:p text:style-name="P16">4.1Tipărește suma totală pentru un tip de<text:s/>cheltuială<text:s/></text:p>
      <text:p text:style-name="P17">4.2Tipărește toate apartamentele sortate după un tip de cheltuială<text:s/></text:p>
      <text:p text:style-name="P18">4.3Tipărește totalul de cheltuieli pentru un apartament dat</text:p>
      <text:p text:style-name="Fărăspaiere"><text:span text:style-name="T19"><text:s/></text:span><text:span text:style-name="T20">5. Filtru<text:s/></text:span></text:p>
      <text:p text:style-name="P21">5.1 Elimină toate cheltuielile de un anumit tip<text:s/></text:p>
      <text:p text:style-name="P22">5.2 Elimină toate cheltuielile mai mici decât o<text:s/>sumă dată</text:p>
      <text:p text:style-name="P23"><text:s/>6. Undo<text:s/></text:p>
      <text:p text:style-name="P24"><text:span text:style-name="T25">6.1 Reface ultima operație (lista de cheltuieli revine la ce exista înainte de ultima operație care a modificat lista). – Nu folosiți funcția deepCopy</text:span></text:p>
      <text:p text:style-name="P26"/>
      <text:p text:style-name="P27">PLAN DE ITERATII</text:p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LAB 4</text:p>
          </table:table-cell>
          <table:table-cell table:style-name="TableCell35">
            <text:p text:style-name="P36">1.1<text:s/><text:s/>4.1 5.1<text:s/><text:s/>2.1 4.3</text:p>
          </table:table-cell>
          <table:table-cell table:style-name="TableCell37">
            <text:p text:style-name="P38">Functii,functii de test</text:p>
          </table:table-cell>
        </table:table-row>
        <table:table-row table:style-name="TableRow39">
          <table:table-cell table:style-name="TableCell40">
            <text:p text:style-name="P41">LAB 5</text:p>
          </table:table-cell>
          <table:table-cell table:style-name="TableCell42">
            <text:p text:style-name="P43">1.2 <text:s/>3.1 5.2 4.2<text:s/>2.2 2.3</text:p>
          </table:table-cell>
          <table:table-cell table:style-name="TableCell44">
            <text:p text:style-name="P45">modularizare</text:p>
          </table:table-cell>
        </table:table-row>
        <table:table-row table:style-name="TableRow46">
          <table:table-cell table:style-name="TableCell47">
            <text:p text:style-name="P48">LAB 6</text:p>
          </table:table-cell>
          <table:table-cell table:style-name="TableCell49">
            <text:p text:style-name="P50">6.1 3.2 3.3<text:s/></text:p>
          </table:table-cell>
          <table:table-cell table:style-name="TableCell51">
            <text:p text:style-name="P52">Scrierea codului mai eficient, validari si exceptii</text:p>
          </table:table-cell>
        </table:table-row>
      </table:table>
      <text:p text:style-name="P53"><text:s/></text:p>
      <text:p text:style-name="P54">LISTA DE FUNCTIONALITATI:</text:p>
      <text:list text:style-name="LFO1" text:continue-numbering="true">
        <text:list-item>
          <text:p text:style-name="P55">F1=Adaugare in lista de apartamente</text:p>
        </text:list-item>
        <text:list-item>
          <text:p text:style-name="P56">F2=Actualizare lista cu noile modificari</text:p>
        </text:list-item>
        <text:list-item>
          <text:p text:style-name="P57">F3=Stergerea unor liste care contin entitatea suma mai mare decat un numar</text:p>
        </text:list-item>
        <text:list-item>
          <text:p text:style-name="P58">F4=Stergerea unor liste consecutive</text:p>
        </text:list-item>
        <text:list-item>
          <text:p text:style-name="P59">F5=Stergerea unor liste care contin un anumit tip de cheltuiala</text:p>
        </text:list-item>
        <text:list-item>
          <text:p text:style-name="P60">F6=Tiparirea listei</text:p>
        </text:list-item>
        <text:list-item>
          <text:p text:style-name="P61">F7=Raport de suma totala a unui tip de cheltuiala</text:p>
        </text:list-item>
        <text:list-item>
          <text:p text:style-name="P62">F8=Tiparirea apartamentelor sortate dupa cheltuiala</text:p>
        </text:list-item>
        <text:list-item>
          <text:p text:style-name="P63">F9=Raport de suma toatala a unui apartament</text:p>
        </text:list-item>
        <text:list-item>
          <text:p text:style-name="P64">F10=Eliminarea din lista a tuturor cheltuielilor de un anumit tip</text:p>
        </text:list-item>
        <text:list-item>
          <text:p text:style-name="P65">F11=Eliminarea din lista a cheltuielilor mai mici de o anumita valoare</text:p>
        </text:list-item>
        <text:list-item>
          <text:p text:style-name="P66">F12=Undo pentru operatiile care modifica lista</text:p>
        </text:list-item>
        <text:list-item>
          <text:p text:style-name="P67">F13=Validarea datelor</text:p>
        </text:list-item>
      </text:list>
      <text:p text:style-name="P68"/>
      <text:p text:style-name="P69"/>
      <text:p text:style-name="P70">Lista de Task-uri<text:s/></text:p>
      <text:p text:style-name="P71">F1-citire atribute pentru cheltuiala</text:p>
      <text:p text:style-name="P72"><text:s text:c="4"/>-validare elemente</text:p>
      <text:p text:style-name="P73"><text:s text:c="4"/>-adaugare<text:s/>elemente</text:p>
      <text:p text:style-name="P74">F2-citire numar apartament</text:p>
      <text:p text:style-name="P75"><text:s text:c="4"/>-validare numar apartament</text:p>
      <text:p text:style-name="P76"><text:s text:c="4"/>-cautare elementul in lista<text:s/></text:p>
      <text:p text:style-name="P77"><text:s text:c="4"/>-modificare elemente<text:s/>daca se gaseste elementul<text:s/></text:p>
      <text:p text:style-name="P78">F3-citirea unui numar apartament</text:p>
      <text:p text:style-name="P79"><text:s text:c="4"/>-validarea numarului</text:p>
      <text:p text:style-name="P80"><text:s text:c="4"/>-cautarea elementelor care contin numarul respectiv</text:p>
      <text:p text:style-name="P81"><text:s text:c="4"/>-stergerea elementelor<text:s/></text:p>
      <text:p text:style-name="P82"><text:s text:c="4"/>-printare listei actuale</text:p>
      <text:p text:style-name="P83">F4-citirea a doua numere ale apartamentelor</text:p>
      <text:p text:style-name="P84"><text:s text:c="4"/>-validarea numerelor<text:s/>de<text:s/>apartamente</text:p>
      <text:p text:style-name="P85"><text:s text:c="4"/>-cautarea elementelor intre cele doua numere</text:p>
      <text:p text:style-name="P86"><text:s text:c="3"/>-stergerea elementelor care se afla intre cele doua numere</text:p>
      <text:p text:style-name="P87"><text:s text:c="3"/>-printarea listei actuala</text:p>
      <text:p text:style-name="P88">F5-citirea unui sir</text:p>
      <text:p text:style-name="P89"><text:s text:c="5"/>-validarea sirului</text:p>
      <text:p text:style-name="P90"><text:s text:c="5"/>-cautarea elementelor care contin sirul respectiv</text:p>
      <text:p text:style-name="P91"><text:s text:c="4"/>-stergerea elementelor<text:s/></text:p>
      <text:p text:style-name="P92"><text:s text:c="4"/>-printarea listei actuale</text:p>
      <text:p text:style-name="P93">F6-printare elemente daca exista altfel printeaza mesaj</text:p>
      <text:p text:style-name="P94">F7-citeste tipul cheltuielii</text:p>
      <text:p text:style-name="P95"><text:s text:c="4"/>-cauta in lista elemente cu respectivul tip de cheltuiala</text:p>
      <text:p text:style-name="P96"><text:s text:c="4"/>-face suma elementelor de tipul precizat</text:p>
      <text:p text:style-name="P97"><text:s text:c="4"/>-printeaza suma</text:p>
      <text:p text:style-name="P98">F8-citeste tipul cheltuielii</text:p>
      <text:p text:style-name="P99"><text:s text:c="4"/>-cauta elemente in lista cu respectivul tip de cheltuiala</text:p>
      <text:p text:style-name="P100"><text:s text:c="3"/>-introduce elementele in alta lista</text:p>
      <text:p text:style-name="P101"><text:s text:c="3"/>-sorteaza elementele dupa numarul de apartament</text:p>
      <text:p text:style-name="P102"><text:s text:c="3"/>-afiseaza lista nou sortata</text:p>
      <text:p text:style-name="P103">F9-citirea unui numar</text:p>
      <text:p text:style-name="P104"><text:s text:c="4"/>-validarea numarului</text:p>
      <text:p text:style-name="P105"><text:s text:c="4"/>-cautarea apartamentului respectiv in lista</text:p>
      <text:p text:style-name="P106"><text:s text:c="4"/>-se face suma cheltuielilor apartamentului respectiv</text:p>
      <text:p text:style-name="P107"><text:s text:c="4"/>-se afiseaza suma</text:p>
      <text:p text:style-name="P108">F10-se citeste tipul de cheltuiala<text:s/></text:p>
      <text:p text:style-name="P109"><text:s text:c="6"/>-se face o copie a listei curente</text:p>
      <text:p text:style-name="P110"><text:s text:c="6"/>-se cauta elemente in lista<text:s/></text:p>
      <text:p text:style-name="P111"><text:s text:c="6"/>-se sterg elementele<text:s/></text:p>
      <text:soft-page-break/>
      <text:p text:style-name="P112">-se afiseaza elementele</text:p>
      <text:p text:style-name="P113">F11-se citeste un numar</text:p>
      <text:p text:style-name="P114"><text:s text:c="6"/>-se valideaza numarul</text:p>
      <text:p text:style-name="P115"><text:s text:c="6"/>-se face o copie a listei curente</text:p>
      <text:p text:style-name="P116"><text:s text:c="6"/>-se cauta elementele in lista</text:p>
      <text:p text:style-name="P117"><text:s text:c="6"/>-se sterg elemnetele din lista</text:p>
      <text:p text:style-name="P118"><text:s text:c="6"/>-se afiseaza lista</text:p>
      <text:p text:style-name="P119">F12-se urmareste ca datele sa nu reprezinte anumite exceptii</text:p>
      <text:p text:style-name="P120"><text:s text:c="6"/>-se fac teste la fiecare functie</text:p>
      <text:p text:style-name="P121">F13-se face o lista se istoric</text:p>
      <text:p text:style-name="P122"><text:s text:c="6"/>-se actualizeaza lista de istoric la fiecare pas de modificare</text:p>
      <text:p text:style-name="P123"><text:s text:c="6"/>-se sterge ultima pozitie din lista de istoric</text:p>
      <text:p text:style-name="P124"><text:s text:c="6"/>-lista actuala devine ultima pozitie a listei de istoric dupa undo</text:p>
      <text:p text:style-name="P125">SCENARII DE RULARE</text:p>
      <table:table table:style-name="Table126">
        <table:table-columns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PROGRAM</text:p>
          </table:table-cell>
          <table:table-cell table:style-name="TableCell133">
            <text:p text:style-name="P134">UTILIZATOR</text:p>
          </table:table-cell>
          <table:table-cell table:style-name="TableCell135">
            <text:p text:style-name="P136">DESCRIERE</text:p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><text:span text:style-name="T142">ADAUGARE</text:span></text:p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Apasati 1 pentru ADAUGARE:</text:p>
            <text:p text:style-name="P148">Apasati 2 pentru STERGERE:</text:p>
            <text:p text:style-name="P149">Apasati 3 pentru CAUTARI:</text:p>
            <text:p text:style-name="P150">Apasati 4 pentru RAPOARTE:</text:p>
            <text:p text:style-name="P151">Apasati 5 pentru FILTRU:</text:p>
            <text:p text:style-name="P152">Apasati 6 pentru UNDO:</text:p>
            <text:p text:style-name="P153">Apasati 7 pentru TERMINAREA PROGRAMULUI</text:p>
            <text:p text:style-name="P154"/>
          </table:table-cell>
          <table:table-cell table:style-name="TableCell155">
            <text:p text:style-name="P156"><text:s/></text:p>
          </table:table-cell>
          <table:table-cell table:style-name="TableCell157">
            <text:p text:style-name="P158">Se<text:s/>afiseaza meniul si se asteapta optiunea utilizatorului</text:p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><text:s text:c="9"/>1</text:p>
          </table:table-cell>
          <table:table-cell table:style-name="TableCell164">
            <text:p text:style-name="P165">Se introduce o optiune</text:p>
          </table:table-cell>
        </table:table-row>
        <table:table-row table:style-name="TableRow166">
          <table:table-cell table:style-name="TableCell167">
            <text:p text:style-name="P168">Apasati tasta 1 pentru a adauga cheltuieli</text:p>
            <text:p text:style-name="P169">Apasati tasta 2 pentru a modifica o cheltuiala</text:p>
            <text:p text:style-name="P170">Apasati tasta 3 pentru a termina procesul de adaugare</text:p>
            <text:p text:style-name="P171"/>
          </table:table-cell>
          <table:table-cell table:style-name="TableCell172">
            <text:p text:style-name="P173"><text:s text:c="7"/></text:p>
          </table:table-cell>
          <table:table-cell table:style-name="TableCell174">
            <text:p text:style-name="P175">Se<text:s/>afiseaza submeniul si se asteapta in continuare optiunea utilizatorului</text:p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><text:s text:c="14"/>1</text:p>
          </table:table-cell>
          <table:table-cell table:style-name="TableCell181">
            <text:p text:style-name="P182">Se introduce o optiune</text:p>
          </table:table-cell>
        </table:table-row>
        <table:table-row table:style-name="TableRow183">
          <table:table-cell table:style-name="TableCell184">
            <text:p text:style-name="P185">Introduce numarul apartamentului la care doriti sa introduceti cheltuiala:</text:p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>Se asteapta introducerea in lista de dictionare<text:s/>cheia-valoare</text:p>
          </table:table-cell>
        </table:table-row>
        <table:table-row table:style-name="TableRow191">
          <table:table-cell table:style-name="TableCell192">
            <text:p text:style-name="P193"/>
          </table:table-cell>
          <table:table-cell table:style-name="TableCell194">
            <text:p text:style-name="P195"><text:s text:c="14"/>5</text:p>
          </table:table-cell>
          <table:table-cell table:style-name="TableCell196">
            <text:p text:style-name="P197">Se introduce o optiune</text:p>
          </table:table-cell>
        </table:table-row>
        <table:table-row table:style-name="TableRow198">
          <table:table-cell table:style-name="TableCell199">
            <text:p text:style-name="P200">Introduceti suma restanta a apartamentului:</text:p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>Se asteapta introducerea in lista de dictionare cheia-valoare</text:p>
          </table:table-cell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><text:s text:c="12"/>120</text:p>
          </table:table-cell>
          <table:table-cell table:style-name="TableCell211">
            <text:p text:style-name="P212">Se introduce o optiune</text:p>
          </table:table-cell>
        </table:table-row>
        <table:table-row table:style-name="TableRow213">
          <table:table-cell table:style-name="TableCell214">
            <text:p text:style-name="P215">Introduceti numarul in functie de tipul<text:s/>cheltuielii:</text:p>
            <text:p text:style-name="P216"/>
            <text:p text:style-name="P217">1.Apa</text:p>
            <text:p text:style-name="P218">2.Canal</text:p>
            <text:soft-page-break/>
            <text:p text:style-name="P219">3.Incalzire</text:p>
            <text:p text:style-name="P220">4.Gaz</text:p>
            <text:p text:style-name="P221">5.Altele</text:p>
          </table:table-cell>
          <table:table-cell table:style-name="TableCell222">
            <text:p text:style-name="P223"/>
          </table:table-cell>
          <table:table-cell table:style-name="TableCell224">
            <text:p text:style-name="P225">Se asteapta introducerea in lista de dictionare cheia-valoare</text:p>
          </table:table-cell>
        </table:table-row>
        <table:table-row table:style-name="TableRow226">
          <table:table-cell table:style-name="TableCell227">
            <text:p text:style-name="P228"/>
          </table:table-cell>
          <table:table-cell table:style-name="TableCell229">
            <text:p text:style-name="P230"><text:s text:c="14"/>1</text:p>
          </table:table-cell>
          <table:table-cell table:style-name="TableCell231">
            <text:p text:style-name="P232">Se introduce o optiune</text:p>
          </table:table-cell>
        </table:table-row>
        <table:table-row table:style-name="TableRow233">
          <table:table-cell table:style-name="TableCell234">
            <text:p text:style-name="P235">Introduceti data din luna cand s-a platit cheltuiala: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/>
          </table:table-cell>
          <table:table-cell table:style-name="TableCell243">
            <text:p text:style-name="P244"><text:s text:c="15"/>1</text:p>
          </table:table-cell>
          <table:table-cell table:style-name="TableCell245">
            <text:p text:style-name="P246">Se introduce o optiune</text:p>
          </table:table-cell>
        </table:table-row>
        <table:table-row table:style-name="TableRow247">
          <table:table-cell table:style-name="TableCell248">
            <text:p text:style-name="P249">Apasati tasta 1 pentru a adauga cheltuieli</text:p>
            <text:p text:style-name="P250">Apasati tasta 2 pentru a modifica o<text:s/>cheltuiala</text:p>
            <text:p text:style-name="P251">Apasati tasta 3 pentru a termina procesul de adaugare</text:p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>Se afiseaza din nou submeniul si se astepata optiunea utilizatorului</text:p>
          </table:table-cell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><text:s text:c="16"/>2</text:p>
          </table:table-cell>
          <table:table-cell table:style-name="TableCell262">
            <text:p text:style-name="P263">Se introduce o optiune</text:p>
          </table:table-cell>
        </table:table-row>
        <table:table-row table:style-name="TableRow264">
          <table:table-cell table:style-name="TableCell265">
            <text:p text:style-name="P266">Introduceti numarul apartamentului: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/>
          </table:table-cell>
          <table:table-cell table:style-name="TableCell274">
            <text:p text:style-name="P275"><text:s text:c="15"/>2</text:p>
          </table:table-cell>
          <table:table-cell table:style-name="TableCell276">
            <text:p text:style-name="P277">Se introduce o optiune</text:p>
          </table:table-cell>
        </table:table-row>
        <table:table-row table:style-name="TableRow278">
          <table:table-cell table:style-name="TableCell279">
            <text:p text:style-name="P280">numar invalid</text:p>
            <text:p text:style-name="P281">Introduceti numarul apartamentului: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><text:s text:c="15"/>5</text:p>
          </table:table-cell>
          <table:table-cell table:style-name="TableCell291">
            <text:p text:style-name="P292">Se introduce o optiune</text:p>
          </table:table-cell>
        </table:table-row>
        <table:table-row table:style-name="TableRow293">
          <table:table-cell table:style-name="TableCell294">
            <text:p text:style-name="P295">Introduceti suma:</text:p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>Se asteapta introducerea in lista de dictionare cheia-valoare</text:p>
          </table:table-cell>
        </table:table-row>
        <table:table-row table:style-name="TableRow301">
          <table:table-cell table:style-name="TableCell302">
            <text:p text:style-name="P303"/>
          </table:table-cell>
          <table:table-cell table:style-name="TableCell304">
            <text:p text:style-name="P305"><text:s text:c="12"/>125</text:p>
          </table:table-cell>
          <table:table-cell table:style-name="TableCell306">
            <text:p text:style-name="P307">Se introduce o optiune</text:p>
          </table:table-cell>
        </table:table-row>
        <table:table-row table:style-name="TableRow308">
          <table:table-cell table:style-name="TableCell309">
            <text:p text:style-name="P310">Introduceti numarul in functie de tipul cheltuielii:</text:p>
            <text:p text:style-name="P311"/>
            <text:p text:style-name="P312">1.Apa</text:p>
            <text:p text:style-name="P313">2.Canal</text:p>
            <text:p text:style-name="P314">3.Incalzire</text:p>
            <text:p text:style-name="P315">4.Gaz</text:p>
            <text:p text:style-name="P316">5.Altele</text:p>
          </table:table-cell>
          <table:table-cell table:style-name="TableCell317">
            <text:p text:style-name="P318"/>
          </table:table-cell>
          <table:table-cell table:style-name="TableCell319">
            <text:p text:style-name="P320">Se asteapta introducerea in lista de dictionare cheia-valoare</text:p>
          </table:table-cell>
        </table:table-row>
        <table:table-row table:style-name="TableRow321">
          <table:table-cell table:style-name="TableCell322">
            <text:p text:style-name="P323"/>
          </table:table-cell>
          <table:table-cell table:style-name="TableCell324">
            <text:p text:style-name="P325"><text:s text:c="14"/>2</text:p>
          </table:table-cell>
          <table:table-cell table:style-name="TableCell326">
            <text:p text:style-name="P327">Se introduce o optiune</text:p>
          </table:table-cell>
        </table:table-row>
        <table:table-row table:style-name="TableRow328">
          <table:table-cell table:style-name="TableCell329">
            <text:p text:style-name="P330">Introduceti data din luna cand s-a platit cheltuiala: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><text:s text:c="15"/>5</text:p>
          </table:table-cell>
          <table:table-cell table:style-name="TableCell340">
            <text:p text:style-name="P341">Se introduce o optiune</text:p>
          </table:table-cell>
        </table:table-row>
        <table:table-row table:style-name="TableRow342">
          <table:table-cell table:style-name="TableCell343">
            <text:p text:style-name="P344">Lista dupa modificare este:</text:p>
            <text:p text:style-name="P345">Nr.Ap Suma <text:s/>Tip cheltuiala <text:s/>Data</text:p>
            <text:p text:style-name="P346">5 <text:s text:c="8"/>125 <text:s text:c="7"/>Canal<text:s/><text:s text:c="8"/>2</text:p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/>
          </table:table-cell>
          <table:table-cell table:style-name="TableCell354">
            <text:p text:style-name="P355"><text:span text:style-name="T356">CAUTARE</text:span></text:p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>Apasati 1 pentru ADAUGARE:</text:p>
            <text:p text:style-name="P362">Apasati 2 pentru STERGERE:</text:p>
            <text:p text:style-name="P363">Apasati 3 pentru CAUTARI:</text:p>
            <text:p text:style-name="P364">Apasati 4 pentru RAPOARTE:</text:p>
            <text:p text:style-name="P365">Apasati 5 pentru FILTRU:</text:p>
            <text:soft-page-break/>
            <text:p text:style-name="P366">Apasati 6 pentru UNDO:</text:p>
            <text:p text:style-name="P367">Apasati 7 pentru TERMINAREA PROGRAMULUI</text:p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>Se afiseaza din nou meniul principal si se asteapta optiunea utilizatorului</text:p>
          </table:table-cell>
        </table:table-row>
        <table:table-row table:style-name="TableRow373">
          <table:table-cell table:style-name="TableCell374">
            <text:p text:style-name="P375"/>
          </table:table-cell>
          <table:table-cell table:style-name="TableCell376">
            <text:p text:style-name="P377">3</text:p>
          </table:table-cell>
          <table:table-cell table:style-name="TableCell378">
            <text:p text:style-name="P379">Se introduce optiunea</text:p>
          </table:table-cell>
        </table:table-row>
        <table:table-row table:style-name="TableRow380">
          <table:table-cell table:style-name="TableCell381">
            <text:p text:style-name="P382">Apasati tasta 1 pentru a tipari toate apartamentele cu cheltuieli mai mari decat o suma data</text:p>
            <text:p text:style-name="P383">Apasati tasta 2 pentru a tipari cheltuielile de un anumit tip</text:p>
            <text:p text:style-name="P384">Apasati tasta 3 pentru a tipari toate cheltuielile efectuate cu o zi inainte si mai mari decta o suma</text:p>
            <text:p text:style-name="P385">Apasati tasta 4 pentru terminarea procesului de cautare</text:p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</table:table-row>
        <table:table-row table:style-name="TableRow390">
          <table:table-cell table:style-name="TableCell391">
            <text:p text:style-name="P392"/>
          </table:table-cell>
          <table:table-cell table:style-name="TableCell393">
            <text:p text:style-name="P394">1</text:p>
          </table:table-cell>
          <table:table-cell table:style-name="TableCell395">
            <text:p text:style-name="P396">Se introduce optiunea</text:p>
          </table:table-cell>
        </table:table-row>
        <table:table-row table:style-name="TableRow397">
          <table:table-cell table:style-name="TableCell398">
            <text:p text:style-name="P399">Introduceti suma:</text:p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</table:table-row>
        <table:table-row table:style-name="TableRow404">
          <table:table-cell table:style-name="TableCell405">
            <text:p text:style-name="P406"/>
          </table:table-cell>
          <table:table-cell table:style-name="TableCell407">
            <text:p text:style-name="P408">100</text:p>
          </table:table-cell>
          <table:table-cell table:style-name="TableCell409">
            <text:p text:style-name="P410">Se introduce optiunea</text:p>
          </table:table-cell>
        </table:table-row>
        <table:table-row table:style-name="TableRow411">
          <table:table-cell table:style-name="TableCell412">
            <text:p text:style-name="P413">Apartamentele care au cheltuieli mai mari sunt:</text:p>
            <text:p text:style-name="P414">Nr.Ap Suma <text:s/>Tip cheltuiala <text:s/>Data</text:p>
            <text:p text:style-name="P415">5 <text:s text:c="8"/>125 <text:s text:c="7"/>Canal<text:s/><text:s text:c="8"/>2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Apasati tasta 1 pentru a tipari toate apartamentele cu cheltuieli mai mari decat o suma data</text:p>
            <text:p text:style-name="P423">Apasati tasta 2 pentru a tipari cheltuielile de un anumit tip</text:p>
            <text:p text:style-name="P424">Apasati tasta 3 pentru a tipari toate cheltuielile efectuate cu o zi inainte si mai mari decta o suma</text:p>
            <text:p text:style-name="P425">Apasati tasta 4 pentru terminarea procesului de cautare</text:p>
          </table:table-cell>
          <table:table-cell table:style-name="TableCell426">
            <text:p text:style-name="P427"/>
          </table:table-cell>
          <table:table-cell table:style-name="TableCell428">
            <text:p text:style-name="P429">Se afiseaza submeniul de cautare</text:p>
          </table:table-cell>
        </table:table-row>
        <table:table-row table:style-name="TableRow430">
          <table:table-cell table:style-name="TableCell431">
            <text:p text:style-name="P432"/>
          </table:table-cell>
          <table:table-cell table:style-name="TableCell433">
            <text:p text:style-name="P434">2</text:p>
          </table:table-cell>
          <table:table-cell table:style-name="TableCell435">
            <text:p text:style-name="P436">Se introduce optiunea</text:p>
          </table:table-cell>
        </table:table-row>
        <table:table-row table:style-name="TableRow437">
          <table:table-cell table:style-name="TableCell438">
            <text:p text:style-name="P439">Introduceti numarul in functie de tipul cheltuielii:</text:p>
            <text:p text:style-name="P440"/>
            <text:p text:style-name="P441">1.Apa</text:p>
            <text:p text:style-name="P442">2.Canal</text:p>
            <text:p text:style-name="P443">3.Incalzire</text:p>
            <text:p text:style-name="P444">4.Gaz</text:p>
            <text:p text:style-name="P445">5.Altele</text:p>
          </table:table-cell>
          <table:table-cell table:style-name="TableCell446">
            <text:p text:style-name="P447"/>
          </table:table-cell>
          <table:table-cell table:style-name="TableCell448">
            <text:p text:style-name="P449">Se asteapta optiunea <text:s/>utilizatorului</text:p>
          </table:table-cell>
        </table:table-row>
        <table:table-row table:style-name="TableRow450">
          <table:table-cell table:style-name="TableCell451">
            <text:p text:style-name="P452"/>
          </table:table-cell>
          <table:table-cell table:style-name="TableCell453">
            <text:p text:style-name="P454">2</text:p>
          </table:table-cell>
          <table:table-cell table:style-name="TableCell455">
            <text:p text:style-name="P456">Se introduce optiunea</text:p>
          </table:table-cell>
        </table:table-row>
        <table:table-row table:style-name="TableRow457">
          <table:table-cell table:style-name="TableCell458">
            <text:p text:style-name="P459">Apartamentele care au restate la respectivul tip sunt: <text:s/></text:p>
            <text:p text:style-name="P460">Nr.Ap Suma Data</text:p>
            <text:p text:style-name="P461">5 <text:s text:c="4"/>125 <text:s text:c="4"/><text:s text:c="3"/>2</text:p>
          </table:table-cell>
          <table:table-cell table:style-name="TableCell462">
            <text:p text:style-name="P463"/>
          </table:table-cell>
          <table:table-cell table:style-name="TableCell464">
            <text:p text:style-name="P465">Lista ceruta se afiseaza</text:p>
          </table:table-cell>
        </table:table-row>
        <text:soft-page-break/>
        <table:table-row table:style-name="TableRow466">
          <table:table-cell table:style-name="TableCell467">
            <text:p text:style-name="P468">Apasati tasta 1 pentru a tipari toate apartamentele cu cheltuieli mai mari decat o suma data</text:p>
            <text:p text:style-name="P469">Apasati tasta 2 pentru a tipari cheltuielile de un anumit tip</text:p>
            <text:p text:style-name="P470">Apasati tasta 3 pentru a tipari toate cheltuielile efectuate cu o zi inainte si mai mari decta o suma</text:p>
            <text:p text:style-name="P471">Apasati tasta 4 pentru terminarea procesului de cautare</text:p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p text:style-name="P478"/>
          </table:table-cell>
          <table:table-cell table:style-name="TableCell479">
            <text:p text:style-name="P480">3</text:p>
          </table:table-cell>
          <table:table-cell table:style-name="TableCell481">
            <text:p text:style-name="P482"/>
          </table:table-cell>
        </table:table-row>
        <table:table-row table:style-name="TableRow483">
          <table:table-cell table:style-name="TableCell484">
            <text:p text:style-name="P485">Introduceti data din luna cand s-a platit cheltuiala:</text:p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</table:table-row>
        <table:table-row table:style-name="TableRow490">
          <table:table-cell table:style-name="TableCell491">
            <text:p text:style-name="P492"/>
          </table:table-cell>
          <table:table-cell table:style-name="TableCell493">
            <text:p text:style-name="P494">4</text:p>
          </table:table-cell>
          <table:table-cell table:style-name="TableCell495">
            <text:p text:style-name="P496">Se introduce optiunea</text:p>
          </table:table-cell>
        </table:table-row>
        <table:table-row table:style-name="TableRow497">
          <table:table-cell table:style-name="TableCell498">
            <text:p text:style-name="P499">Introduceti suma:</text:p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</table:table-row>
        <table:table-row table:style-name="TableRow505">
          <table:table-cell table:style-name="TableCell506">
            <text:p text:style-name="P507"/>
          </table:table-cell>
          <table:table-cell table:style-name="TableCell508">
            <text:p text:style-name="P509">25</text:p>
          </table:table-cell>
          <table:table-cell table:style-name="TableCell510">
            <text:p text:style-name="P511">Se introduce optiunea</text:p>
          </table:table-cell>
        </table:table-row>
        <table:table-row table:style-name="TableRow512">
          <table:table-cell table:style-name="TableCell513">
            <text:p text:style-name="P514">Apartamentele care au efectuat cheltuielile in data de 4 si au valoarea 25 sunt:</text:p>
            <text:p text:style-name="P515">nu sunt elemente</text:p>
            <text:p text:style-name="P516">Apasati tasta 1 pentru a tipari toate apartamentele cu cheltuieli mai mari decat o suma data</text:p>
            <text:p text:style-name="P517">Apasati tasta 2 pentru a tipari cheltuielile de un anumit tip</text:p>
            <text:p text:style-name="P518">Apasati tasta 3 pentru a tipari toate cheltuielile efectuate cu o zi inainte si mai mari decta o suma</text:p>
            <text:p text:style-name="P519">Apasati tasta 4 pentru terminarea procesului de cautare</text:p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</table:table-row>
        <table:table-row table:style-name="TableRow524">
          <table:table-cell table:style-name="TableCell525">
            <text:p text:style-name="P526"/>
          </table:table-cell>
          <table:table-cell table:style-name="TableCell527">
            <text:p text:style-name="P528">4</text:p>
          </table:table-cell>
          <table:table-cell table:style-name="TableCell529">
            <text:p text:style-name="P530">Se introduce optiunea</text:p>
          </table:table-cell>
        </table:table-row>
        <table:table-row table:style-name="TableRow531">
          <table:table-cell table:style-name="TableCell532">
            <text:p text:style-name="P533"/>
          </table:table-cell>
          <table:table-cell table:style-name="TableCell534">
            <text:p text:style-name="P535">ADAUGARE</text:p>
          </table:table-cell>
          <table:table-cell table:style-name="TableCell536">
            <text:p text:style-name="P537"/>
          </table:table-cell>
        </table:table-row>
        <table:table-row table:style-name="TableRow538">
          <table:table-cell table:style-name="TableCell539">
            <text:p text:style-name="P540">Apasati 1 pentru ADAUGARE:</text:p>
            <text:p text:style-name="P541">Apasati 2 pentru STERGERE:</text:p>
            <text:p text:style-name="P542">Apasati 3 pentru CAUTARI:</text:p>
            <text:p text:style-name="P543">Apasati 4 pentru RAPOARTE:</text:p>
            <text:p text:style-name="P544">Apasati 5 pentru FILTRU:</text:p>
            <text:p text:style-name="P545">Apasati 6 pentru UNDO:</text:p>
            <text:p text:style-name="P546">Apasati 7 pentru TERMINAREA PROGRAMULUI</text:p>
          </table:table-cell>
          <table:table-cell table:style-name="TableCell547">
            <text:p text:style-name="P548"/>
          </table:table-cell>
          <table:table-cell table:style-name="TableCell549">
            <text:p text:style-name="P550">Se afiseaza din nou meniul principal si se asteapta optiunea utlizatorului</text:p>
          </table:table-cell>
        </table:table-row>
        <table:table-row table:style-name="TableRow551">
          <table:table-cell table:style-name="TableCell552">
            <text:p text:style-name="P553"/>
          </table:table-cell>
          <table:table-cell table:style-name="TableCell554">
            <text:p text:style-name="P555">1</text:p>
          </table:table-cell>
          <table:table-cell table:style-name="TableCell556">
            <text:p text:style-name="P557">Se introduce optiunea</text:p>
          </table:table-cell>
        </table:table-row>
        <table:table-row table:style-name="TableRow558">
          <table:table-cell table:style-name="TableCell559">
            <text:p text:style-name="P560">Apasati tasta 1 pentru a adauga cheltuieli</text:p>
            <text:p text:style-name="P561">Apasati tasta 2 pentru a modifica o cheltuiala</text:p>
            <text:p text:style-name="P562">Apasati tasta 3 pentru a termina procesul de adaugare</text:p>
          </table:table-cell>
          <table:table-cell table:style-name="TableCell563">
            <text:p text:style-name="P564"/>
          </table:table-cell>
          <table:table-cell table:style-name="TableCell565">
            <text:p text:style-name="P566">Se asteapta optiunea utlizatorului</text:p>
          </table:table-cell>
        </table:table-row>
        <table:table-row table:style-name="TableRow567">
          <table:table-cell table:style-name="TableCell568">
            <text:p text:style-name="P569"/>
          </table:table-cell>
          <table:table-cell table:style-name="TableCell570">
            <text:p text:style-name="P571">1</text:p>
          </table:table-cell>
          <table:table-cell table:style-name="TableCell572">
            <text:p text:style-name="P573">Se introduce optiunea</text:p>
          </table:table-cell>
        </table:table-row>
        <table:table-row table:style-name="TableRow574">
          <table:table-cell table:style-name="TableCell575">
            <text:p text:style-name="P576">Introduce numarul apartamentului:</text:p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</table:table-row>
        <table:table-row table:style-name="TableRow582">
          <table:table-cell table:style-name="TableCell583">
            <text:p text:style-name="P584"/>
          </table:table-cell>
          <table:table-cell table:style-name="TableCell585">
            <text:p text:style-name="P586">2</text:p>
          </table:table-cell>
          <table:table-cell table:style-name="TableCell587">
            <text:p text:style-name="P588">Se introduce optiunea</text:p>
          </table:table-cell>
        </table:table-row>
        <table:table-row table:style-name="TableRow589">
          <table:table-cell table:style-name="TableCell590">
            <text:p text:style-name="P591">Introduceti suma:</text:p>
            <text:p text:style-name="P592"/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</table:table-row>
        <table:table-row table:style-name="TableRow598">
          <table:table-cell table:style-name="TableCell599">
            <text:p text:style-name="P600"/>
          </table:table-cell>
          <table:table-cell table:style-name="TableCell601">
            <text:p text:style-name="P602">125</text:p>
          </table:table-cell>
          <table:table-cell table:style-name="TableCell603">
            <text:p text:style-name="P604">Se introduce optiunea</text:p>
          </table:table-cell>
        </table:table-row>
        <table:table-row table:style-name="TableRow605">
          <table:table-cell table:style-name="TableCell606">
            <text:p text:style-name="P607">Introduceti numarul in functie de tipul cheltuielii:</text:p>
            <text:p text:style-name="P608"/>
            <text:p text:style-name="P609">1.Apa</text:p>
            <text:p text:style-name="P610">2.Canal</text:p>
            <text:p text:style-name="P611">3.Incalzire</text:p>
            <text:p text:style-name="P612">4.Gaz</text:p>
            <text:p text:style-name="P613">5.Altele</text:p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</table:table-row>
        <table:table-row table:style-name="TableRow618">
          <table:table-cell table:style-name="TableCell619">
            <text:p text:style-name="P620"/>
          </table:table-cell>
          <table:table-cell table:style-name="TableCell621">
            <text:p text:style-name="P622">2</text:p>
          </table:table-cell>
          <table:table-cell table:style-name="TableCell623">
            <text:p text:style-name="P624">Se introduce optiunea</text:p>
          </table:table-cell>
        </table:table-row>
        <table:table-row table:style-name="TableRow625">
          <table:table-cell table:style-name="TableCell626">
            <text:p text:style-name="P627">Introduceti data din luna cand s-a platit cheltuiala:</text:p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</table:table-row>
        <table:table-row table:style-name="TableRow633">
          <table:table-cell table:style-name="TableCell634">
            <text:p text:style-name="P635"/>
          </table:table-cell>
          <table:table-cell table:style-name="TableCell636">
            <text:p text:style-name="P637">4</text:p>
          </table:table-cell>
          <table:table-cell table:style-name="TableCell638">
            <text:p text:style-name="P639">Se introduce optiunea</text:p>
          </table:table-cell>
        </table:table-row>
        <table:table-row table:style-name="TableRow640">
          <table:table-cell table:style-name="TableCell641">
            <text:p text:style-name="P642">Apasati tasta 1 pentru a adauga cheltuieli</text:p>
            <text:p text:style-name="P643">Apasati tasta 2 pentru a modifica o cheltuiala</text:p>
            <text:p text:style-name="P644">Apasati tasta 3 pentru a termina procesul de adaugare</text:p>
          </table:table-cell>
          <table:table-cell table:style-name="TableCell645">
            <text:p text:style-name="P646"/>
          </table:table-cell>
          <table:table-cell table:style-name="TableCell647">
            <text:p text:style-name="P648">Se asteapta optiunea utlizatorului</text:p>
          </table:table-cell>
        </table:table-row>
        <table:table-row table:style-name="TableRow649">
          <table:table-cell table:style-name="TableCell650">
            <text:p text:style-name="P651"/>
          </table:table-cell>
          <table:table-cell table:style-name="TableCell652">
            <text:p text:style-name="P653">2</text:p>
          </table:table-cell>
          <table:table-cell table:style-name="TableCell654">
            <text:p text:style-name="P655">Se introduce optiunea</text:p>
          </table:table-cell>
        </table:table-row>
        <table:table-row table:style-name="TableRow656">
          <table:table-cell table:style-name="TableCell657">
            <text:p text:style-name="P658">Introduce numarul apartamentului:</text:p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</table:table-row>
        <table:table-row table:style-name="TableRow664">
          <table:table-cell table:style-name="TableCell665">
            <text:p text:style-name="P666"/>
          </table:table-cell>
          <table:table-cell table:style-name="TableCell667">
            <text:p text:style-name="P668">5</text:p>
          </table:table-cell>
          <table:table-cell table:style-name="TableCell669">
            <text:p text:style-name="P670">Se introduce optiunea</text:p>
          </table:table-cell>
        </table:table-row>
        <table:table-row table:style-name="TableRow671">
          <table:table-cell table:style-name="TableCell672">
            <text:p text:style-name="P673">Introduce numarul apartamentului:</text:p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</table:table-row>
        <table:table-row table:style-name="TableRow679">
          <table:table-cell table:style-name="TableCell680">
            <text:p text:style-name="P681"/>
          </table:table-cell>
          <table:table-cell table:style-name="TableCell682">
            <text:p text:style-name="P683">80</text:p>
          </table:table-cell>
          <table:table-cell table:style-name="TableCell684">
            <text:p text:style-name="P685">Se introduce optiunea</text:p>
          </table:table-cell>
        </table:table-row>
        <table:table-row table:style-name="TableRow686">
          <table:table-cell table:style-name="TableCell687">
            <text:p text:style-name="P688">Introduceti numarul in functie de tipul cheltuielii:</text:p>
            <text:p text:style-name="P689"/>
            <text:p text:style-name="P690">1.Apa</text:p>
            <text:p text:style-name="P691">2.Canal</text:p>
            <text:p text:style-name="P692">3.Incalzire</text:p>
            <text:p text:style-name="P693">4.Gaz</text:p>
            <text:p text:style-name="P694">5.Altele</text:p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</table:table-row>
        <table:table-row table:style-name="TableRow699">
          <table:table-cell table:style-name="TableCell700">
            <text:p text:style-name="P701"/>
          </table:table-cell>
          <table:table-cell table:style-name="TableCell702">
            <text:p text:style-name="P703">5</text:p>
          </table:table-cell>
          <table:table-cell table:style-name="TableCell704">
            <text:p text:style-name="P705">Se introduce optiunea</text:p>
          </table:table-cell>
        </table:table-row>
        <text:soft-page-break/>
        <table:table-row table:style-name="TableRow706">
          <table:table-cell table:style-name="TableCell707">
            <text:p text:style-name="P708">Introduceti data din luna cand s-a platit cheltuiala:</text:p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</table:table-row>
        <table:table-row table:style-name="TableRow714">
          <table:table-cell table:style-name="TableCell715">
            <text:p text:style-name="P716"/>
          </table:table-cell>
          <table:table-cell table:style-name="TableCell717">
            <text:p text:style-name="P718">30</text:p>
          </table:table-cell>
          <table:table-cell table:style-name="TableCell719">
            <text:p text:style-name="P720">Se introduce optiunea</text:p>
          </table:table-cell>
        </table:table-row>
        <table:table-row table:style-name="TableRow721">
          <table:table-cell table:style-name="TableCell722">
            <text:p text:style-name="P723">Apasati tasta 1 pentru a adauga cheltuieli</text:p>
            <text:p text:style-name="P724">Apasati tasta 2 pentru a modifica o cheltuiala</text:p>
            <text:p text:style-name="P725">Apasati tasta 3 pentru a termina procesul de adaugare</text:p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</table:table-row>
        <table:table-row table:style-name="TableRow730">
          <table:table-cell table:style-name="TableCell731">
            <text:p text:style-name="P732"/>
          </table:table-cell>
          <table:table-cell table:style-name="TableCell733">
            <text:p text:style-name="P734">3</text:p>
          </table:table-cell>
          <table:table-cell table:style-name="TableCell735">
            <text:p text:style-name="P736">Se introduce optiunea</text:p>
          </table:table-cell>
        </table:table-row>
        <table:table-row table:style-name="TableRow737">
          <table:table-cell table:style-name="TableCell738">
            <text:p text:style-name="P739">Nr.Ap Suma <text:s/>Tip cheltuiala <text:s/>Data</text:p>
            <text:p text:style-name="P740">5 <text:s text:c="10"/>125 <text:s text:c="5"/>Canal <text:s text:c="11"/>2</text:p>
            <text:p text:style-name="P741">2 <text:s text:c="10"/>125 <text:s text:c="6"/><text:s/>Canal<text:s text:c="13"/>4</text:p>
            <text:p text:style-name="P742">5 <text:s text:c="11"/>80 <text:s text:c="5"/>Altele <text:s text:c="9"/>30</text:p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</table:table-row>
        <table:table-row table:style-name="TableRow747">
          <table:table-cell table:style-name="TableCell748">
            <text:p text:style-name="P749">Apasati 1 pentru ADAUGARE:</text:p>
            <text:p text:style-name="P750">Apasati 2 pentru STERGERE:</text:p>
            <text:p text:style-name="P751">Apasati 3 pentru CAUTARI:</text:p>
            <text:p text:style-name="P752">Apasati 4 pentru RAPOARTE:</text:p>
            <text:p text:style-name="P753">Apasati 5 pentru FILTRU:</text:p>
            <text:p text:style-name="P754">Apasati 6 pentru UNDO:</text:p>
            <text:p text:style-name="P755">Apasati 7 pentru TERMINAREA PROGRAMULUI</text:p>
          </table:table-cell>
          <table:table-cell table:style-name="TableCell756">
            <text:p text:style-name="P757"/>
          </table:table-cell>
          <table:table-cell table:style-name="TableCell758">
            <text:p text:style-name="P759">Se asteapta optiunea utlizatorului</text:p>
          </table:table-cell>
        </table:table-row>
        <table:table-row table:style-name="TableRow760">
          <table:table-cell table:style-name="TableCell761">
            <text:p text:style-name="P762"/>
          </table:table-cell>
          <table:table-cell table:style-name="TableCell763">
            <text:p text:style-name="P764"><text:s text:c="2"/>4</text:p>
          </table:table-cell>
          <table:table-cell table:style-name="TableCell765">
            <text:p text:style-name="P766">Se introduce optiunea</text:p>
          </table:table-cell>
        </table:table-row>
        <table:table-row table:style-name="TableRow767">
          <table:table-cell table:style-name="TableCell768">
            <text:p text:style-name="P769"/>
          </table:table-cell>
          <table:table-cell table:style-name="TableCell770">
            <text:p text:style-name="P771"><text:span text:style-name="T772">RAPOARTE</text:span></text:p>
          </table:table-cell>
          <table:table-cell table:style-name="TableCell773">
            <text:p text:style-name="P774"/>
          </table:table-cell>
        </table:table-row>
        <table:table-row table:style-name="TableRow775">
          <table:table-cell table:style-name="TableCell776">
            <text:p text:style-name="P777">Apasati tasta 1 pentru a tipari suma totala pentru un tip de cheltuiala</text:p>
            <text:p text:style-name="P778">Apasati tasta 2 pentru a tipari toate apartamentele sortate dupa un tip de cheltuiala</text:p>
            <text:p text:style-name="P779">Apasati tasta 3 pentru a tipari totalul de cheltuieli pentru un apartament</text:p>
            <text:p text:style-name="P780">Apasati tasta 4 pentru terminarea procesului de cautare</text:p>
          </table:table-cell>
          <table:table-cell table:style-name="TableCell781">
            <text:p text:style-name="P782"/>
          </table:table-cell>
          <table:table-cell table:style-name="TableCell783">
            <text:p text:style-name="P784">Se asteapta optiunea utlizatorului</text:p>
          </table:table-cell>
        </table:table-row>
        <table:table-row table:style-name="TableRow785">
          <table:table-cell table:style-name="TableCell786">
            <text:p text:style-name="P787"/>
          </table:table-cell>
          <table:table-cell table:style-name="TableCell788">
            <text:p text:style-name="P789">1</text:p>
          </table:table-cell>
          <table:table-cell table:style-name="TableCell790">
            <text:p text:style-name="P791">Se introduce optiunea</text:p>
          </table:table-cell>
        </table:table-row>
        <table:table-row table:style-name="TableRow792">
          <table:table-cell table:style-name="TableCell793">
            <text:p text:style-name="P794">Introduceti numarul in functie de tipul cheltuielii:</text:p>
            <text:p text:style-name="P795"/>
            <text:p text:style-name="P796">1.Apa</text:p>
            <text:p text:style-name="P797">2.Canal</text:p>
            <text:p text:style-name="P798">3.Incalzire</text:p>
            <text:p text:style-name="P799">4.Gaz</text:p>
            <text:p text:style-name="P800">5.Altele</text:p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</table:table-row>
        <table:table-row table:style-name="TableRow805"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>Se introduce optiunea</text:p>
          </table:table-cell>
        </table:table-row>
        <table:table-row table:style-name="TableRow812">
          <table:table-cell table:style-name="TableCell813">
            <text:p text:style-name="P814">Numarul nu este valid</text:p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</table:table-row>
        <table:table-row table:style-name="TableRow819">
          <table:table-cell table:style-name="TableCell820">
            <text:p text:style-name="P821"/>
          </table:table-cell>
          <table:table-cell table:style-name="TableCell822">
            <text:p text:style-name="P823">5</text:p>
          </table:table-cell>
          <table:table-cell table:style-name="TableCell824">
            <text:p text:style-name="P825">Se introduce optiunea</text:p>
          </table:table-cell>
        </table:table-row>
        <text:soft-page-break/>
        <table:table-row table:style-name="TableRow826">
          <table:table-cell table:style-name="TableCell827">
            <text:p text:style-name="P828">Suma totala pentru tipul respectiv de cheltuiala este: <text:s/>80</text:p>
            <text:p text:style-name="P829">Apasati tasta 1 pentru a tipari suma totala pentru un tip de cheltuiala</text:p>
            <text:p text:style-name="P830">Apasati tasta 2 pentru a tipari toate apartamentele sortate dupa un tip de cheltuiala</text:p>
            <text:p text:style-name="P831">Apasati tasta 3 pentru a tipari totalul de cheltuieli pentru un apartament</text:p>
            <text:p text:style-name="P832">Apasati tasta 4 pentru terminarea procesului de cautare</text:p>
          </table:table-cell>
          <table:table-cell table:style-name="TableCell833">
            <text:p text:style-name="P834"/>
          </table:table-cell>
          <table:table-cell table:style-name="TableCell835">
            <text:p text:style-name="P836">Se afiseaza raspunsul programului si se asteapta optiunea utilizatorului</text:p>
          </table:table-cell>
        </table:table-row>
        <table:table-row table:style-name="TableRow837">
          <table:table-cell table:style-name="TableCell838">
            <text:p text:style-name="P839"/>
          </table:table-cell>
          <table:table-cell table:style-name="TableCell840">
            <text:p text:style-name="P841">2</text:p>
          </table:table-cell>
          <table:table-cell table:style-name="TableCell842">
            <text:p text:style-name="P843">Se introduce optiunea</text:p>
          </table:table-cell>
        </table:table-row>
        <table:table-row table:style-name="TableRow844">
          <table:table-cell table:style-name="TableCell845">
            <text:p text:style-name="P846">Introduceti numarul in functie de tipul cheltuielii:</text:p>
            <text:p text:style-name="P847"/>
            <text:p text:style-name="P848">1.Apa</text:p>
            <text:p text:style-name="P849">2.Canal</text:p>
            <text:p text:style-name="P850">3.Incalzire</text:p>
            <text:p text:style-name="P851">4.Gaz</text:p>
            <text:p text:style-name="P852">5.Altele</text:p>
          </table:table-cell>
          <table:table-cell table:style-name="TableCell853">
            <text:p text:style-name="P854"/>
          </table:table-cell>
          <table:table-cell table:style-name="TableCell855">
            <text:p text:style-name="P856">Se astepta optiunea</text:p>
          </table:table-cell>
        </table:table-row>
        <table:table-row table:style-name="TableRow857">
          <table:table-cell table:style-name="TableCell858">
            <text:p text:style-name="P859"/>
          </table:table-cell>
          <table:table-cell table:style-name="TableCell860">
            <text:p text:style-name="P861">2</text:p>
          </table:table-cell>
          <table:table-cell table:style-name="TableCell862">
            <text:p text:style-name="P863">Se introduce optiunea</text:p>
          </table:table-cell>
        </table:table-row>
        <table:table-row table:style-name="TableRow864">
          <table:table-cell table:style-name="TableCell865">
            <text:p text:style-name="P866">Apartamentele sortate dupa Canal sunt:</text:p>
            <text:p text:style-name="P867">Nr.Ap Suma <text:s/>Tip cheltuiala <text:s/>Data</text:p>
            <text:p text:style-name="P868">2 <text:s text:c="10"/>125 <text:s text:c="7"/>Canal <text:s text:c="12"/>4</text:p>
            <text:p text:style-name="P869">5 <text:s text:c="10"/>125 <text:s text:c="5"/>Canal <text:s text:c="11"/>2</text:p>
            <text:p text:style-name="P870">Apasati tasta 1 pentru a tipari suma totala pentru un tip de cheltuiala</text:p>
            <text:p text:style-name="P871">Apasati tasta 2 pentru a tipari toate apartamentele sortate dupa un tip de cheltuiala</text:p>
            <text:p text:style-name="P872">Apasati tasta 3 pentru a tipari totalul de cheltuieli pentru un apartament</text:p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</table:table-row>
        <table:table-row table:style-name="TableRow877">
          <table:table-cell table:style-name="TableCell878">
            <text:p text:style-name="P879"/>
          </table:table-cell>
          <table:table-cell table:style-name="TableCell880">
            <text:p text:style-name="P881">3</text:p>
          </table:table-cell>
          <table:table-cell table:style-name="TableCell882">
            <text:p text:style-name="P883">Se introduce optiunea</text:p>
          </table:table-cell>
        </table:table-row>
        <table:table-row table:style-name="TableRow884">
          <table:table-cell table:style-name="TableCell885">
            <text:p text:style-name="P886">Introduceti numarul apartamentului:</text:p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</table:table-row>
        <table:table-row table:style-name="TableRow891">
          <table:table-cell table:style-name="TableCell892">
            <text:p text:style-name="P893"/>
          </table:table-cell>
          <table:table-cell table:style-name="TableCell894">
            <text:p text:style-name="P895">5</text:p>
          </table:table-cell>
          <table:table-cell table:style-name="TableCell896">
            <text:p text:style-name="P897">Se introduce optiunea</text:p>
          </table:table-cell>
        </table:table-row>
        <table:table-row table:style-name="TableRow898">
          <table:table-cell table:style-name="TableCell899">
            <text:p text:style-name="P900">Apartamentul 5 are de platit: 205</text:p>
            <text:p text:style-name="P901">Apasati tasta 1 pentru a tipari suma totala pentru un tip de cheltuiala</text:p>
            <text:p text:style-name="P902">Apasati tasta 2 pentru a tipari toate apartamentele sortate dupa un tip de cheltuiala</text:p>
            <text:soft-page-break/>
            <text:p text:style-name="P903">Apasati tasta 3 pentru a tipari totalul de cheltuieli pentru un apartament</text:p>
            <text:p text:style-name="P904">Apasati tasta 4 pentru terminarea procesului de cautare</text:p>
          </table:table-cell>
          <table:table-cell table:style-name="TableCell905">
            <text:p text:style-name="P906"/>
          </table:table-cell>
          <table:table-cell table:style-name="TableCell907">
            <text:p text:style-name="P908">Se afiseaza raspunsul programului si se astepta optiunea utilizatorului</text:p>
          </table:table-cell>
        </table:table-row>
        <table:table-row table:style-name="TableRow909">
          <table:table-cell table:style-name="TableCell910">
            <text:p text:style-name="P911"/>
          </table:table-cell>
          <table:table-cell table:style-name="TableCell912">
            <text:p text:style-name="P913">4</text:p>
          </table:table-cell>
          <table:table-cell table:style-name="TableCell914">
            <text:p text:style-name="P915">Se introduce optiunea</text:p>
          </table:table-cell>
        </table:table-row>
        <table:table-row table:style-name="TableRow916">
          <table:table-cell table:style-name="TableCell917">
            <text:p text:style-name="P918"/>
          </table:table-cell>
          <table:table-cell table:style-name="TableCell919">
            <text:p text:style-name="P920">FILTRARE</text:p>
          </table:table-cell>
          <table:table-cell table:style-name="TableCell921">
            <text:p text:style-name="P922"/>
          </table:table-cell>
        </table:table-row>
        <table:table-row table:style-name="TableRow923">
          <table:table-cell table:style-name="TableCell924">
            <text:p text:style-name="P925">Apasati 1 pentru ADAUGARE:</text:p>
            <text:p text:style-name="P926">Apasati 2 pentru STERGERE:</text:p>
            <text:p text:style-name="P927">Apasati 3 pentru CAUTARI:</text:p>
            <text:p text:style-name="P928">Apasati 4 pentru RAPOARTE:</text:p>
            <text:p text:style-name="P929">Apasati 5 pentru FILTRU:</text:p>
            <text:p text:style-name="P930">Apasati 6 pentru UNDO:</text:p>
            <text:p text:style-name="P931">Apasati 7 pentru TERMINAREA PROGRAMULUI</text:p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</table:table-row>
        <table:table-row table:style-name="TableRow936">
          <table:table-cell table:style-name="TableCell937">
            <text:p text:style-name="P938"/>
          </table:table-cell>
          <table:table-cell table:style-name="TableCell939">
            <text:p text:style-name="P940">5</text:p>
          </table:table-cell>
          <table:table-cell table:style-name="TableCell941">
            <text:p text:style-name="P942">Se introduce optiunea</text:p>
          </table:table-cell>
        </table:table-row>
        <table:table-row table:style-name="TableRow943">
          <table:table-cell table:style-name="TableCell944">
            <text:p text:style-name="P945">Apasati tasta 1 pentru a elimina toate cheltuielile de un anumit tip</text:p>
            <text:p text:style-name="P946">Apasati tasta 2 pentru a elimina toate cheltuielile mai mici de o suma data</text:p>
            <text:p text:style-name="P947">Apasati tasta 3 pentru a termina procesul de filtrare</text:p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</table:table-row>
        <table:table-row table:style-name="TableRow952">
          <table:table-cell table:style-name="TableCell953">
            <text:p text:style-name="P954"/>
          </table:table-cell>
          <table:table-cell table:style-name="TableCell955">
            <text:p text:style-name="P956">1</text:p>
          </table:table-cell>
          <table:table-cell table:style-name="TableCell957">
            <text:p text:style-name="P958">Se introduce optiunea</text:p>
          </table:table-cell>
        </table:table-row>
        <table:table-row table:style-name="TableRow959">
          <table:table-cell table:style-name="TableCell960">
            <text:p text:style-name="P961">Introduceti numarul in functie de tipul cheltuielii:</text:p>
            <text:p text:style-name="P962"/>
            <text:p text:style-name="P963">1.Apa</text:p>
            <text:p text:style-name="P964">2.Canal</text:p>
            <text:p text:style-name="P965">3.Incalzire</text:p>
            <text:p text:style-name="P966">4.Gaz</text:p>
            <text:p text:style-name="P967">5.Altele</text:p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</table:table-row>
        <table:table-row table:style-name="TableRow972">
          <table:table-cell table:style-name="TableCell973">
            <text:p text:style-name="P974"/>
          </table:table-cell>
          <table:table-cell table:style-name="TableCell975">
            <text:p text:style-name="P976">2</text:p>
          </table:table-cell>
          <table:table-cell table:style-name="TableCell977">
            <text:p text:style-name="P978">Se introduce optiunea</text:p>
          </table:table-cell>
        </table:table-row>
        <table:table-row table:style-name="TableRow979">
          <table:table-cell table:style-name="TableCell980">
            <text:p text:style-name="P981">Lista dupa eliminare:</text:p>
            <text:p text:style-name="P982">Nr.Ap Suma <text:s/>Tip cheltuiala <text:s/>Data</text:p>
            <text:p text:style-name="P983">5 <text:s/><text:s text:c="5"/><text:s text:c="3"/>80 <text:s text:c="7"/>Altele <text:s text:c="13"/>30</text:p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</table:table-row>
        <table:table-row table:style-name="TableRow988">
          <table:table-cell table:style-name="TableCell989">
            <text:p text:style-name="P990">Apasati tasta 1 pentru a elimina toate cheltuielile de un anumit tip</text:p>
            <text:p text:style-name="P991">Apasati tasta 2 pentru a elimina toate cheltuielile mai mici de o suma data</text:p>
            <text:p text:style-name="P992">Apasati tasta 3 pentru a termina procesul de filtrare</text:p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</table:table-row>
        <table:table-row table:style-name="TableRow997">
          <table:table-cell table:style-name="TableCell998">
            <text:p text:style-name="P999"/>
          </table:table-cell>
          <table:table-cell table:style-name="TableCell1000">
            <text:p text:style-name="P1001">2</text:p>
          </table:table-cell>
          <table:table-cell table:style-name="TableCell1002">
            <text:p text:style-name="P1003">Se introduce optiunea</text:p>
          </table:table-cell>
        </table:table-row>
        <table:table-row table:style-name="TableRow1004">
          <table:table-cell table:style-name="TableCell1005">
            <text:p text:style-name="P1006">Introduceti suma:</text:p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</table:table-row>
        <table:table-row table:style-name="TableRow1011">
          <table:table-cell table:style-name="TableCell1012">
            <text:p text:style-name="P1013"/>
          </table:table-cell>
          <table:table-cell table:style-name="TableCell1014">
            <text:p text:style-name="P1015">200</text:p>
          </table:table-cell>
          <table:table-cell table:style-name="TableCell1016">
            <text:p text:style-name="P1017">Se introduce optiunea</text:p>
          </table:table-cell>
        </table:table-row>
        <text:soft-page-break/>
        <table:table-row table:style-name="TableRow1018">
          <table:table-cell table:style-name="TableCell1019">
            <text:p text:style-name="P1020">Lista dupa eliminare:</text:p>
            <text:p text:style-name="P1021">nu sunt elemente<text:s/></text:p>
            <text:p text:style-name="P1022"><text:s/>Apasati tasta 1 pentru a elimina toate cheltuielile de un anumit tip</text:p>
            <text:p text:style-name="P1023">Apasati tasta 2 pentru a elimina toate cheltuielile mai mici de o suma data</text:p>
            <text:p text:style-name="P1024">Apasati tasta 3 pentru a termina procesul de filtrare</text:p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>Se afiseaza raspunsul programului si se asteapta optiunea utilizatorului</text:p>
          </table:table-cell>
        </table:table-row>
        <table:table-row table:style-name="TableRow1030">
          <table:table-cell table:style-name="TableCell1031">
            <text:p text:style-name="P1032"/>
          </table:table-cell>
          <table:table-cell table:style-name="TableCell1033">
            <text:p text:style-name="P1034">3</text:p>
          </table:table-cell>
          <table:table-cell table:style-name="TableCell1035">
            <text:p text:style-name="P1036">Se introduce optiunea</text:p>
          </table:table-cell>
        </table:table-row>
        <table:table-row table:style-name="TableRow1037">
          <table:table-cell table:style-name="TableCell1038">
            <text:p text:style-name="P1039">Apasati 1 pentru ADAUGARE:</text:p>
            <text:p text:style-name="P1040">Apasati 2 pentru STERGERE:</text:p>
            <text:p text:style-name="P1041">Apasati 3 pentru CAUTARI:</text:p>
            <text:p text:style-name="P1042">Apasati 4 pentru RAPOARTE:</text:p>
            <text:p text:style-name="P1043">Apasati 5 pentru FILTRU:</text:p>
            <text:p text:style-name="P1044">Apasati 6 pentru UNDO:</text:p>
            <text:p text:style-name="P1045">Apasati 7 pentru TERMINAREA PROGRAMULUI</text:p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</table:table-row>
        <table:table-row table:style-name="TableRow1050">
          <table:table-cell table:style-name="TableCell1051">
            <text:p text:style-name="P1052"/>
          </table:table-cell>
          <table:table-cell table:style-name="TableCell1053">
            <text:p text:style-name="P1054">2</text:p>
          </table:table-cell>
          <table:table-cell table:style-name="TableCell1055">
            <text:p text:style-name="P1056">Se introduce optiunea</text:p>
          </table:table-cell>
        </table:table-row>
        <table:table-row table:style-name="TableRow1057">
          <table:table-cell table:style-name="TableCell1058">
            <text:p text:style-name="P1059"/>
          </table:table-cell>
          <table:table-cell table:style-name="TableCell1060">
            <text:p text:style-name="P1061"><text:span text:style-name="T1062">STERGERE</text:span></text:p>
          </table:table-cell>
          <table:table-cell table:style-name="TableCell1063">
            <text:p text:style-name="P1064"/>
          </table:table-cell>
        </table:table-row>
        <table:table-row table:style-name="TableRow1065">
          <table:table-cell table:style-name="TableCell1066">
            <text:p text:style-name="P1067">Apasati tasta 1 pentru a sterge toate cheltuielile de la un apartament</text:p>
            <text:p text:style-name="P1068">Apasati tasta 2 pentru a sterge cheltuielile de la doua apartamente consecutive</text:p>
            <text:p text:style-name="P1069">Apasati tasta 3 pentru a sterge cheltuielile de un anumit tip de la toate apartamentele</text:p>
            <text:p text:style-name="P1070">Apasati tasta 4 pentru terminarea procesului de cautare</text:p>
          </table:table-cell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</table:table-row>
        <table:table-row table:style-name="TableRow1075">
          <table:table-cell table:style-name="TableCell1076">
            <text:p text:style-name="P1077"/>
          </table:table-cell>
          <table:table-cell table:style-name="TableCell1078">
            <text:p text:style-name="P1079">1</text:p>
          </table:table-cell>
          <table:table-cell table:style-name="TableCell1080">
            <text:p text:style-name="P1081">Se introduce optiunea</text:p>
          </table:table-cell>
        </table:table-row>
        <table:table-row table:style-name="TableRow1082">
          <table:table-cell table:style-name="TableCell1083">
            <text:p text:style-name="P1084">Introduce numarul apartamentului:</text:p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</table:table-row>
        <table:table-row table:style-name="TableRow1089">
          <table:table-cell table:style-name="TableCell1090">
            <text:p text:style-name="P1091"/>
          </table:table-cell>
          <table:table-cell table:style-name="TableCell1092">
            <text:p text:style-name="P1093">4</text:p>
          </table:table-cell>
          <table:table-cell table:style-name="TableCell1094">
            <text:p text:style-name="P1095"/>
          </table:table-cell>
        </table:table-row>
        <table:table-row table:style-name="TableRow1096">
          <table:table-cell table:style-name="TableCell1097">
            <text:p text:style-name="P1098">Apartamentele care mai au cheltuieli dupa stergere sunt:<text:s/></text:p>
            <text:p text:style-name="P1099">Nr.Ap Suma <text:s/>Tip cheltuiala <text:s/>Data</text:p>
            <text:p text:style-name="P1100">5 <text:s text:c="10"/>125 <text:s text:c="5"/>Canal <text:s text:c="11"/>2</text:p>
            <text:p text:style-name="P1101">2 <text:s text:c="10"/>125 <text:s text:c="7"/>Canal <text:s text:c="12"/>4</text:p>
            <text:p text:style-name="P1102">5 <text:s text:c="11"/>80 <text:s text:c="5"/>Altele <text:s text:c="14"/>30 <text:s text:c="4"/>Apasati tasta 1 pentru a sterge toate cheltuielile de la un apartament</text:p>
            <text:p text:style-name="P1103">Apasati tasta 2 pentru a sterge cheltuielile de la doua apartamente consecutive</text:p>
            <text:soft-page-break/>
            <text:p text:style-name="P1104">Apasati tasta 3 pentru a sterge cheltuielile de un anumit tip de la toate apartamentele</text:p>
            <text:p text:style-name="P1105">Apasati tasta 4 pentru terminarea procesului de cautare</text:p>
          </table:table-cell>
          <table:table-cell table:style-name="TableCell1106">
            <text:p text:style-name="P1107"/>
          </table:table-cell>
          <table:table-cell table:style-name="TableCell1108">
            <text:p text:style-name="P1109">Descriere</text:p>
          </table:table-cell>
        </table:table-row>
        <table:table-row table:style-name="TableRow1110">
          <table:table-cell table:style-name="TableCell1111">
            <text:p text:style-name="P1112"/>
          </table:table-cell>
          <table:table-cell table:style-name="TableCell1113">
            <text:p text:style-name="P1114">2</text:p>
          </table:table-cell>
          <table:table-cell table:style-name="TableCell1115">
            <text:p text:style-name="P1116">Se introduce optiunea</text:p>
          </table:table-cell>
        </table:table-row>
        <table:table-row table:style-name="TableRow1117">
          <table:table-cell table:style-name="TableCell1118">
            <text:p text:style-name="P1119">Introduceti numarul apartamentului:</text:p>
          </table:table-cell>
          <table:table-cell table:style-name="TableCell1120">
            <text:p text:style-name="P1121"/>
          </table:table-cell>
          <table:table-cell table:style-name="TableCell1122">
            <text:p text:style-name="P1123"/>
          </table:table-cell>
        </table:table-row>
        <table:table-row table:style-name="TableRow1124">
          <table:table-cell table:style-name="TableCell1125">
            <text:p text:style-name="P1126"/>
          </table:table-cell>
          <table:table-cell table:style-name="TableCell1127">
            <text:p text:style-name="P1128">2</text:p>
          </table:table-cell>
          <table:table-cell table:style-name="TableCell1129">
            <text:p text:style-name="P1130">Se introduce optiunea</text:p>
          </table:table-cell>
        </table:table-row>
        <table:table-row table:style-name="TableRow1131">
          <table:table-cell table:style-name="TableCell1132">
            <text:p text:style-name="P1133">Introduceti numarul apartamentului:</text:p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</table:table-row>
        <table:table-row table:style-name="TableRow1138">
          <table:table-cell table:style-name="TableCell1139">
            <text:p text:style-name="P1140"/>
          </table:table-cell>
          <table:table-cell table:style-name="TableCell1141">
            <text:p text:style-name="P1142">1</text:p>
          </table:table-cell>
          <table:table-cell table:style-name="TableCell1143">
            <text:p text:style-name="P1144">Se introduce optiunea</text:p>
          </table:table-cell>
        </table:table-row>
        <table:table-row table:style-name="TableRow1145">
          <table:table-cell table:style-name="TableCell1146">
            <text:p text:style-name="P1147">numerele nu sunt in ordine crescatoare, introduceti din nou al doilea numar</text:p>
            <text:p text:style-name="P1148">Introduceti numarul apartamentului:</text:p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</table:table-row>
        <table:table-row table:style-name="TableRow1153">
          <table:table-cell table:style-name="TableCell1154">
            <text:p text:style-name="P1155"/>
          </table:table-cell>
          <table:table-cell table:style-name="TableCell1156">
            <text:p text:style-name="P1157">4</text:p>
          </table:table-cell>
          <table:table-cell table:style-name="TableCell1158">
            <text:p text:style-name="P1159">Se introduce optiunea</text:p>
          </table:table-cell>
        </table:table-row>
        <table:table-row table:style-name="TableRow1160">
          <table:table-cell table:style-name="TableCell1161">
            <text:p text:style-name="P1162">Apartamentele care mai au cheltuieli dupa stergere sunt:<text:s/></text:p>
            <text:p text:style-name="P1163">Nr.Ap Suma <text:s/>Tip cheltuiala <text:s/>Data</text:p>
            <text:p text:style-name="P1164">5 <text:s text:c="10"/>125 <text:s text:c="5"/>Canal <text:s text:c="11"/>2</text:p>
            <text:p text:style-name="P1165">5 <text:s text:c="11"/>80 <text:s text:c="5"/>Altele <text:s text:c="14"/>30 <text:s text:c="4"/>Apasati tasta 1 pentru a sterge toate cheltuielile de la un apartament</text:p>
            <text:p text:style-name="P1166">Apasati tasta 2 pentru a sterge cheltuielile de la doua apartamente consecutive</text:p>
            <text:p text:style-name="P1167">Apasati tasta 3 pentru a sterge cheltuielile de un anumit tip de la toate apartamentele</text:p>
            <text:p text:style-name="P1168">Apasati tasta 4 pentru terminarea procesului de cautare</text:p>
          </table:table-cell>
          <table:table-cell table:style-name="TableCell1169">
            <text:p text:style-name="P1170"/>
          </table:table-cell>
          <table:table-cell table:style-name="TableCell1171">
            <text:p text:style-name="P1172"/>
          </table:table-cell>
        </table:table-row>
        <table:table-row table:style-name="TableRow1173">
          <table:table-cell table:style-name="TableCell1174">
            <text:p text:style-name="P1175"/>
          </table:table-cell>
          <table:table-cell table:style-name="TableCell1176">
            <text:p text:style-name="P1177">3</text:p>
          </table:table-cell>
          <table:table-cell table:style-name="TableCell1178">
            <text:p text:style-name="P1179">Se introduce optiunea</text:p>
          </table:table-cell>
        </table:table-row>
        <table:table-row table:style-name="TableRow1180">
          <table:table-cell table:style-name="TableCell1181">
            <text:p text:style-name="P1182">Introduceti numarul in functie de tipul cheltuielii:</text:p>
            <text:p text:style-name="P1183"/>
            <text:p text:style-name="P1184">1.Apa</text:p>
            <text:p text:style-name="P1185">2.Canal</text:p>
            <text:p text:style-name="P1186">3.Incalzire</text:p>
            <text:p text:style-name="P1187">4.Gaz</text:p>
            <text:p text:style-name="P1188">5.Altele</text:p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</table:table-row>
        <table:table-row table:style-name="TableRow1193">
          <table:table-cell table:style-name="TableCell1194">
            <text:p text:style-name="P1195"/>
          </table:table-cell>
          <table:table-cell table:style-name="TableCell1196">
            <text:p text:style-name="P1197">2</text:p>
          </table:table-cell>
          <table:table-cell table:style-name="TableCell1198">
            <text:p text:style-name="P1199">Se introduce optiunea</text:p>
          </table:table-cell>
        </table:table-row>
        <table:table-row table:style-name="TableRow1200">
          <table:table-cell table:style-name="TableCell1201">
            <text:p text:style-name="P1202">Apartamentele care mai au cheltuieli dupa stergere sunt:<text:s/></text:p>
            <text:p text:style-name="P1203">Nr.Ap Suma <text:s/>Tip cheltuiala <text:s/>Data</text:p>
            <text:p text:style-name="P1204">5 <text:s text:c="11"/>80 <text:s text:c="5"/>Altele <text:s text:c="14"/>30 <text:s text:c="4"/></text:p>
          </table:table-cell>
          <table:table-cell table:style-name="TableCell1205">
            <text:p text:style-name="P1206"/>
          </table:table-cell>
          <table:table-cell table:style-name="TableCell1207">
            <text:p text:style-name="P1208"/>
          </table:table-cell>
        </table:table-row>
        <text:soft-page-break/>
        <table:table-row table:style-name="TableRow1209">
          <table:table-cell table:style-name="TableCell1210">
            <text:p text:style-name="P1211">Apasati tasta 1 pentru a sterge toate cheltuielile de la un apartament</text:p>
            <text:p text:style-name="P1212">Apasati tasta 2 pentru a sterge cheltuielile de la doua apartamente consecutive</text:p>
            <text:p text:style-name="P1213">Apasati tasta 3 pentru a sterge cheltuielile de un anumit tip de la toate apartamentele</text:p>
            <text:p text:style-name="P1214">Apasati tasta 4 pentru terminarea procesului de cautare</text:p>
          </table:table-cell>
          <table:table-cell table:style-name="TableCell1215">
            <text:p text:style-name="P1216"/>
          </table:table-cell>
          <table:table-cell table:style-name="TableCell1217">
            <text:p text:style-name="P1218"/>
          </table:table-cell>
        </table:table-row>
        <table:table-row table:style-name="TableRow1219">
          <table:table-cell table:style-name="TableCell1220">
            <text:p text:style-name="P1221"/>
          </table:table-cell>
          <table:table-cell table:style-name="TableCell1222">
            <text:p text:style-name="P1223">4</text:p>
          </table:table-cell>
          <table:table-cell table:style-name="TableCell1224">
            <text:p text:style-name="P1225">Se introduce optiunea</text:p>
          </table:table-cell>
        </table:table-row>
        <table:table-row table:style-name="TableRow1226">
          <table:table-cell table:style-name="TableCell1227">
            <text:p text:style-name="P1228">Apasati 1 pentru ADAUGARE:</text:p>
            <text:p text:style-name="P1229">Apasati 2 pentru STERGERE:</text:p>
            <text:p text:style-name="P1230">Apasati 3 pentru CAUTARI:</text:p>
            <text:p text:style-name="P1231">Apasati 4 pentru RAPOARTE:</text:p>
            <text:p text:style-name="P1232">Apasati 5 pentru FILTRU:</text:p>
            <text:p text:style-name="P1233">Apasati 6 pentru UNDO:</text:p>
            <text:p text:style-name="P1234">Apasati 7 pentru TERMINAREA PROGRAMULUI</text:p>
          </table:table-cell>
          <table:table-cell table:style-name="TableCell1235">
            <text:p text:style-name="P1236"/>
          </table:table-cell>
          <table:table-cell table:style-name="TableCell1237">
            <text:p text:style-name="P1238"/>
          </table:table-cell>
        </table:table-row>
        <table:table-row table:style-name="TableRow1239">
          <table:table-cell table:style-name="TableCell1240">
            <text:p text:style-name="P1241"/>
          </table:table-cell>
          <table:table-cell table:style-name="TableCell1242">
            <text:p text:style-name="P1243"><text:span text:style-name="T1244">UNDO</text:span></text:p>
          </table:table-cell>
          <table:table-cell table:style-name="TableCell1245">
            <text:p text:style-name="P1246"/>
          </table:table-cell>
        </table:table-row>
        <table:table-row table:style-name="TableRow1247">
          <table:table-cell table:style-name="TableCell1248">
            <text:p text:style-name="P1249"/>
          </table:table-cell>
          <table:table-cell table:style-name="TableCell1250">
            <text:p text:style-name="P1251">6</text:p>
          </table:table-cell>
          <table:table-cell table:style-name="TableCell1252">
            <text:p text:style-name="P1253">Se introduce optiunea</text:p>
          </table:table-cell>
        </table:table-row>
        <table:table-row table:style-name="TableRow1254">
          <table:table-cell table:style-name="TableCell1255">
            <text:p text:style-name="P1256">SUCCES:</text:p>
            <text:p text:style-name="P1257">Undo efectuat cu succes.</text:p>
            <text:p text:style-name="P1258">Nr.Ap Suma <text:s/>Tip cheltuiala <text:s/>Data</text:p>
            <text:p text:style-name="P1259">5 <text:s text:c="10"/>125 <text:s text:c="5"/>Canal <text:s text:c="11"/>2</text:p>
            <text:p text:style-name="P1260">5 <text:s text:c="11"/>80 <text:s text:c="5"/>Altele <text:s text:c="14"/>30 <text:s text:c="4"/></text:p>
          </table:table-cell>
          <table:table-cell table:style-name="TableCell1261">
            <text:p text:style-name="P1262"/>
          </table:table-cell>
          <table:table-cell table:style-name="TableCell1263">
            <text:p text:style-name="P1264">Se afiseaza lista dupa undo</text:p>
          </table:table-cell>
        </table:table-row>
        <table:table-row table:style-name="TableRow1265">
          <table:table-cell table:style-name="TableCell1266">
            <text:p text:style-name="P1267">Apasati 1 pentru ADAUGARE:</text:p>
            <text:p text:style-name="P1268">Apasati 2 pentru STERGERE:</text:p>
            <text:p text:style-name="P1269">Apasati 3 pentru CAUTARI:</text:p>
            <text:p text:style-name="P1270">Apasati 4 pentru RAPOARTE:</text:p>
            <text:p text:style-name="P1271">Apasati 5 pentru FILTRU:</text:p>
            <text:p text:style-name="P1272">Apasati 6 pentru UNDO:</text:p>
            <text:p text:style-name="P1273">Apasati 7 pentru TERMINAREA PROGRAMULUI</text:p>
          </table:table-cell>
          <table:table-cell table:style-name="TableCell1274">
            <text:p text:style-name="P1275"/>
          </table:table-cell>
          <table:table-cell table:style-name="TableCell1276">
            <text:p text:style-name="P1277">Se asteapta optiunea utilizatorului</text:p>
          </table:table-cell>
        </table:table-row>
        <table:table-row table:style-name="TableRow1278">
          <table:table-cell table:style-name="TableCell1279">
            <text:p text:style-name="P1280"/>
          </table:table-cell>
          <table:table-cell table:style-name="TableCell1281">
            <text:p text:style-name="P1282">6</text:p>
          </table:table-cell>
          <table:table-cell table:style-name="TableCell1283">
            <text:p text:style-name="P1284">Se introduce optiunea</text:p>
          </table:table-cell>
        </table:table-row>
        <table:table-row table:style-name="TableRow1285">
          <table:table-cell table:style-name="TableCell1286">
            <text:p text:style-name="P1287">SUCCES:</text:p>
            <text:p text:style-name="P1288">Undo efectuat cu succes.</text:p>
            <text:p text:style-name="P1289">Nr.Ap Suma <text:s/>Tip cheltuiala <text:s/>Data</text:p>
            <text:p text:style-name="P1290">5 <text:s text:c="10"/>125 <text:s text:c="5"/>Canal <text:s text:c="11"/>2</text:p>
            <text:p text:style-name="P1291">2 <text:s text:c="10"/>125 <text:s text:c="7"/>Canal <text:s text:c="12"/>4</text:p>
            <text:p text:style-name="P1292">5 <text:s text:c="11"/>80 <text:s text:c="5"/>Altele <text:s text:c="9"/>30<text:s/></text:p>
          </table:table-cell>
          <table:table-cell table:style-name="TableCell1293">
            <text:p text:style-name="P1294"/>
          </table:table-cell>
          <table:table-cell table:style-name="TableCell1295">
            <text:p text:style-name="P1296">Se afiseaza lista dupa undo</text:p>
          </table:table-cell>
        </table:table-row>
        <table:table-row table:style-name="TableRow1297">
          <table:table-cell table:style-name="TableCell1298">
            <text:p text:style-name="P1299">Apasati 1 pentru ADAUGARE:</text:p>
            <text:p text:style-name="P1300">Apasati 2 pentru STERGERE:</text:p>
            <text:p text:style-name="P1301">Apasati 3 pentru CAUTARI:</text:p>
            <text:p text:style-name="P1302">Apasati 4 pentru RAPOARTE:</text:p>
            <text:p text:style-name="P1303">Apasati 5 pentru FILTRU:</text:p>
            <text:p text:style-name="P1304">Apasati 6 pentru UNDO:</text:p>
            <text:soft-page-break/>
            <text:p text:style-name="P1305">Apasati 7 pentru TERMINAREA PROGRAMULUI</text:p>
          </table:table-cell>
          <table:table-cell table:style-name="TableCell1306">
            <text:p text:style-name="P1307"/>
          </table:table-cell>
          <table:table-cell table:style-name="TableCell1308">
            <text:p text:style-name="P1309"/>
          </table:table-cell>
        </table:table-row>
        <table:table-row table:style-name="TableRow1310">
          <table:table-cell table:style-name="TableCell1311">
            <text:p text:style-name="P1312"/>
          </table:table-cell>
          <table:table-cell table:style-name="TableCell1313">
            <text:p text:style-name="P1314">7</text:p>
          </table:table-cell>
          <table:table-cell table:style-name="TableCell1315">
            <text:p text:style-name="P1316">Se asteapta optiunea<text:s/></text:p>
          </table:table-cell>
        </table:table-row>
        <table:table-row table:style-name="TableRow1317">
          <table:table-cell table:style-name="TableCell1318">
            <text:p text:style-name="P1319">Process finished with exit code 0</text:p>
          </table:table-cell>
          <table:table-cell table:style-name="TableCell1320">
            <text:p text:style-name="P1321"/>
          </table:table-cell>
          <table:table-cell table:style-name="TableCell1322">
            <text:p text:style-name="P1323"/>
          </table:table-cell>
        </table:table-row>
      </table:table>
      <text:p text:style-name="P1324"/>
      <text:p text:style-name="P1325">Cazuri de testare:</text:p>
      <text:p text:style-name="P1326">TIPURI</text:p>
      <table:table table:style-name="Table1327">
        <table:table-columns>
          <table:table-column table:style-name="TableColumn1328"/>
          <table:table-column table:style-name="TableColumn1329"/>
        </table:table-columns>
        <table:table-row table:style-name="TableRow1330">
          <table:table-cell table:style-name="TableCell1331">
            <text:p text:style-name="P1332">INPUT</text:p>
          </table:table-cell>
          <table:table-cell table:style-name="TableCell1333">
            <text:p text:style-name="P1334">OUTPUT</text:p>
          </table:table-cell>
        </table:table-row>
        <table:table-row table:style-name="TableRow1335">
          <table:table-cell table:style-name="TableCell1336">
            <text:p text:style-name="P1337">1</text:p>
          </table:table-cell>
          <table:table-cell table:style-name="TableCell1338">
            <text:p text:style-name="P1339">”Apa”</text:p>
          </table:table-cell>
        </table:table-row>
        <table:table-row table:style-name="TableRow1340">
          <table:table-cell table:style-name="TableCell1341">
            <text:p text:style-name="P1342">2</text:p>
          </table:table-cell>
          <table:table-cell table:style-name="TableCell1343">
            <text:p text:style-name="P1344">”Canal”</text:p>
          </table:table-cell>
        </table:table-row>
        <table:table-row table:style-name="TableRow1345">
          <table:table-cell table:style-name="TableCell1346">
            <text:p text:style-name="P1347">3</text:p>
          </table:table-cell>
          <table:table-cell table:style-name="TableCell1348">
            <text:p text:style-name="P1349">”Incalzire”</text:p>
          </table:table-cell>
        </table:table-row>
        <table:table-row table:style-name="TableRow1350">
          <table:table-cell table:style-name="TableCell1351">
            <text:p text:style-name="P1352">4</text:p>
          </table:table-cell>
          <table:table-cell table:style-name="TableCell1353">
            <text:p text:style-name="P1354"><text:span text:style-name="T1355">”Gaz”</text:span></text:p>
          </table:table-cell>
        </table:table-row>
        <table:table-row table:style-name="TableRow1356">
          <table:table-cell table:style-name="TableCell1357">
            <text:p text:style-name="P1358">5</text:p>
          </table:table-cell>
          <table:table-cell table:style-name="TableCell1359">
            <text:p text:style-name="P1360">”Altele”</text:p>
          </table:table-cell>
        </table:table-row>
        <table:table-row table:style-name="TableRow1361">
          <table:table-cell table:style-name="TableCell1362">
            <text:p text:style-name="P1363">1215245</text:p>
          </table:table-cell>
          <table:table-cell table:style-name="TableCell1364">
            <text:p text:style-name="P1365">0</text:p>
          </table:table-cell>
        </table:table-row>
      </table:table>
      <text:p text:style-name="P1366"/>
      <text:p text:style-name="P1367">CAUTARE1</text:p>
      <table:table table:style-name="Table1368">
        <table:table-columns>
          <table:table-column table:style-name="TableColumn1369"/>
          <table:table-column table:style-name="TableColumn1370"/>
        </table:table-columns>
        <table:table-row table:style-name="TableRow1371">
          <table:table-cell table:style-name="TableCell1372">
            <text:p text:style-name="P1373">INPUT</text:p>
          </table:table-cell>
          <table:table-cell table:style-name="TableCell1374">
            <text:p text:style-name="P1375">OUTPUT</text:p>
          </table:table-cell>
        </table:table-row>
        <table:table-row table:style-name="TableRow1376">
          <table:table-cell table:style-name="TableCell1377">
            <text:p text:style-name="P1378">[{ <text:s text:c="2"/>'Apartament':1,'Suma':120,'Tip':"Apa",’Data’:1}, { <text:s text:c="2"/>'Apartament':2,'Suma':50,'Tip':"Gaz",’Data’:2}, { <text:s text:c="2"/>'Apartament':3,'Suma':70,'Tip':"Apa",’Data’:3}, { <text:s text:c="2"/>'Apartament':4,'Suma':60,'Tip':"Apa",’Data’:4}, { <text:s text:c="2"/>'Apartament':5,'Suma':60,'Tip':"Apa",’Data’:5}],50</text:p>
          </table:table-cell>
          <table:table-cell table:style-name="TableCell1379">
            <text:p text:style-name="P1380">[1,3,4,5]</text:p>
          </table:table-cell>
        </table:table-row>
        <table:table-row table:style-name="TableRow1381">
          <table:table-cell table:style-name="TableCell1382">
            <text:p text:style-name="P1383">[{ <text:s text:c="2"/>'Apartament':1,'Suma':120,'Tip':"Apa",’Data’:1}, { <text:s text:c="2"/>'Apartament':2,'Suma':50,'Tip':"Gaz",’Data’:2}, { <text:s text:c="2"/>'Apartament':3,'Suma':70,'Tip':"Apa",’Data’:3}, { <text:s text:c="2"/>'Apartament':4,'Suma':60,'Tip':"Apa",’Data’:4}, { <text:s text:c="2"/>'Apartament':5,'Suma':60,'Tip':"Apa",’Data’:5}] ,130</text:p>
          </table:table-cell>
          <table:table-cell table:style-name="TableCell1384">
            <text:p text:style-name="P1385">[]</text:p>
          </table:table-cell>
        </table:table-row>
        <table:table-row table:style-name="TableRow1386">
          <table:table-cell table:style-name="TableCell1387">
            <text:p text:style-name="P1388">[{ <text:s text:c="2"/>'Apartament':1,'Suma':120,'Tip':"Apa",’Data’:1}, { <text:s text:c="2"/>'Apartament':2,'Suma':50,'Tip':"Gaz",’Data’:2}, { <text:s text:c="2"/>'Apartament':3,'Suma':70,'Tip':"Apa",’Data’:3}, { <text:s text:c="2"/>'Apartament':4,'Suma':60,'Tip':"Apa",’Data’:4}, { <text:s text:c="2"/>'Apartament':5,'Suma':60,'Tip':"Apa",’Data’:5}] ,0</text:p>
          </table:table-cell>
          <table:table-cell table:style-name="TableCell1389">
            <text:p text:style-name="P1390">[1,2,3,4,5]</text:p>
          </table:table-cell>
        </table:table-row>
      </table:table>
      <text:p text:style-name="P1391">CAUTARE 2</text:p>
      <table:table table:style-name="Table1392">
        <table:table-columns>
          <table:table-column table:style-name="TableColumn1393"/>
          <table:table-column table:style-name="TableColumn1394"/>
        </table:table-columns>
        <table:table-row table:style-name="TableRow1395">
          <table:table-cell table:style-name="TableCell1396">
            <text:p text:style-name="P1397">INPUT</text:p>
          </table:table-cell>
          <table:table-cell table:style-name="TableCell1398">
            <text:p text:style-name="P1399">OUTPUT</text:p>
          </table:table-cell>
        </table:table-row>
        <table:table-row table:style-name="TableRow1400">
          <table:table-cell table:style-name="TableCell1401">
            <text:p text:style-name="P1402">[{ <text:s text:c="2"/>'Apartament':1,'Suma':10,'Tip':"Apa",’Data’:1}, { <text:s text:c="2"/>'Apartament':2,'Suma':11,'Tip':"Apa",’Data’:2}, { <text:s text:c="2"/>'Apartament':3,'Suma':12,'Tip':"Apa",’Data’:3}, { <text:s text:c="2"/>'Apartament':4,'Suma':13,'Tip':"Apa",’Data’:4}, { <text:s text:c="2"/>'Apartament':5,'Suma':14,'Tip':"Apa",’Data’:5}],”Apa”</text:p>
          </table:table-cell>
          <table:table-cell table:style-name="TableCell1403">
            <text:p text:style-name="P1404">[{ <text:s text:c="2"/>'Apartament':1,'Suma':10}, { <text:s text:c="2"/>'Apartament':2,'Suma':11}, { <text:s text:c="2"/>'Apartament':3,'Suma':12}, { <text:s text:c="2"/>'Apartament':4,'Suma':13}, { <text:s text:c="2"/>'Apartament':5,'Suma':14}]</text:p>
          </table:table-cell>
        </table:table-row>
        <table:table-row table:style-name="TableRow1405">
          <table:table-cell table:style-name="TableCell1406">
            <text:p text:style-name="P1407">[{ <text:s text:c="2"/>'Apartament':1,'Suma':10,'Tip':"Apa",’Data’:1}, { <text:s text:c="2"/>'Apartament':2,'Suma':11,'Tip':"Apa",’Data’:2}, { <text:s text:c="2"/><text:soft-page-break/>'Apartament':3,'Suma':12,'Tip':"Apa",’Data’:3}, { <text:s text:c="2"/>'Apartament':4,'Suma':13,'Tip':"Apa",’Data’:4}, { <text:s text:c="2"/>'Apartament':5,'Suma':14,'Tip':"Apa",’Data’:5}],”Altele”</text:p>
          </table:table-cell>
          <table:table-cell table:style-name="TableCell1408">
            <text:p text:style-name="P1409">[]</text:p>
          </table:table-cell>
        </table:table-row>
        <table:table-row table:style-name="TableRow1410">
          <table:table-cell table:style-name="TableCell1411">
            <text:p text:style-name="P1412">[{ <text:s text:c="2"/>'Apartament':1,'Suma':120,'Tip':"Apa",’Data’:1}, { <text:s text:c="2"/>'Apartament':2,'Suma':50,'Tip':"Gaz",’Data’:2}, { <text:s text:c="2"/>'Apartament':3,'Suma':70,'Tip':"Canal",’Data’:3}, { <text:s text:c="2"/>'Apartament':4,'Suma':60,'Tip':"Incalzire",’Data’:4}, { <text:s text:c="2"/>'Apartament':5,'Suma':60,'Tip':"Apa",’Data’:5}] ,”Apa”</text:p>
          </table:table-cell>
          <table:table-cell table:style-name="TableCell1413">
            <text:p text:style-name="P1414">[{'Apartament':1,'Suma':120}, { <text:s text:c="2"/>'Apartament':5,'Suma':60}]</text:p>
          </table:table-cell>
        </table:table-row>
      </table:table>
      <text:p text:style-name="P1415"><text:s text:c="3"/>CAUTARE 3</text:p>
      <table:table table:style-name="Table1416">
        <table:table-columns>
          <table:table-column table:style-name="TableColumn1417"/>
          <table:table-column table:style-name="TableColumn1418"/>
        </table:table-columns>
        <table:table-row table:style-name="TableRow1419">
          <table:table-cell table:style-name="TableCell1420">
            <text:p text:style-name="P1421">INPUT</text:p>
          </table:table-cell>
          <table:table-cell table:style-name="TableCell1422">
            <text:p text:style-name="P1423">OUTPUT</text:p>
          </table:table-cell>
        </table:table-row>
        <table:table-row table:style-name="TableRow1424">
          <table:table-cell table:style-name="TableCell1425">
            <text:p text:style-name="P1426">[{ <text:s text:c="2"/>'Apartament':1,'Suma':10,'Tip':"Apa",’Data’:1}, { <text:s text:c="2"/>'Apartament':2,'Suma':11,'Tip':"Apa",’Data’:2}, { <text:s text:c="2"/>'Apartament':3,'Suma':12,'Tip':"Apa",’Data’:3}, { <text:s text:c="2"/>'Apartament':4,'Suma':13,'Tip':"Apa",’Data’:4}, { <text:s text:c="2"/>'Apartament':5,'Suma':14,'Tip':"Apa",’Data’:5}],1,4</text:p>
          </table:table-cell>
          <table:table-cell table:style-name="TableCell1427">
            <text:p text:style-name="P1428">['Apartament':5,'Suma':14,'Tip':"Apa",’Data’:5}]</text:p>
          </table:table-cell>
        </table:table-row>
        <table:table-row table:style-name="TableRow1429">
          <table:table-cell table:style-name="TableCell1430">
            <text:p text:style-name="P1431">[{ <text:s text:c="2"/>'Apartament':1,'Suma':10,'Tip':"Apa",’Data’:1}, { <text:s text:c="2"/>'Apartament':2,'Suma':11,'Tip':"Apa",’Data’:2}, { <text:s text:c="2"/>'Apartament':3,'Suma':12,'Tip':"Apa",’Data’:3}, { <text:s text:c="2"/>'Apartament':4,'Suma':13,'Tip':"Apa",’Data’:4}, { <text:s text:c="2"/>'Apartament':5,'Suma':14,'Tip':"Apa",’Data’:5}],1,5</text:p>
          </table:table-cell>
          <table:table-cell table:style-name="TableCell1432">
            <text:p text:style-name="P1433">[]</text:p>
          </table:table-cell>
        </table:table-row>
        <table:table-row table:style-name="TableRow1434">
          <table:table-cell table:style-name="TableCell1435">
            <text:p text:style-name="P1436">[{ <text:s text:c="2"/>'Apartament':1,'Suma':10,'Tip':"Apa",’Data’:1}, { <text:s text:c="2"/>'Apartament':2,'Suma':11,'Tip':"Apa",’Data’:2}, { <text:s text:c="2"/>'Apartament':3,'Suma':12,'Tip':"Apa",’Data’:3}, { <text:s text:c="2"/>'Apartament':4,'Suma':13,'Tip':"Apa",’Data’:4}, { <text:s text:c="2"/>'Apartament':5,'Suma':14,'Tip':"Apa",’Data’:5}],6,7</text:p>
          </table:table-cell>
          <table:table-cell table:style-name="TableCell1437">
            <text:p text:style-name="P1438">[{ <text:s text:c="2"/>'Apartament':1,'Suma':10,'Tip':"Apa",’Data’:1}, { <text:s text:c="2"/>'Apartament':2,'Suma':11,'Tip':"Apa",’Data’:2}, { <text:s text:c="2"/>'Apartament':3,'Suma':12,'Tip':"Apa",’Data’:3}, { <text:s text:c="2"/>'Apartament':4,'Suma':13,'Tip':"Apa",’Data’:4}, { <text:s text:c="2"/>'Apartament':5,'Suma':14,'Tip':"Apa",’Data’:5}],1,4</text:p>
          </table:table-cell>
        </table:table-row>
      </table:table>
      <text:p text:style-name="P1439"/>
      <text:p text:style-name="P1440"/>
      <text:p text:style-name="P1441"><text:s/>RAPORT 1</text:p>
      <table:table table:style-name="Table1442">
        <table:table-columns>
          <table:table-column table:style-name="TableColumn1443"/>
          <table:table-column table:style-name="TableColumn1444"/>
        </table:table-columns>
        <table:table-row table:style-name="TableRow1445">
          <table:table-cell table:style-name="TableCell1446">
            <text:p text:style-name="P1447">INPUT</text:p>
          </table:table-cell>
          <table:table-cell table:style-name="TableCell1448">
            <text:p text:style-name="P1449">OUTPUT</text:p>
          </table:table-cell>
        </table:table-row>
        <text:soft-page-break/>
        <table:table-row table:style-name="TableRow1450">
          <table:table-cell table:style-name="TableCell1451">
            <text:p text:style-name="P1452">[ <text:s/>{ <text:s text:c="2"/>'Apartament':1,'Suma':120,'Tip':"Apa",’Data’:1}, { <text:s text:c="2"/>'Apartament':2,'Suma':50,'Tip':"Gaz",’Data’:2}, { <text:s text:c="2"/>'Apartament':3,'Suma':70,'Tip':"Apa",’Data’:3}, { <text:s text:c="2"/>'Apartament':4,'Suma':60,'Tip':"Apa",’Data’:4}, { <text:s text:c="2"/>'Apartament':5,'Suma':60,'Tip':"Apa",’Data’:5}] ,"Apa"</text:p>
          </table:table-cell>
          <table:table-cell table:style-name="TableCell1453">
            <text:p text:style-name="P1454">310</text:p>
          </table:table-cell>
        </table:table-row>
        <table:table-row table:style-name="TableRow1455">
          <table:table-cell table:style-name="TableCell1456">
            <text:p text:style-name="P1457">[ <text:s/>{ <text:s text:c="2"/>'Apartament':1,'Suma':120,'Tip':"Apa",’Data’:1}, { <text:s text:c="2"/>'Apartament':2,'Suma':50,'Tip':"Gaz",’Data’:2}, { <text:s text:c="2"/>'Apartament':3,'Suma':70,'Tip':"Apa",’Data’:3}, { <text:s text:c="2"/>'Apartament':4,'Suma':60,'Tip':"Apa",’Data’:4}, { <text:s text:c="2"/>'Apartament':5,'Suma':60,'Tip':"Apa",’Data’:5}] ,”Gaz”</text:p>
          </table:table-cell>
          <table:table-cell table:style-name="TableCell1458">
            <text:p text:style-name="P1459">0</text:p>
          </table:table-cell>
        </table:table-row>
        <table:table-row table:style-name="TableRow1460">
          <table:table-cell table:style-name="TableCell1461">
            <text:p text:style-name="P1462">[{ <text:s text:c="2"/>'Apartament':1,'Suma':120,'Tip':"Apa",’Data’:1}, { <text:s text:c="2"/>'Apartament':2,'Suma':50,'Tip':"Gaz",’Data’:2}, { <text:s text:c="2"/>'Apartament':3,'Suma':70,'Tip':"Canal",’Data’:3}, { <text:s text:c="2"/>'Apartament':4,'Suma':60,'Tip':"Incalzire",’Data’:4<text:s/>}, { <text:s text:c="2"/>'Apartament':5,'Suma':60,'Tip':"Apa",’Data’:5}] ,”Canal”</text:p>
          </table:table-cell>
          <table:table-cell table:style-name="TableCell1463">
            <text:p text:style-name="P1464">70</text:p>
          </table:table-cell>
        </table:table-row>
      </table:table>
      <text:p text:style-name="P1465"/>
      <text:p text:style-name="P1466">RAPORT2</text:p>
      <table:table table:style-name="Table1467">
        <table:table-columns>
          <table:table-column table:style-name="TableColumn1468"/>
          <table:table-column table:style-name="TableColumn1469"/>
        </table:table-columns>
        <table:table-row table:style-name="TableRow1470">
          <table:table-cell table:style-name="TableCell1471">
            <text:p text:style-name="P1472">INPUT</text:p>
          </table:table-cell>
          <table:table-cell table:style-name="TableCell1473">
            <text:p text:style-name="P1474">OUTPUT</text:p>
          </table:table-cell>
        </table:table-row>
        <table:table-row table:style-name="TableRow1475">
          <table:table-cell table:style-name="TableCell1476">
            <text:p text:style-name="P1477">[{ <text:s text:c="2"/>'Apartament':1,'Suma':120,'Tip':"Apa",’Data’:1}, { <text:s text:c="2"/>'Apartament':2,'Suma':50,'Tip':"Gaz",’Data’:2}, { <text:s text:c="2"/>'Apartament':3,'Suma':70,'Tip':"Apa",’Data’:3}, { <text:s text:c="2"/>'Apartament':4,'Suma':60,'Tip':"Apa",’Data’:4}, { <text:s text:c="2"/>'Apartament':5,'Suma':60,'Tip':"Apa",’Data’:5}],”Apa”</text:p>
          </table:table-cell>
          <table:table-cell table:style-name="TableCell1478">
            <text:p text:style-name="P1479">[{ <text:s text:c="2"/>'Apartament':1,'Suma':120,<text:s/>’Data’:1}, <text:s/>{ <text:s text:c="2"/>'Apartament':3,'Suma':70, ’Data’:3}, { <text:s text:c="2"/>'Apartament':4,'Suma':60, ’Data’:4}, { <text:s text:c="2"/>'Apartament':5,'Suma':60, ’Data’:5}]</text:p>
          </table:table-cell>
        </table:table-row>
        <table:table-row table:style-name="TableRow1480">
          <table:table-cell table:style-name="TableCell1481">
            <text:p text:style-name="P1482">[{ <text:s text:c="2"/>'Apartament':1,'Suma':120,'Tip':"Apa",’Data’:1}, { <text:s text:c="2"/>'Apartament':2,'Suma':50,'Tip':"Gaz",’Data’:2}, { <text:s text:c="2"/>'Apartament':3,'Suma':70,'Tip':"Apa",’Data’:3}, { <text:s text:c="2"/>'Apartament':4,'Suma':60,'Tip':"Apa",’Data’:4}, { <text:s text:c="2"/>'Apartament':5,'Suma':60,'Tip':"Apa",’Data’:5}],”Altele”</text:p>
          </table:table-cell>
          <table:table-cell table:style-name="TableCell1483">
            <text:p text:style-name="P1484">[]</text:p>
          </table:table-cell>
        </table:table-row>
        <table:table-row table:style-name="TableRow1485">
          <table:table-cell table:style-name="TableCell1486">
            <text:p text:style-name="P1487">[{ <text:s text:c="2"/>'Apartament':1,'Suma':120,'Tip':"Apa",’Data’:1},<text:bookmark-start text:name="_Hlk149928918"/><text:s/>{ <text:s text:c="2"/>'Apartament':2,'Suma':50,'Tip':"Gaz",’Data’:2},<text:s/><text:bookmark-end text:name="_Hlk149928918"/>{ <text:s text:c="2"/>'Apartament':3,'Suma':70,'Tip':"Apa",’Data’:3}, { <text:s text:c="2"/>'Apartament':4,'Suma':60,'Tip':"Apa",’Data’:4}, { <text:s text:c="2"/>'Apartament':5,'Suma':60,'Tip':"Apa",’Data’:5}],”Gaz”</text:p>
          </table:table-cell>
          <table:table-cell table:style-name="TableCell1488">
            <text:p text:style-name="P1489">[{ <text:s text:c="2"/>'Apartament':2,'Suma':50,'Tip':"Gaz",’Data’:2},]</text:p>
          </table:table-cell>
        </table:table-row>
      </table:table>
      <text:p text:style-name="P1490"/>
      <text:p text:style-name="P1491">RAPORT 3</text:p>
      <table:table table:style-name="Table1492">
        <table:table-columns>
          <table:table-column table:style-name="TableColumn1493"/>
          <table:table-column table:style-name="TableColumn1494"/>
        </table:table-columns>
        <table:table-row table:style-name="TableRow1495">
          <table:table-cell table:style-name="TableCell1496">
            <text:p text:style-name="P1497">INPUT</text:p>
          </table:table-cell>
          <table:table-cell table:style-name="TableCell1498">
            <text:p text:style-name="P1499">OUTPUT</text:p>
          </table:table-cell>
        </table:table-row>
        <text:soft-page-break/>
        <table:table-row table:style-name="TableRow1500">
          <table:table-cell table:style-name="TableCell1501">
            <text:p text:style-name="P1502">[{ <text:s text:c="2"/>'Apartament':1,'Suma':120,'Tip':"Apa",’Data’:1}, { <text:s text:c="2"/>'Apartament':1,'Suma':50,'Tip':"Gaz",’Data’:1}, { <text:s text:c="2"/>'Apartament':3,'Suma':70,'Tip':"Apa",’Data’:3}, { <text:s text:c="2"/>'Apartament':4,'Suma':60,'Tip':"Apa",’Data’:4}, { <text:s text:c="2"/>'Apartament':5,'Suma':60,'Tip':"Apa",’Data’:5}],1</text:p>
          </table:table-cell>
          <table:table-cell table:style-name="TableCell1503">
            <text:p text:style-name="P1504">70</text:p>
          </table:table-cell>
        </table:table-row>
        <table:table-row table:style-name="TableRow1505">
          <table:table-cell table:style-name="TableCell1506">
            <text:p text:style-name="P1507">[{ <text:s text:c="2"/>'Apartament':1,'Suma':120,'Tip':"Apa",’Data’:1}, { <text:s text:c="2"/>'Apartament':1,'Suma':50,'Tip':"Gaz",’Data’:1}, { <text:s text:c="2"/>'Apartament':3,'Suma':70,'Tip':"Apa",’Data’:3}, { <text:s text:c="2"/>'Apartament':4,'Suma':60,'Tip':"Apa",’Data’:4}, { <text:s text:c="2"/>'Apartament':5,'Suma':60,'Tip':"Apa",’Data’:5}],6</text:p>
          </table:table-cell>
          <table:table-cell table:style-name="TableCell1508">
            <text:p text:style-name="P1509">0</text:p>
          </table:table-cell>
        </table:table-row>
        <table:table-row table:style-name="TableRow1510">
          <table:table-cell table:style-name="TableCell1511">
            <text:p text:style-name="P1512">[{ <text:s text:c="2"/>'Apartament':1,'Suma':120,'Tip':"Apa",’Data’:1}, { <text:s text:c="2"/>'Apartament':1,'Suma':50,'Tip':"Gaz",’Data’:1}, { <text:s text:c="2"/>'Apartament':3,'Suma':70,'Tip':"Apa"’Data’:3}, { <text:s text:c="2"/>'Apartament':4,'Suma':60,'Tip':"Apa",’Data’:4}, { <text:s text:c="2"/>'Apartament':5,'Suma':60,'Tip':"Apa",’Data’:5}],3</text:p>
          </table:table-cell>
          <table:table-cell table:style-name="TableCell1513">
            <text:p text:style-name="P1514">70</text:p>
          </table:table-cell>
        </table:table-row>
      </table:table>
      <text:p text:style-name="P1515"/>
      <text:p text:style-name="P1516">ELIMINARE 1</text:p>
      <table:table table:style-name="Table1517">
        <table:table-columns>
          <table:table-column table:style-name="TableColumn1518"/>
          <table:table-column table:style-name="TableColumn1519"/>
        </table:table-columns>
        <table:table-row table:style-name="TableRow1520">
          <table:table-cell table:style-name="TableCell1521">
            <text:p text:style-name="P1522">INPUT</text:p>
          </table:table-cell>
          <table:table-cell table:style-name="TableCell1523">
            <text:p text:style-name="P1524">OUTPUT</text:p>
          </table:table-cell>
        </table:table-row>
        <table:table-row table:style-name="TableRow1525">
          <table:table-cell table:style-name="TableCell1526">
            <text:p text:style-name="P1527">[{'Apartament': 1, 'Suma': 10, 'Tip': "Apa",’Data’:1}, {'Apartament': 2, 'Suma': 11, 'Tip': "Gaz",’Data’:2}, {'Apartament': 3, 'Suma': 12,<text:s/>'Tip': "Canal",’Data’:3}, {'Apartament': 4, 'Suma': 13, 'Tip': "Incalzire",’Data’:4}, {'Apartament': 5, 'Suma': 14, 'Tip': "Apa",’Data’:5}] , "Apa"</text:p>
          </table:table-cell>
          <table:table-cell table:style-name="TableCell1528">
            <text:p text:style-name="P1529">[{'Apartament': 2, 'Suma': 11, 'Tip': "Gaz",’Data’:2}, {'Apartament': 3, 'Suma': 12, 'Tip': "Canal",’Data’:3}, {'Apartament': 4, 'Suma': 13, 'Tip': "Incalzire",’Data’:4}]</text:p>
          </table:table-cell>
        </table:table-row>
        <table:table-row table:style-name="TableRow1530">
          <table:table-cell table:style-name="TableCell1531">
            <text:p text:style-name="P1532">[{'Apartament': 1, 'Suma': 10, 'Tip': "Apa",’Data’:1}, {'Apartament': 2, 'Suma': 11, 'Tip': "Gaz",’Data’:2}, {'Apartament': 3, 'Suma': 12, 'Tip': "Canal",’Data’:3}, {'Apartament': 4, 'Suma': 13, 'Tip': "Incalzire",’Data’:4}, {'Apartament': 5, 'Suma': 14, 'Tip': "Apa",’Data’:5}] , "Altele"</text:p>
          </table:table-cell>
          <table:table-cell table:style-name="TableCell1533">
            <text:p text:style-name="P1534">[{'Apartament': 1, 'Suma': 10, 'Tip': "Apa",’Data’:1}, {'Apartament': 2, 'Suma': 11, 'Tip': "Gaz",’Data’:2}, {'Apartament': 3, 'Suma': 12, 'Tip': "Canal",’Data’:3}, {'Apartament': 4, 'Suma': 13, 'Tip': "Incalzire",’Data’:4}, {'Apartament': 5, 'Suma': 14, 'Tip': "Apa",’Data’:5}]</text:p>
          </table:table-cell>
        </table:table-row>
        <table:table-row table:style-name="TableRow1535">
          <table:table-cell table:style-name="TableCell1536">
            <text:p text:style-name="P1537">[ <text:s/>{ <text:s text:c="2"/>'Apartament':1,'Suma':120,'Tip':"Apa",’Data’:1}, { <text:s text:c="2"/>'Apartament':2,'Suma':50,'Tip':"Gaz",’Data’:2}, { <text:s text:c="2"/>'Apartament':3,'Suma':70,'Tip':"Apa",’Data’:3}, { <text:s text:c="2"/>'Apartament':4,'Suma':60,'Tip':"Apa",’Data’:4}, { <text:s text:c="2"/>'Apartament':5,'Suma':60,'Tip':"Apa",’Data’:5}] ,"Apa"</text:p>
          </table:table-cell>
          <table:table-cell table:style-name="TableCell1538">
            <text:p text:style-name="P1539">[<text:s/>{ <text:s text:c="2"/>'Apartament':2,'Suma':50,'Tip':"Gaz",’Data’:2}]</text:p>
          </table:table-cell>
        </table:table-row>
      </table:table>
      <text:soft-page-break/>
      <text:p text:style-name="P1540">ELIMINARE 2</text:p>
      <table:table table:style-name="Table1541">
        <table:table-columns>
          <table:table-column table:style-name="TableColumn1542"/>
          <table:table-column table:style-name="TableColumn1543"/>
        </table:table-columns>
        <table:table-row table:style-name="TableRow1544">
          <table:table-cell table:style-name="TableCell1545">
            <text:p text:style-name="P1546">INPUT</text:p>
          </table:table-cell>
          <table:table-cell table:style-name="TableCell1547">
            <text:p text:style-name="P1548">OUTPUT</text:p>
          </table:table-cell>
        </table:table-row>
        <table:table-row table:style-name="TableRow1549">
          <table:table-cell table:style-name="TableCell1550">
            <text:p text:style-name="P1551">{'Apartament': 1, 'Suma': 10, 'Tip': "Apa",’Data’:1}, {'Apartament': 2, 'Suma': 11, 'Tip': "Gaz",’Data’:2}, {'Apartament': 3, 'Suma': 12, 'Tip': "Canal",’Data’:3}, {'Apartament': 4, 'Suma': 13, 'Tip': "Incalzire",’Data’:4}, {'Apartament': 5, 'Suma': 14, 'Tip': "Apa",’Data’:5}] ,10</text:p>
          </table:table-cell>
          <table:table-cell table:style-name="TableCell1552">
            <text:p text:style-name="P1553">{'Apartament': 1, 'Suma': 10, 'Tip': "Apa",’Data’:1}, {'Apartament': 2, 'Suma': 11, 'Tip': "Gaz",’Data’:2}, {'Apartament': 3, 'Suma': 12, 'Tip': "Canal",’Data’:3}, {'Apartament': 4, 'Suma': 13, 'Tip': "Incalzire",’Data’:4}, {'Apartament': 5, 'Suma': 14, 'Tip': "Apa",’Data’:5}]<text:s/></text:p>
          </table:table-cell>
        </table:table-row>
        <table:table-row table:style-name="TableRow1554">
          <table:table-cell table:style-name="TableCell1555">
            <text:p text:style-name="P1556">[{'Apartament': 1, 'Suma': 10, 'Tip': "Apa",’Data’:1}, {'Apartament': 2, 'Suma': 11, 'Tip': "Gaz",’Data’:2}, {'Apartament': 3, 'Suma': 12, 'Tip': "Canal",’Data’:3}, {'Apartament': 4, 'Suma': 13, 'Tip': "Incalzire",’Data’:4}, {'Apartament': 5, 'Suma': 14, 'Tip': "Apa",’Data’:5}] , 12</text:p>
          </table:table-cell>
          <table:table-cell table:style-name="TableCell1557">
            <text:p text:style-name="P1558">[{'Apartament': 3, 'Suma': 12, 'Tip': "Canal",’Data’:1}, {'Apartament': 4, 'Suma': 13, 'Tip': "Incalzire",’Data’:4},<text:s/>{'Apartament': 5, 'Suma': 14, 'Tip': "Apa",’Data’:5}]</text:p>
          </table:table-cell>
        </table:table-row>
        <table:table-row table:style-name="TableRow1559">
          <table:table-cell table:style-name="TableCell1560">
            <text:p text:style-name="P1561">[ <text:s/>{ <text:s text:c="2"/>'Apartament':1,'Suma':10,'Tip':"Apa",’Data’:1}, { <text:s text:c="2"/>'Apartament':2,'Suma':11,'Tip':"Gaz",’Data’:2}, { <text:s text:c="2"/>'Apartament':3,'Suma':12,'Tip':"Apa",’Data’:3}, { <text:s text:c="2"/>'Apartament':4,'Suma':13,'Tip':"Apa",’Data’:4}, { <text:s text:c="2"/>'Apartament':5,'Suma':14,'Tip':"Apa",’Data’:5}] ,20</text:p>
          </table:table-cell>
          <table:table-cell table:style-name="TableCell1562">
            <text:p text:style-name="P1563">[ ]<text:s/></text:p>
          </table:table-cell>
        </table:table-row>
      </table:table>
      <text:p text:style-name="P1564"/>
      <text:p text:style-name="P1565"/>
      <text:p text:style-name="P1566">STERGERE1</text:p>
      <table:table table:style-name="Table1567">
        <table:table-columns>
          <table:table-column table:style-name="TableColumn1568"/>
          <table:table-column table:style-name="TableColumn1569"/>
        </table:table-columns>
        <table:table-row table:style-name="TableRow1570">
          <table:table-cell table:style-name="TableCell1571">
            <text:p text:style-name="P1572">INPUT</text:p>
          </table:table-cell>
          <table:table-cell table:style-name="TableCell1573">
            <text:p text:style-name="P1574">OUTPUT</text:p>
          </table:table-cell>
        </table:table-row>
        <table:table-row table:style-name="TableRow1575">
          <table:table-cell table:style-name="TableCell1576">
            <text:p text:style-name="P1577">[{'Apartament': 1, 'Suma': 10, 'Tip': "Apa",’Data’:1}, {'Apartament': 2, 'Suma': 11, 'Tip': "Gaz",’Data’:2}, {'Apartament': 3, 'Suma': 12, 'Tip': "Canal",’Data’:3}, {'Apartament': 4, 'Suma': 13, 'Tip': "Incalzire",’Data’:4},<text:s/>{'Apartament': 5, 'Suma': 14, 'Tip': "Apa",’Data’:5}] , 1</text:p>
          </table:table-cell>
          <table:table-cell table:style-name="TableCell1578">
            <text:p text:style-name="P1579">[{'Apartament': 2, 'Suma': 11, 'Tip': "Gaz",’Data’:2}, {'Apartament': 3, 'Suma': 12, 'Tip': "Canal",’Data’:3}, {'Apartament': 4, 'Suma': 13, 'Tip': "Incalzire",’Data’:4}, {'Apartament': 5, 'Suma': 14, 'Tip': "Apa",’Data’:5}]</text:p>
          </table:table-cell>
        </table:table-row>
        <table:table-row table:style-name="TableRow1580">
          <table:table-cell table:style-name="TableCell1581">
            <text:p text:style-name="P1582">[{'Apartament': 1, 'Suma': 10, 'Tip': "Apa",’Data’:1}, {'Apartament': 2, 'Suma': 11, 'Tip': "Gaz",’Data’:2}, {'Apartament': 3, 'Suma': 12, 'Tip': "Canal",’Data’:3}, {'Apartament': 4, 'Suma': 13, 'Tip': "Incalzire",’Data’:4}, {'Apartament': 5, 'Suma': 14, 'Tip': "Apa",’Data’:5}] , 0</text:p>
          </table:table-cell>
          <table:table-cell table:style-name="TableCell1583">
            <text:p text:style-name="P1584">[{'Apartament': 2, 'Suma': 11, 'Tip': "Gaz",’Data’:2}, {'Apartament': 3, 'Suma': 12, 'Tip': "Canal, ’Data’:3"}, {'Apartament': 4, 'Suma': 13, 'Tip': "Incalzire",’Data’:4}, {'Apartament': 5, 'Suma': 14, 'Tip': "Apa",’Data’:5}]</text:p>
          </table:table-cell>
        </table:table-row>
        <text:soft-page-break/>
        <table:table-row table:style-name="TableRow1585">
          <table:table-cell table:style-name="TableCell1586">
            <text:p text:style-name="P1587">[{'Apartament': 1, 'Suma': 10, 'Tip': "Apa",’Data’:1}, {'Apartament': 2, 'Suma': 11, 'Tip': "Gaz",’Data’:2},<text:s/>{'Apartament': 3, 'Suma': 12, 'Tip': "Canal",’Data’:3}, {'Apartament': 4, 'Suma': 13, 'Tip': "Incalzire",’Data’:4}, {'Apartament': 5, 'Suma': 14, 'Tip': "Apa",’Data’:5}] , 5</text:p>
          </table:table-cell>
          <table:table-cell table:style-name="TableCell1588">
            <text:p text:style-name="P1589">[[{'Apartament': 2, 'Suma': 11, 'Tip': "Gaz",’Data’:2}, {'Apartament': 3, 'Suma': 12, 'Tip': "Canal",’Data’:3}, {'Apartament': 4, 'Suma': 13, 'Tip': "Incalzire",’Data’:4}]</text:p>
          </table:table-cell>
        </table:table-row>
      </table:table>
      <text:p text:style-name="P1590"/>
      <text:p text:style-name="P1591">STERGERE2</text:p>
      <table:table table:style-name="Table1592">
        <table:table-columns>
          <table:table-column table:style-name="TableColumn1593"/>
          <table:table-column table:style-name="TableColumn1594"/>
        </table:table-columns>
        <table:table-row table:style-name="TableRow1595">
          <table:table-cell table:style-name="TableCell1596">
            <text:p text:style-name="P1597">INPUT</text:p>
          </table:table-cell>
          <table:table-cell table:style-name="TableCell1598">
            <text:p text:style-name="P1599">OUTPUT</text:p>
          </table:table-cell>
        </table:table-row>
        <table:table-row table:style-name="TableRow1600">
          <table:table-cell table:style-name="TableCell1601">
            <text:p text:style-name="P1602">[{'Apartament': 1, 'Suma': 10, 'Tip': "Apa",’Data’:1}, {'Apartament': 2, 'Suma': 11, 'Tip': "Gaz",’Data’:2}, {'Apartament': 3, 'Suma': 12, 'Tip': "Canal",’Data’:3}, {'Apartament': 4, 'Suma': 13, 'Tip': "Incalzire",’Data’:4}, {'Apartament': 5, 'Suma': 14, 'Tip': "Apa",’Data’:5}] , 1,2</text:p>
          </table:table-cell>
          <table:table-cell table:style-name="TableCell1603">
            <text:p text:style-name="P1604">[{'Apartament': 3, 'Suma': 12, 'Tip': "Canal",’Data’:3}, {'Apartament': 4, 'Suma': 13, 'Tip': "Incalzire",’Data’:4}, {'Apartament': 5, 'Suma': 14, 'Tip': "Apa",’Data’:5}]</text:p>
          </table:table-cell>
        </table:table-row>
        <table:table-row table:style-name="TableRow1605">
          <table:table-cell table:style-name="TableCell1606">
            <text:p text:style-name="P1607">[{'Apartament': 3, 'Suma': 12, 'Tip': "Canal"’Data’:3},<text:s/>{'Apartament': 4, 'Suma': 13, 'Tip': "Incalzire",’Data’:4}, {'Apartament': 5, 'Suma': 14, 'Tip': "Apa",’Data’:5}] , 1,6</text:p>
          </table:table-cell>
          <table:table-cell table:style-name="TableCell1608">
            <text:p text:style-name="P1609">[]</text:p>
          </table:table-cell>
        </table:table-row>
        <table:table-row table:style-name="TableRow1610">
          <table:table-cell table:style-name="TableCell1611">
            <text:p text:style-name="P1612"><text:span text:style-name="T1613">[{'Apartament': 1, 'Suma': 10, 'Tip': "Apa"</text:span><text:span text:style-name="T1614">,’Data’:1</text:span><text:span text:style-name="T1615">}, {'Apartament': 2, 'Suma': 11, 'Tip': "Gaz"</text:span><text:span text:style-name="T1616">,’Data’:2</text:span><text:span text:style-name="T1617">}, {'Apartament': 3, 'Suma': 12, 'Tip': "Canal"</text:span><text:span text:style-name="T1618">,’Data’:3</text:span><text:span text:style-name="T1619">}, {'Apartament': 4, 'Suma': 13, 'Tip': "Incalzire"</text:span><text:span text:style-name="T1620">,’Data’:4</text:span><text:span text:style-name="T1621">}, {'Apartament': 5, 'Suma': 14, 'Tip': "Apa"</text:span><text:span text:style-name="T1622">,’Data’:5</text:span><text:span text:style-name="T1623">}] , 7,10</text:span></text:p>
          </table:table-cell>
          <table:table-cell table:style-name="TableCell1624">
            <text:p text:style-name="P1625">[{'Apartament': 1, 'Suma': 10, 'Tip': "Apa",’Data’:1}, {'Apartament': 2, 'Suma': 11, 'Tip': "Gaz",’Data’:2}, {'Apartament': 3, 'Suma': 12, 'Tip': "Canal",’Data’:3}, {'Apartament': 4, 'Suma': 13, 'Tip': "Incalzire",’Data’:4}, {'Apartament': 5, 'Suma': 14, 'Tip': "Apa",’Data’:5}]</text:p>
          </table:table-cell>
        </table:table-row>
      </table:table>
      <text:p text:style-name="P1626"/>
      <text:p text:style-name="P1627">STERGERE3</text:p>
      <table:table table:style-name="Table1628">
        <table:table-columns>
          <table:table-column table:style-name="TableColumn1629"/>
          <table:table-column table:style-name="TableColumn1630"/>
        </table:table-columns>
        <table:table-row table:style-name="TableRow1631">
          <table:table-cell table:style-name="TableCell1632">
            <text:p text:style-name="P1633">INPUT</text:p>
          </table:table-cell>
          <table:table-cell table:style-name="TableCell1634">
            <text:p text:style-name="P1635">OUTPUT</text:p>
          </table:table-cell>
        </table:table-row>
        <table:table-row table:style-name="TableRow1636">
          <table:table-cell table:style-name="TableCell1637">
            <text:p text:style-name="P1638">[{'Apartament': 1, 'Suma': 10, 'Tip': "Apa",’Data’:1}, {'Apartament': 2, 'Suma': 11, 'Tip': "Gaz",’Data’:2}, {'Apartament': 3, 'Suma': 12, 'Tip': "Canal",’Data’:3},<text:s/>{'Apartament': 4, 'Suma': 13, 'Tip': "Incalzire",’Data’:4}, {'Apartament': 5, 'Suma': 14, 'Tip': "Apa",’Data’:5}],”Apa”</text:p>
          </table:table-cell>
          <table:table-cell table:style-name="TableCell1639">
            <text:p text:style-name="P1640">[{'Apartament': 2, 'Suma': 11, 'Tip': "Gaz",’Data’:2}, {'Apartament': 3, 'Suma': 12, 'Tip': "Canal",’Data’:3}, {'Apartament': 4, 'Suma': 13, 'Tip': "Incalzire",’Data’:4}]</text:p>
          </table:table-cell>
        </table:table-row>
        <table:table-row table:style-name="TableRow1641">
          <table:table-cell table:style-name="TableCell1642">
            <text:p text:style-name="P1643">[{'Apartament': 1, 'Suma': 10, 'Tip': "Apa",’Data’:1}, {'Apartament': 2, 'Suma': 11, 'Tip': "Gaz",’Data’:2}, {'Apartament': 3, 'Suma': 12, 'Tip': "Canal",’Data’:3}, {'Apartament': 4, 'Suma': 13, 'Tip': "Incalzire",’Data’:4}, {'Apartament': 5, 'Suma': 14, 'Tip': "Apa",’Data’:5}],”Altele”</text:p>
          </table:table-cell>
          <table:table-cell table:style-name="TableCell1644">
            <text:p text:style-name="P1645">[{'Apartament': 1, 'Suma': 10, 'Tip': "Apa",’Data’:1}, {'Apartament': 2, 'Suma': 11, 'Tip': "Gaz",’Data’:2}, {'Apartament': 3, 'Suma': 12, 'Tip': "Canal",’Data’:3}, {'Apartament': 4, 'Suma': 13, 'Tip': "Incalzire"’Data’:4}, {'Apartament': 5, 'Suma': 14, 'Tip': "Apa",’Data’:5}]</text:p>
          </table:table-cell>
        </table:table-row>
        <text:soft-page-break/>
        <table:table-row table:style-name="TableRow1646">
          <table:table-cell table:style-name="TableCell1647">
            <text:p text:style-name="P1648">[{'Apartament': 2, 'Suma': 11, 'Tip':<text:s/>"Gaz",’Data’:1}, {'Apartament': 3, 'Suma': 12, 'Tip': "Canal",’Data’:3}, {'Apartament': 4, 'Suma': 13, 'Tip': "Incalzire",’Data’:4}],”Apa”</text:p>
          </table:table-cell>
          <table:table-cell table:style-name="TableCell1649">
            <text:p text:style-name="P1650">[{'Apartament': 2, 'Suma': 11, 'Tip': "Gaz",’Data’:2}, {'Apartament': 3, 'Suma': 12, 'Tip': "Canal"’Data’:3}, {'Apartament': 4, 'Suma': 13, 'Tip': "Incalzire",’Data’:4}],”</text:p>
          </table:table-cell>
        </table:table-row>
      </table:table>
      <text:p text:style-name="P1651"/>
      <text:p text:style-name="P1652">UNDO</text:p>
      <table:table table:style-name="Table1653">
        <table:table-columns>
          <table:table-column table:style-name="TableColumn1654"/>
          <table:table-column table:style-name="TableColumn1655"/>
        </table:table-columns>
        <table:table-row table:style-name="TableRow1656">
          <table:table-cell table:style-name="TableCell1657">
            <text:p text:style-name="P1658">INPUT</text:p>
          </table:table-cell>
          <table:table-cell table:style-name="TableCell1659">
            <text:p text:style-name="P1660">OUTPUT</text:p>
          </table:table-cell>
        </table:table-row>
        <table:table-row table:style-name="TableRow1661">
          <table:table-cell table:style-name="TableCell1662">
            <text:p text:style-name="P1663">[{'Apartament': 1, 'Suma': 10, 'Tip': "Apa",’Data’:1},</text:p>
            <text:p text:style-name="P1664"><text:s/>{'Apartament': 2, 'Suma': 11, 'Tip': "Gaz",’Data’:2},<text:s/></text:p>
            <text:p text:style-name="P1665">{'Apartament': 3, 'Suma': 12, 'Tip': "Canal",’Data’:3},<text:s/></text:p>
            <text:p text:style-name="P1666">{'Apartament': 4, 'Suma': 13, 'Tip': "Incalzire",’Data’:4},<text:s/></text:p>
            <text:p text:style-name="P1667">{'Apartament': 5, 'Suma': 14, 'Tip': "Apa",’Data’:5}]</text:p>
          </table:table-cell>
          <table:table-cell table:style-name="TableCell1668">
            <text:p text:style-name="P1669">[{'Apartament': 1, 'Suma': 10, 'Tip': "Apa",’Data’:1},</text:p>
            <text:p text:style-name="P1670"><text:s/>{'Apartament': 2, 'Suma': 11, 'Tip': "Gaz",’Data’:2},<text:s/></text:p>
            <text:p text:style-name="P1671">{'Apartament': 3, 'Suma': 12, 'Tip': "Canal",’Data’:3},<text:s/></text:p>
            <text:p text:style-name="P1672">{'Apartament': 4, 'Suma': 13, 'Tip': "Incalzire",’Data’:4}]</text:p>
          </table:table-cell>
        </table:table-row>
        <table:table-row table:style-name="TableRow1673">
          <table:table-cell table:style-name="TableCell1674">
            <text:p text:style-name="P1675">[{'Apartament': 1, 'Suma': 10, 'Tip': "Apa",’Data’:1}]</text:p>
          </table:table-cell>
          <table:table-cell table:style-name="TableCell1676">
            <text:p text:style-name="P1677">[]</text:p>
          </table:table-cell>
        </table:table-row>
        <table:table-row table:style-name="TableRow1678">
          <table:table-cell table:style-name="TableCell1679">
            <text:p text:style-name="P1680">[{'Apartament': 2, 'Suma': 11, 'Tip': "Gaz",’Data’:1}, {'Apartament': 3, 'Suma': 12, 'Tip': "Canal",’Data’:3}, {'Apartament': 4, 'Suma': 13, 'Tip': "Incalzire",’Data’:4}]</text:p>
          </table:table-cell>
          <table:table-cell table:style-name="TableCell1681">
            <text:p text:style-name="P1682">[{'Apartament': 2, 'Suma': 11, 'Tip': "Gaz",’Data’:2}, {'Apartament': 3, 'Suma': 12, 'Tip': "Canal"’Data’:3}]</text:p>
          </table:table-cell>
        </table:table-row>
      </table:table>
      <text:p text:style-name="P16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Fărăspaiere" style:display-name="Fără spațiere" style:family="paragraph">
      <style:paragraph-properties fo:margin-bottom="0in" fo:line-height="100%"/>
      <style:text-properties style:font-name="Courier New" fo:font-weight="bold" style:font-weight-asian="bold" style:letter-kerning="false" fo:language="en" fo:country="US" fo:hyphenate="false"/>
    </style:style>
    <style:style style:name="Listăparagraf" style:display-name="Listă paragraf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Times New Roman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7083in" text:min-label-width="0.25in" text:list-level-position-and-space-mode="label-alignment">
          <style:list-level-label-alignment text:label-followed-by="listtab" fo:margin-left="0.9583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2083in" text:min-label-width="0.25in" text:list-level-position-and-space-mode="label-alignment">
          <style:list-level-label-alignment text:label-followed-by="listtab" fo:margin-left="1.458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083in" text:min-label-width="0.25in" text:list-level-position-and-space-mode="label-alignment">
          <style:list-level-label-alignment text:label-followed-by="listtab" fo:margin-left="1.958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083in" text:min-label-width="0.25in" text:list-level-position-and-space-mode="label-alignment">
          <style:list-level-label-alignment text:label-followed-by="listtab" fo:margin-left="2.458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083in" text:min-label-width="0.25in" text:list-level-position-and-space-mode="label-alignment">
          <style:list-level-label-alignment text:label-followed-by="listtab" fo:margin-left="2.958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083in" text:min-label-width="0.25in" text:list-level-position-and-space-mode="label-alignment">
          <style:list-level-label-alignment text:label-followed-by="listtab" fo:margin-left="3.458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083in" text:min-label-width="0.25in" text:list-level-position-and-space-mode="label-alignment">
          <style:list-level-label-alignment text:label-followed-by="listtab" fo:margin-left="3.958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083in" text:min-label-width="0.25in" text:list-level-position-and-space-mode="label-alignment">
          <style:list-level-label-alignment text:label-followed-by="listtab" fo:margin-left="4.458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083in" text:min-label-width="0.25in" text:list-level-position-and-space-mode="label-alignment">
          <style:list-level-label-alignment text:label-followed-by="listtab" fo:margin-left="4.958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ca Magui</meta:initial-creator>
    <dc:creator>Anca Magui</dc:creator>
    <meta:creation-date>2023-10-25T09:03:00Z</meta:creation-date>
    <dc:date>2023-11-09T21:07:00Z</dc:date>
    <meta:template xlink:href="Normal.dotm" xlink:type="simple"/>
    <meta:editing-cycles>6</meta:editing-cycles>
    <meta:editing-duration>PT214200S</meta:editing-duration>
    <meta:document-statistic meta:page-count="20" meta:paragraph-count="62" meta:word-count="4634" meta:character-count="31451" meta:row-count="223" meta:non-whitespace-character-count="26879"/>
  </office:meta>
</office:document-meta>
</file>